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453.51pt" svg:height="255.09pt" svg:x="30.16pt" svg:y="51.02pt">
            <draw:object draw:notify-on-update-of-ranges="source_1.D1:source_1.D1 source_1.D2:source_1.D251 source_1.E1:source_1.E1 source_1.E2:source_1.E2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7.24pt" svg:y="316.06pt">
            <draw:object draw:notify-on-update-of-ranges="source_1.H1:source_1.H1 source_1.H2:source_1.H251 source_1.I1:source_1.I1 source_1.I2:source_1.I2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2890.12315" calcext:value-type="float">
            <text:p>1443132890.12315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2890.32262" calcext:value-type="float">
            <text:p>1443132890.32262</text:p>
          </table:table-cell>
          <table:table-cell table:formula="of:=[.G2]-[.$B$2]" office:value-type="float" office:value="0.199472904205322" calcext:value-type="float">
            <text:p>0.1994729042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9472904205322" calcext:value-type="float">
            <text:p>0.1994729042</text:p>
          </table:table-cell>
          <table:table-cell table:formula="of:=MAX([.J2:.J2001])" office:value-type="float" office:value="3.22344160079956" calcext:value-type="float">
            <text:p>3.2234416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2900.103" calcext:value-type="float">
            <text:p>1443132900.103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9.97985649108887" calcext:value-type="float">
            <text:p>9.9798564911</text:p>
          </table:table-cell>
          <table:table-cell table:formula="of:=[.C3]/([.D3]-[.D2])" office:value-type="float" office:value="824.059945886327" calcext:value-type="float">
            <text:p>824.0599458863</text:p>
          </table:table-cell>
          <table:table-cell/>
          <table:table-cell office:value-type="float" office:value="1443132900.402" calcext:value-type="float">
            <text:p>1443132900.402</text:p>
          </table:table-cell>
          <table:table-cell table:formula="of:=[.G3]-[.$B$2]" office:value-type="float" office:value="10.2788488864899" calcext:value-type="float">
            <text:p>10.2788488865</text:p>
          </table:table-cell>
          <table:table-cell table:formula="of:=[.C3]/([.H3]-[.H2])" office:value-type="float" office:value="815.923526858652" calcext:value-type="float">
            <text:p>815.9235268587</text:p>
          </table:table-cell>
          <table:table-cell table:formula="of:=[.G3]-[.$B3]" office:value-type="float" office:value="0.298992395401001" calcext:value-type="float">
            <text:p>0.29899239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2900.20595" calcext:value-type="float">
            <text:p>1443132900.20595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10.0828039646149" calcext:value-type="float">
            <text:p>10.0828039646</text:p>
          </table:table-cell>
          <table:table-cell table:formula="of:=[.C4]/([.D4]-[.D3])" office:value-type="float" office:value="79885.399012953" calcext:value-type="float">
            <text:p>79885.399012953</text:p>
          </table:table-cell>
          <table:table-cell/>
          <table:table-cell office:value-type="float" office:value="1443132900.50493" calcext:value-type="float">
            <text:p>1443132900.50493</text:p>
          </table:table-cell>
          <table:table-cell table:formula="of:=[.G4]-[.$B$2]" office:value-type="float" office:value="10.3817818164825" calcext:value-type="float">
            <text:p>10.3817818165</text:p>
          </table:table-cell>
          <table:table-cell table:formula="of:=[.C4]/([.H4]-[.H3])" office:value-type="float" office:value="79896.686129358" calcext:value-type="float">
            <text:p>79896.686129358</text:p>
          </table:table-cell>
          <table:table-cell table:formula="of:=[.G4]-[.$B4]" office:value-type="float" office:value="0.298977851867676" calcext:value-type="float">
            <text:p>0.29897785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2900.30889" calcext:value-type="float">
            <text:p>1443132900.30889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10.1857440471649" calcext:value-type="float">
            <text:p>10.1857440472</text:p>
          </table:table-cell>
          <table:table-cell table:formula="of:=[.C5]/([.D5]-[.D4])" office:value-type="float" office:value="79891.1346899449" calcext:value-type="float">
            <text:p>79891.1346899449</text:p>
          </table:table-cell>
          <table:table-cell/>
          <table:table-cell office:value-type="float" office:value="1443132900.60794" calcext:value-type="float">
            <text:p>1443132900.60794</text:p>
          </table:table-cell>
          <table:table-cell table:formula="of:=[.G5]-[.$B$2]" office:value-type="float" office:value="10.4847936630249" calcext:value-type="float">
            <text:p>10.484793663</text:p>
          </table:table-cell>
          <table:table-cell table:formula="of:=[.C5]/([.H5]-[.H4])" office:value-type="float" office:value="79835.4779187295" calcext:value-type="float">
            <text:p>79835.4779187295</text:p>
          </table:table-cell>
          <table:table-cell table:formula="of:=[.G5]-[.$B5]" office:value-type="float" office:value="0.299049615859985" calcext:value-type="float">
            <text:p>0.29904961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2900.41185" calcext:value-type="float">
            <text:p>1443132900.41185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10.2887001037598" calcext:value-type="float">
            <text:p>10.2887001038</text:p>
          </table:table-cell>
          <table:table-cell table:formula="of:=[.C6]/([.D6]-[.D5])" office:value-type="float" office:value="79878.7392602164" calcext:value-type="float">
            <text:p>79878.7392602164</text:p>
          </table:table-cell>
          <table:table-cell/>
          <table:table-cell office:value-type="float" office:value="1443132900.71086" calcext:value-type="float">
            <text:p>1443132900.71086</text:p>
          </table:table-cell>
          <table:table-cell table:formula="of:=[.G6]-[.$B$2]" office:value-type="float" office:value="10.5877118110657" calcext:value-type="float">
            <text:p>10.5877118111</text:p>
          </table:table-cell>
          <table:table-cell table:formula="of:=[.C6]/([.H6]-[.H5])" office:value-type="float" office:value="79908.1615493317" calcext:value-type="float">
            <text:p>79908.1615493317</text:p>
          </table:table-cell>
          <table:table-cell table:formula="of:=[.G6]-[.$B6]" office:value-type="float" office:value="0.299011707305908" calcext:value-type="float">
            <text:p>0.29901170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2900.51479" calcext:value-type="float">
            <text:p>1443132900.51479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10.3916420936584" calcext:value-type="float">
            <text:p>10.3916420937</text:p>
          </table:table-cell>
          <table:table-cell table:formula="of:=[.C7]/([.D7]-[.D6])" office:value-type="float" office:value="79889.6544363897" calcext:value-type="float">
            <text:p>79889.6544363897</text:p>
          </table:table-cell>
          <table:table-cell/>
          <table:table-cell office:value-type="float" office:value="1443132900.81389" calcext:value-type="float">
            <text:p>1443132900.81389</text:p>
          </table:table-cell>
          <table:table-cell table:formula="of:=[.G7]-[.$B$2]" office:value-type="float" office:value="10.6907458305359" calcext:value-type="float">
            <text:p>10.6907458305</text:p>
          </table:table-cell>
          <table:table-cell table:formula="of:=[.C7]/([.H7]-[.H6])" office:value-type="float" office:value="79818.2973185609" calcext:value-type="float">
            <text:p>79818.2973185609</text:p>
          </table:table-cell>
          <table:table-cell table:formula="of:=[.G7]-[.$B7]" office:value-type="float" office:value="0.299103736877441" calcext:value-type="float">
            <text:p>0.29910373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2900.61774" calcext:value-type="float">
            <text:p>1443132900.61774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10.4945902824402" calcext:value-type="float">
            <text:p>10.4945902824</text:p>
          </table:table-cell>
          <table:table-cell table:formula="of:=[.C8]/([.D8]-[.D7])" office:value-type="float" office:value="79884.843991144" calcext:value-type="float">
            <text:p>79884.843991144</text:p>
          </table:table-cell>
          <table:table-cell/>
          <table:table-cell office:value-type="float" office:value="1443132900.91675" calcext:value-type="float">
            <text:p>1443132900.91675</text:p>
          </table:table-cell>
          <table:table-cell table:formula="of:=[.G8]-[.$B$2]" office:value-type="float" office:value="10.7935993671417" calcext:value-type="float">
            <text:p>10.7935993671</text:p>
          </table:table-cell>
          <table:table-cell table:formula="of:=[.C8]/([.H8]-[.H7])" office:value-type="float" office:value="79958.3589577166" calcext:value-type="float">
            <text:p>79958.3589577166</text:p>
          </table:table-cell>
          <table:table-cell table:formula="of:=[.G8]-[.$B8]" office:value-type="float" office:value="0.299009084701538" calcext:value-type="float">
            <text:p>0.29900908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2900.72069" calcext:value-type="float">
            <text:p>1443132900.72069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10.5975453853607" calcext:value-type="float">
            <text:p>10.5975453854</text:p>
          </table:table-cell>
          <table:table-cell table:formula="of:=[.C9]/([.D9]-[.D8])" office:value-type="float" office:value="79879.4791779077" calcext:value-type="float">
            <text:p>79879.4791779077</text:p>
          </table:table-cell>
          <table:table-cell/>
          <table:table-cell office:value-type="float" office:value="1443132901.01962" calcext:value-type="float">
            <text:p>1443132901.01962</text:p>
          </table:table-cell>
          <table:table-cell table:formula="of:=[.G9]-[.$B$2]" office:value-type="float" office:value="10.8964695930481" calcext:value-type="float">
            <text:p>10.896469593</text:p>
          </table:table-cell>
          <table:table-cell table:formula="of:=[.C9]/([.H9]-[.H8])" office:value-type="float" office:value="79945.3867971975" calcext:value-type="float">
            <text:p>79945.3867971975</text:p>
          </table:table-cell>
          <table:table-cell table:formula="of:=[.G9]-[.$B9]" office:value-type="float" office:value="0.298924207687378" calcext:value-type="float">
            <text:p>0.298924207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2900.82363" calcext:value-type="float">
            <text:p>1443132900.82363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10.7004868984222" calcext:value-type="float">
            <text:p>10.7004868984</text:p>
          </table:table-cell>
          <table:table-cell table:formula="of:=[.C10]/([.D10]-[.D9])" office:value-type="float" office:value="79890.024494636" calcext:value-type="float">
            <text:p>79890.024494636</text:p>
          </table:table-cell>
          <table:table-cell/>
          <table:table-cell office:value-type="float" office:value="1443132901.12269" calcext:value-type="float">
            <text:p>1443132901.12269</text:p>
          </table:table-cell>
          <table:table-cell table:formula="of:=[.G10]-[.$B$2]" office:value-type="float" office:value="10.9995446205139" calcext:value-type="float">
            <text:p>10.9995446205</text:p>
          </table:table-cell>
          <table:table-cell table:formula="of:=[.C10]/([.H10]-[.H9])" office:value-type="float" office:value="79786.5419218741" calcext:value-type="float">
            <text:p>79786.5419218741</text:p>
          </table:table-cell>
          <table:table-cell table:formula="of:=[.G10]-[.$B10]" office:value-type="float" office:value="0.299057722091675" calcext:value-type="float">
            <text:p>0.29905772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2900.92658" calcext:value-type="float">
            <text:p>1443132900.92658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10.8034336566925" calcext:value-type="float">
            <text:p>10.8034336567</text:p>
          </table:table-cell>
          <table:table-cell table:formula="of:=[.C11]/([.D11]-[.D10])" office:value-type="float" office:value="79885.9540424744" calcext:value-type="float">
            <text:p>79885.9540424744</text:p>
          </table:table-cell>
          <table:table-cell/>
          <table:table-cell office:value-type="float" office:value="1443132901.22386" calcext:value-type="float">
            <text:p>1443132901.22386</text:p>
          </table:table-cell>
          <table:table-cell table:formula="of:=[.G11]-[.$B$2]" office:value-type="float" office:value="11.1007132530212" calcext:value-type="float">
            <text:p>11.100713253</text:p>
          </table:table-cell>
          <table:table-cell table:formula="of:=[.C11]/([.H11]-[.H10])" office:value-type="float" office:value="81290.0184195394" calcext:value-type="float">
            <text:p>81290.0184195394</text:p>
          </table:table-cell>
          <table:table-cell table:formula="of:=[.G11]-[.$B11]" office:value-type="float" office:value="0.297279596328735" calcext:value-type="float">
            <text:p>0.29727959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2901.0278" calcext:value-type="float">
            <text:p>1443132901.0278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0.9046583175659" calcext:value-type="float">
            <text:p>10.9046583176</text:p>
          </table:table-cell>
          <table:table-cell table:formula="of:=[.C12]/([.D12]-[.D11])" office:value-type="float" office:value="81245.0239797252" calcext:value-type="float">
            <text:p>81245.0239797252</text:p>
          </table:table-cell>
          <table:table-cell/>
          <table:table-cell office:value-type="float" office:value="1443132901.3207" calcext:value-type="float">
            <text:p>1443132901.3207</text:p>
          </table:table-cell>
          <table:table-cell table:formula="of:=[.G12]-[.$B$2]" office:value-type="float" office:value="11.197557926178" calcext:value-type="float">
            <text:p>11.1975579262</text:p>
          </table:table-cell>
          <table:table-cell table:formula="of:=[.C12]/([.H12]-[.H11])" office:value-type="float" office:value="84919.4873804764" calcext:value-type="float">
            <text:p>84919.4873804764</text:p>
          </table:table-cell>
          <table:table-cell table:formula="of:=[.G12]-[.$B12]" office:value-type="float" office:value="0.292899608612061" calcext:value-type="float">
            <text:p>0.292899608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2901.12471" calcext:value-type="float">
            <text:p>1443132901.12471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1.0015630722046" calcext:value-type="float">
            <text:p>11.0015630722</text:p>
          </table:table-cell>
          <table:table-cell table:formula="of:=[.C13]/([.D13]-[.D12])" office:value-type="float" office:value="84866.8368302956" calcext:value-type="float">
            <text:p>84866.8368302956</text:p>
          </table:table-cell>
          <table:table-cell/>
          <table:table-cell office:value-type="float" office:value="1443132901.41756" calcext:value-type="float">
            <text:p>1443132901.41756</text:p>
          </table:table-cell>
          <table:table-cell table:formula="of:=[.G13]-[.$B$2]" office:value-type="float" office:value="11.2944095134735" calcext:value-type="float">
            <text:p>11.2944095135</text:p>
          </table:table-cell>
          <table:table-cell table:formula="of:=[.C13]/([.H13]-[.H12])" office:value-type="float" office:value="84913.4250624654" calcext:value-type="float">
            <text:p>84913.4250624654</text:p>
          </table:table-cell>
          <table:table-cell table:formula="of:=[.G13]-[.$B13]" office:value-type="float" office:value="0.292846441268921" calcext:value-type="float">
            <text:p>0.29284644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2901.22161" calcext:value-type="float">
            <text:p>1443132901.22161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1.0984601974487" calcext:value-type="float">
            <text:p>11.0984601974</text:p>
          </table:table-cell>
          <table:table-cell table:formula="of:=[.C14]/([.D14]-[.D13])" office:value-type="float" office:value="84873.5189953151" calcext:value-type="float">
            <text:p>84873.5189953151</text:p>
          </table:table-cell>
          <table:table-cell/>
          <table:table-cell office:value-type="float" office:value="1443132901.51442" calcext:value-type="float">
            <text:p>1443132901.51442</text:p>
          </table:table-cell>
          <table:table-cell table:formula="of:=[.G14]-[.$B$2]" office:value-type="float" office:value="11.3912754058838" calcext:value-type="float">
            <text:p>11.3912754059</text:p>
          </table:table-cell>
          <table:table-cell table:formula="of:=[.C14]/([.H14]-[.H13])" office:value-type="float" office:value="84900.8850831313" calcext:value-type="float">
            <text:p>84900.8850831313</text:p>
          </table:table-cell>
          <table:table-cell table:formula="of:=[.G14]-[.$B14]" office:value-type="float" office:value="0.292815208435059" calcext:value-type="float">
            <text:p>0.29281520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2901.31851" calcext:value-type="float">
            <text:p>1443132901.31851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1.1953611373901" calcext:value-type="float">
            <text:p>11.1953611374</text:p>
          </table:table-cell>
          <table:table-cell table:formula="of:=[.C15]/([.D15]-[.D14])" office:value-type="float" office:value="84870.1777812771" calcext:value-type="float">
            <text:p>84870.1777812771</text:p>
          </table:table-cell>
          <table:table-cell/>
          <table:table-cell office:value-type="float" office:value="1443132901.61146" calcext:value-type="float">
            <text:p>1443132901.61146</text:p>
          </table:table-cell>
          <table:table-cell table:formula="of:=[.G15]-[.$B$2]" office:value-type="float" office:value="11.4883162975311" calcext:value-type="float">
            <text:p>11.4883162975</text:p>
          </table:table-cell>
          <table:table-cell table:formula="of:=[.C15]/([.H15]-[.H14])" office:value-type="float" office:value="84747.7785951024" calcext:value-type="float">
            <text:p>84747.7785951024</text:p>
          </table:table-cell>
          <table:table-cell table:formula="of:=[.G15]-[.$B15]" office:value-type="float" office:value="0.292955160140991" calcext:value-type="float">
            <text:p>0.29295516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2901.41541" calcext:value-type="float">
            <text:p>1443132901.41541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1.2922668457031" calcext:value-type="float">
            <text:p>11.2922668457</text:p>
          </table:table-cell>
          <table:table-cell table:formula="of:=[.C16]/([.D16]-[.D15])" office:value-type="float" office:value="84866.0016336492" calcext:value-type="float">
            <text:p>84866.0016336492</text:p>
          </table:table-cell>
          <table:table-cell/>
          <table:table-cell office:value-type="float" office:value="1443132901.70844" calcext:value-type="float">
            <text:p>1443132901.70844</text:p>
          </table:table-cell>
          <table:table-cell table:formula="of:=[.G16]-[.$B$2]" office:value-type="float" office:value="11.5852890014648" calcext:value-type="float">
            <text:p>11.5852890015</text:p>
          </table:table-cell>
          <table:table-cell table:formula="of:=[.C16]/([.H16]-[.H15])" office:value-type="float" office:value="84807.3701814212" calcext:value-type="float">
            <text:p>84807.3701814212</text:p>
          </table:table-cell>
          <table:table-cell table:formula="of:=[.G16]-[.$B16]" office:value-type="float" office:value="0.293022155761719" calcext:value-type="float">
            <text:p>0.293022155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2901.5123" calcext:value-type="float">
            <text:p>1443132901.5123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1.3891494274139" calcext:value-type="float">
            <text:p>11.3891494274</text:p>
          </table:table-cell>
          <table:table-cell table:formula="of:=[.C17]/([.D17]-[.D16])" office:value-type="float" office:value="84886.2597876241" calcext:value-type="float">
            <text:p>84886.2597876241</text:p>
          </table:table-cell>
          <table:table-cell/>
          <table:table-cell office:value-type="float" office:value="1443132901.80528" calcext:value-type="float">
            <text:p>1443132901.80528</text:p>
          </table:table-cell>
          <table:table-cell table:formula="of:=[.G17]-[.$B$2]" office:value-type="float" office:value="11.6821320056915" calcext:value-type="float">
            <text:p>11.6821320057</text:p>
          </table:table-cell>
          <table:table-cell table:formula="of:=[.C17]/([.H17]-[.H16])" office:value-type="float" office:value="84920.950828309" calcext:value-type="float">
            <text:p>84920.950828309</text:p>
          </table:table-cell>
          <table:table-cell table:formula="of:=[.G17]-[.$B17]" office:value-type="float" office:value="0.292982578277588" calcext:value-type="float">
            <text:p>0.29298257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2901.60921" calcext:value-type="float">
            <text:p>1443132901.60921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1.4860637187958" calcext:value-type="float">
            <text:p>11.4860637188</text:p>
          </table:table-cell>
          <table:table-cell table:formula="of:=[.C18]/([.D18]-[.D17])" office:value-type="float" office:value="84858.4856035111" calcext:value-type="float">
            <text:p>84858.4856035111</text:p>
          </table:table-cell>
          <table:table-cell/>
          <table:table-cell office:value-type="float" office:value="1443132901.90222" calcext:value-type="float">
            <text:p>1443132901.90222</text:p>
          </table:table-cell>
          <table:table-cell table:formula="of:=[.G18]-[.$B$2]" office:value-type="float" office:value="11.7790749073029" calcext:value-type="float">
            <text:p>11.7790749073</text:p>
          </table:table-cell>
          <table:table-cell table:formula="of:=[.C18]/([.H18]-[.H17])" office:value-type="float" office:value="84833.4417817653" calcext:value-type="float">
            <text:p>84833.4417817653</text:p>
          </table:table-cell>
          <table:table-cell table:formula="of:=[.G18]-[.$B18]" office:value-type="float" office:value="0.29301118850708" calcext:value-type="float">
            <text:p>0.29301118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2901.70611" calcext:value-type="float">
            <text:p>1443132901.70611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1.5829594135284" calcext:value-type="float">
            <text:p>11.5829594135</text:p>
          </table:table-cell>
          <table:table-cell table:formula="of:=[.C19]/([.D19]-[.D18])" office:value-type="float" office:value="84874.7720184051" calcext:value-type="float">
            <text:p>84874.7720184051</text:p>
          </table:table-cell>
          <table:table-cell/>
          <table:table-cell office:value-type="float" office:value="1443132901.99904" calcext:value-type="float">
            <text:p>1443132901.99904</text:p>
          </table:table-cell>
          <table:table-cell table:formula="of:=[.G19]-[.$B$2]" office:value-type="float" office:value="11.875892162323" calcext:value-type="float">
            <text:p>11.8758921623</text:p>
          </table:table-cell>
          <table:table-cell table:formula="of:=[.C19]/([.H19]-[.H18])" office:value-type="float" office:value="84943.536131954" calcext:value-type="float">
            <text:p>84943.536131954</text:p>
          </table:table-cell>
          <table:table-cell table:formula="of:=[.G19]-[.$B19]" office:value-type="float" office:value="0.292932748794556" calcext:value-type="float">
            <text:p>0.29293274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2901.803" calcext:value-type="float">
            <text:p>1443132901.803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1.6798560619354" calcext:value-type="float">
            <text:p>11.6798560619</text:p>
          </table:table-cell>
          <table:table-cell table:formula="of:=[.C20]/([.D20]-[.D19])" office:value-type="float" office:value="84873.9366655676" calcext:value-type="float">
            <text:p>84873.9366655676</text:p>
          </table:table-cell>
          <table:table-cell/>
          <table:table-cell office:value-type="float" office:value="1443132902.02909" calcext:value-type="float">
            <text:p>1443132902.02909</text:p>
          </table:table-cell>
          <table:table-cell table:formula="of:=[.G20]-[.$B$2]" office:value-type="float" office:value="11.9059431552887" calcext:value-type="float">
            <text:p>11.9059431553</text:p>
          </table:table-cell>
          <table:table-cell table:formula="of:=[.C20]/([.H20]-[.H19])" office:value-type="float" office:value="273668.161627381" calcext:value-type="float">
            <text:p>273668.161627381</text:p>
          </table:table-cell>
          <table:table-cell table:formula="of:=[.G20]-[.$B20]" office:value-type="float" office:value="0.226087093353271" calcext:value-type="float">
            <text:p>0.226087093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2901.89992" calcext:value-type="float">
            <text:p>1443132901.89992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1.7767767906189" calcext:value-type="float">
            <text:p>11.7767767906</text:p>
          </table:table-cell>
          <table:table-cell table:formula="of:=[.C21]/([.D21]-[.D20])" office:value-type="float" office:value="84852.8494545097" calcext:value-type="float">
            <text:p>84852.8494545097</text:p>
          </table:table-cell>
          <table:table-cell/>
          <table:table-cell office:value-type="float" office:value="1443132902.193" calcext:value-type="float">
            <text:p>1443132902.193</text:p>
          </table:table-cell>
          <table:table-cell table:formula="of:=[.G21]-[.$B$2]" office:value-type="float" office:value="12.0698573589325" calcext:value-type="float">
            <text:p>12.0698573589</text:p>
          </table:table-cell>
          <table:table-cell table:formula="of:=[.C21]/([.H21]-[.H20])" office:value-type="float" office:value="50172.5891788581" calcext:value-type="float">
            <text:p>50172.5891788581</text:p>
          </table:table-cell>
          <table:table-cell table:formula="of:=[.G21]-[.$B21]" office:value-type="float" office:value="0.293080568313599" calcext:value-type="float">
            <text:p>0.293080568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2901.99683" calcext:value-type="float">
            <text:p>1443132901.99683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1.8736867904663" calcext:value-type="float">
            <text:p>11.8736867905</text:p>
          </table:table-cell>
          <table:table-cell table:formula="of:=[.C22]/([.D22]-[.D21])" office:value-type="float" office:value="84862.2434521613" calcext:value-type="float">
            <text:p>84862.2434521613</text:p>
          </table:table-cell>
          <table:table-cell/>
          <table:table-cell office:value-type="float" office:value="1443132902.27398" calcext:value-type="float">
            <text:p>1443132902.27398</text:p>
          </table:table-cell>
          <table:table-cell table:formula="of:=[.G22]-[.$B$2]" office:value-type="float" office:value="12.1508297920227" calcext:value-type="float">
            <text:p>12.150829792</text:p>
          </table:table-cell>
          <table:table-cell table:formula="of:=[.C22]/([.H22]-[.H21])" office:value-type="float" office:value="101565.430185824" calcext:value-type="float">
            <text:p>101565.430185824</text:p>
          </table:table-cell>
          <table:table-cell table:formula="of:=[.G22]-[.$B22]" office:value-type="float" office:value="0.277143001556396" calcext:value-type="float">
            <text:p>0.27714300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2902.07784" calcext:value-type="float">
            <text:p>1443132902.07784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11.954690694809" calcext:value-type="float">
            <text:p>11.9546906948</text:p>
          </table:table-cell>
          <table:table-cell table:formula="of:=[.C23]/([.D23]-[.D22])" office:value-type="float" office:value="101525.970466954" calcext:value-type="float">
            <text:p>101525.970466954</text:p>
          </table:table-cell>
          <table:table-cell/>
          <table:table-cell office:value-type="float" office:value="1443132902.35437" calcext:value-type="float">
            <text:p>1443132902.35437</text:p>
          </table:table-cell>
          <table:table-cell table:formula="of:=[.G23]-[.$B$2]" office:value-type="float" office:value="12.2312259674072" calcext:value-type="float">
            <text:p>12.2312259674</text:p>
          </table:table-cell>
          <table:table-cell table:formula="of:=[.C23]/([.H23]-[.H22])" office:value-type="float" office:value="102293.423296145" calcext:value-type="float">
            <text:p>102293.423296145</text:p>
          </table:table-cell>
          <table:table-cell table:formula="of:=[.G23]-[.$B23]" office:value-type="float" office:value="0.276535272598267" calcext:value-type="float">
            <text:p>0.276535272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2902.15829" calcext:value-type="float">
            <text:p>1443132902.15829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12.0351483821869" calcext:value-type="float">
            <text:p>12.0351483822</text:p>
          </table:table-cell>
          <table:table-cell table:formula="of:=[.C24]/([.D24]-[.D23])" office:value-type="float" office:value="102215.217315032" calcext:value-type="float">
            <text:p>102215.217315032</text:p>
          </table:table-cell>
          <table:table-cell/>
          <table:table-cell office:value-type="float" office:value="1443132902.43487" calcext:value-type="float">
            <text:p>1443132902.43487</text:p>
          </table:table-cell>
          <table:table-cell table:formula="of:=[.G24]-[.$B$2]" office:value-type="float" office:value="12.3117213249207" calcext:value-type="float">
            <text:p>12.3117213249</text:p>
          </table:table-cell>
          <table:table-cell table:formula="of:=[.C24]/([.H24]-[.H23])" office:value-type="float" office:value="102167.382741646" calcext:value-type="float">
            <text:p>102167.382741646</text:p>
          </table:table-cell>
          <table:table-cell table:formula="of:=[.G24]-[.$B24]" office:value-type="float" office:value="0.276572942733765" calcext:value-type="float">
            <text:p>0.276572942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2902.23875" calcext:value-type="float">
            <text:p>1443132902.23875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12.1156046390533" calcext:value-type="float">
            <text:p>12.1156046391</text:p>
          </table:table-cell>
          <table:table-cell table:formula="of:=[.C25]/([.D25]-[.D24])" office:value-type="float" office:value="102217.034700615" calcext:value-type="float">
            <text:p>102217.034700615</text:p>
          </table:table-cell>
          <table:table-cell/>
          <table:table-cell office:value-type="float" office:value="1443132902.51527" calcext:value-type="float">
            <text:p>1443132902.51527</text:p>
          </table:table-cell>
          <table:table-cell table:formula="of:=[.G25]-[.$B$2]" office:value-type="float" office:value="12.3921220302582" calcext:value-type="float">
            <text:p>12.3921220303</text:p>
          </table:table-cell>
          <table:table-cell table:formula="of:=[.C25]/([.H25]-[.H24])" office:value-type="float" office:value="102287.659859145" calcext:value-type="float">
            <text:p>102287.659859145</text:p>
          </table:table-cell>
          <table:table-cell table:formula="of:=[.G25]-[.$B25]" office:value-type="float" office:value="0.276517391204834" calcext:value-type="float">
            <text:p>0.276517391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2902.31922" calcext:value-type="float">
            <text:p>1443132902.31922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12.1960740089417" calcext:value-type="float">
            <text:p>12.1960740089</text:p>
          </table:table-cell>
          <table:table-cell table:formula="of:=[.C26]/([.D26]-[.D25])" office:value-type="float" office:value="102200.377751376" calcext:value-type="float">
            <text:p>102200.377751376</text:p>
          </table:table-cell>
          <table:table-cell/>
          <table:table-cell office:value-type="float" office:value="1443132902.59581" calcext:value-type="float">
            <text:p>1443132902.59581</text:p>
          </table:table-cell>
          <table:table-cell table:formula="of:=[.G26]-[.$B$2]" office:value-type="float" office:value="12.4726622104645" calcext:value-type="float">
            <text:p>12.4726622105</text:p>
          </table:table-cell>
          <table:table-cell table:formula="of:=[.C26]/([.H26]-[.H25])" office:value-type="float" office:value="102110.523951334" calcext:value-type="float">
            <text:p>102110.523951334</text:p>
          </table:table-cell>
          <table:table-cell table:formula="of:=[.G26]-[.$B26]" office:value-type="float" office:value="0.276588201522827" calcext:value-type="float">
            <text:p>0.276588201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2902.39968" calcext:value-type="float">
            <text:p>1443132902.39968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12.2765312194824" calcext:value-type="float">
            <text:p>12.2765312195</text:p>
          </table:table-cell>
          <table:table-cell table:formula="of:=[.C27]/([.D27]-[.D26])" office:value-type="float" office:value="102215.823103046" calcext:value-type="float">
            <text:p>102215.823103046</text:p>
          </table:table-cell>
          <table:table-cell/>
          <table:table-cell office:value-type="float" office:value="1443132902.6762" calcext:value-type="float">
            <text:p>1443132902.6762</text:p>
          </table:table-cell>
          <table:table-cell table:formula="of:=[.G27]-[.$B$2]" office:value-type="float" office:value="12.5530526638031" calcext:value-type="float">
            <text:p>12.5530526638</text:p>
          </table:table-cell>
          <table:table-cell table:formula="of:=[.C27]/([.H27]-[.H26])" office:value-type="float" office:value="102300.704355511" calcext:value-type="float">
            <text:p>102300.704355511</text:p>
          </table:table-cell>
          <table:table-cell table:formula="of:=[.G27]-[.$B27]" office:value-type="float" office:value="0.276521444320679" calcext:value-type="float">
            <text:p>0.276521444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2902.48014" calcext:value-type="float">
            <text:p>1443132902.48014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12.3569893836975" calcext:value-type="float">
            <text:p>12.3569893837</text:p>
          </table:table-cell>
          <table:table-cell table:formula="of:=[.C28]/([.D28]-[.D27])" office:value-type="float" office:value="102214.611534199" calcext:value-type="float">
            <text:p>102214.611534199</text:p>
          </table:table-cell>
          <table:table-cell/>
          <table:table-cell office:value-type="float" office:value="1443132902.7567" calcext:value-type="float">
            <text:p>1443132902.7567</text:p>
          </table:table-cell>
          <table:table-cell table:formula="of:=[.G28]-[.$B$2]" office:value-type="float" office:value="12.6335561275482" calcext:value-type="float">
            <text:p>12.6335561275</text:p>
          </table:table-cell>
          <table:table-cell table:formula="of:=[.C28]/([.H28]-[.H27])" office:value-type="float" office:value="102157.095079015" calcext:value-type="float">
            <text:p>102157.095079015</text:p>
          </table:table-cell>
          <table:table-cell table:formula="of:=[.G28]-[.$B28]" office:value-type="float" office:value="0.276566743850708" calcext:value-type="float">
            <text:p>0.27656674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2902.56059" calcext:value-type="float">
            <text:p>1443132902.56059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12.4374406337738" calcext:value-type="float">
            <text:p>12.4374406338</text:p>
          </table:table-cell>
          <table:table-cell table:formula="of:=[.C29]/([.D29]-[.D28])" office:value-type="float" office:value="102223.396059116" calcext:value-type="float">
            <text:p>102223.396059116</text:p>
          </table:table-cell>
          <table:table-cell/>
          <table:table-cell office:value-type="float" office:value="1443132902.8372" calcext:value-type="float">
            <text:p>1443132902.8372</text:p>
          </table:table-cell>
          <table:table-cell table:formula="of:=[.G29]-[.$B$2]" office:value-type="float" office:value="12.7140583992004" calcext:value-type="float">
            <text:p>12.7140583992</text:p>
          </table:table-cell>
          <table:table-cell table:formula="of:=[.C29]/([.H29]-[.H28])" office:value-type="float" office:value="102158.60784064" calcext:value-type="float">
            <text:p>102158.60784064</text:p>
          </table:table-cell>
          <table:table-cell table:formula="of:=[.G29]-[.$B29]" office:value-type="float" office:value="0.276617765426636" calcext:value-type="float">
            <text:p>0.276617765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2902.64104" calcext:value-type="float">
            <text:p>1443132902.64104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12.5178918838501" calcext:value-type="float">
            <text:p>12.5178918839</text:p>
          </table:table-cell>
          <table:table-cell table:formula="of:=[.C30]/([.D30]-[.D29])" office:value-type="float" office:value="102223.396059116" calcext:value-type="float">
            <text:p>102223.396059116</text:p>
          </table:table-cell>
          <table:table-cell/>
          <table:table-cell office:value-type="float" office:value="1443132902.91761" calcext:value-type="float">
            <text:p>1443132902.91761</text:p>
          </table:table-cell>
          <table:table-cell table:formula="of:=[.G30]-[.$B$2]" office:value-type="float" office:value="12.7944600582123" calcext:value-type="float">
            <text:p>12.7944600582</text:p>
          </table:table-cell>
          <table:table-cell table:formula="of:=[.C30]/([.H30]-[.H29])" office:value-type="float" office:value="102286.446586741" calcext:value-type="float">
            <text:p>102286.446586741</text:p>
          </table:table-cell>
          <table:table-cell table:formula="of:=[.G30]-[.$B30]" office:value-type="float" office:value="0.276568174362183" calcext:value-type="float">
            <text:p>0.276568174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2902.72151" calcext:value-type="float">
            <text:p>1443132902.72151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12.5983622074127" calcext:value-type="float">
            <text:p>12.5983622074</text:p>
          </table:table-cell>
          <table:table-cell table:formula="of:=[.C31]/([.D31]-[.D30])" office:value-type="float" office:value="102199.166548648" calcext:value-type="float">
            <text:p>102199.166548648</text:p>
          </table:table-cell>
          <table:table-cell/>
          <table:table-cell office:value-type="float" office:value="1443132902.99825" calcext:value-type="float">
            <text:p>1443132902.99825</text:p>
          </table:table-cell>
          <table:table-cell table:formula="of:=[.G31]-[.$B$2]" office:value-type="float" office:value="12.8751006126404" calcext:value-type="float">
            <text:p>12.8751006126</text:p>
          </table:table-cell>
          <table:table-cell table:formula="of:=[.C31]/([.H31]-[.H30])" office:value-type="float" office:value="101983.425812536" calcext:value-type="float">
            <text:p>101983.425812536</text:p>
          </table:table-cell>
          <table:table-cell table:formula="of:=[.G31]-[.$B31]" office:value-type="float" office:value="0.276738405227661" calcext:value-type="float">
            <text:p>0.276738405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2902.80194" calcext:value-type="float">
            <text:p>1443132902.80194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12.6787941455841" calcext:value-type="float">
            <text:p>12.6787941456</text:p>
          </table:table-cell>
          <table:table-cell table:formula="of:=[.C32]/([.D32]-[.D31])" office:value-type="float" office:value="102247.940146314" calcext:value-type="float">
            <text:p>102247.940146314</text:p>
          </table:table-cell>
          <table:table-cell/>
          <table:table-cell office:value-type="float" office:value="1443132903.07854" calcext:value-type="float">
            <text:p>1443132903.07854</text:p>
          </table:table-cell>
          <table:table-cell table:formula="of:=[.G32]-[.$B$2]" office:value-type="float" office:value="12.9553918838501" calcext:value-type="float">
            <text:p>12.9553918839</text:p>
          </table:table-cell>
          <table:table-cell table:formula="of:=[.C32]/([.H32]-[.H31])" office:value-type="float" office:value="102427.074277094" calcext:value-type="float">
            <text:p>102427.074277094</text:p>
          </table:table-cell>
          <table:table-cell table:formula="of:=[.G32]-[.$B32]" office:value-type="float" office:value="0.276597738265991" calcext:value-type="float">
            <text:p>0.276597738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2902.8824" calcext:value-type="float">
            <text:p>1443132902.8824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12.7592585086823" calcext:value-type="float">
            <text:p>12.7592585087</text:p>
          </table:table-cell>
          <table:table-cell table:formula="of:=[.C33]/([.D33]-[.D32])" office:value-type="float" office:value="102206.73703673" calcext:value-type="float">
            <text:p>102206.73703673</text:p>
          </table:table-cell>
          <table:table-cell/>
          <table:table-cell office:value-type="float" office:value="1443132903.15897" calcext:value-type="float">
            <text:p>1443132903.15897</text:p>
          </table:table-cell>
          <table:table-cell table:formula="of:=[.G33]-[.$B$2]" office:value-type="float" office:value="13.0358281135559" calcext:value-type="float">
            <text:p>13.0358281136</text:p>
          </table:table-cell>
          <table:table-cell table:formula="of:=[.C33]/([.H33]-[.H32])" office:value-type="float" office:value="102242.484886209" calcext:value-type="float">
            <text:p>102242.484886209</text:p>
          </table:table-cell>
          <table:table-cell table:formula="of:=[.G33]-[.$B33]" office:value-type="float" office:value="0.276569604873657" calcext:value-type="float">
            <text:p>0.276569604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2902.96287" calcext:value-type="float">
            <text:p>1443132902.96287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12.8397259712219" calcext:value-type="float">
            <text:p>12.8397259712</text:p>
          </table:table-cell>
          <table:table-cell table:formula="of:=[.C34]/([.D34]-[.D33])" office:value-type="float" office:value="102202.800242959" calcext:value-type="float">
            <text:p>102202.800242959</text:p>
          </table:table-cell>
          <table:table-cell/>
          <table:table-cell office:value-type="float" office:value="1443132903.24045" calcext:value-type="float">
            <text:p>1443132903.24045</text:p>
          </table:table-cell>
          <table:table-cell table:formula="of:=[.G34]-[.$B$2]" office:value-type="float" office:value="13.1173043251038" calcext:value-type="float">
            <text:p>13.1173043251</text:p>
          </table:table-cell>
          <table:table-cell table:formula="of:=[.C34]/([.H34]-[.H33])" office:value-type="float" office:value="100937.437366856" calcext:value-type="float">
            <text:p>100937.437366856</text:p>
          </table:table-cell>
          <table:table-cell table:formula="of:=[.G34]-[.$B34]" office:value-type="float" office:value="0.277578353881836" calcext:value-type="float">
            <text:p>0.277578353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2903.04437" calcext:value-type="float">
            <text:p>1443132903.04437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12.9212207794189" calcext:value-type="float">
            <text:p>12.9212207794</text:p>
          </table:table-cell>
          <table:table-cell table:formula="of:=[.C35]/([.D35]-[.D34])" office:value-type="float" office:value="100914.4040209" calcext:value-type="float">
            <text:p>100914.4040209</text:p>
          </table:table-cell>
          <table:table-cell/>
          <table:table-cell office:value-type="float" office:value="1443132903.32283" calcext:value-type="float">
            <text:p>1443132903.32283</text:p>
          </table:table-cell>
          <table:table-cell table:formula="of:=[.G35]-[.$B$2]" office:value-type="float" office:value="13.1996836662292" calcext:value-type="float">
            <text:p>13.1996836662</text:p>
          </table:table-cell>
          <table:table-cell table:formula="of:=[.C35]/([.H35]-[.H34])" office:value-type="float" office:value="99830.8542850858" calcext:value-type="float">
            <text:p>99830.8542850858</text:p>
          </table:table-cell>
          <table:table-cell table:formula="of:=[.G35]-[.$B35]" office:value-type="float" office:value="0.278462886810303" calcext:value-type="float">
            <text:p>0.278462886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2903.12675" calcext:value-type="float">
            <text:p>1443132903.12675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13.0036020278931" calcext:value-type="float">
            <text:p>13.0036020279</text:p>
          </table:table-cell>
          <table:table-cell table:formula="of:=[.C36]/([.D36]-[.D35])" office:value-type="float" office:value="99828.5429309008" calcext:value-type="float">
            <text:p>99828.5429309008</text:p>
          </table:table-cell>
          <table:table-cell/>
          <table:table-cell office:value-type="float" office:value="1443132903.40518" calcext:value-type="float">
            <text:p>1443132903.40518</text:p>
          </table:table-cell>
          <table:table-cell table:formula="of:=[.G36]-[.$B$2]" office:value-type="float" office:value="13.2820298671722" calcext:value-type="float">
            <text:p>13.2820298672</text:p>
          </table:table-cell>
          <table:table-cell table:formula="of:=[.C36]/([.H36]-[.H35])" office:value-type="float" office:value="99871.0311565355" calcext:value-type="float">
            <text:p>99871.0311565355</text:p>
          </table:table-cell>
          <table:table-cell table:formula="of:=[.G36]-[.$B36]" office:value-type="float" office:value="0.278427839279175" calcext:value-type="float">
            <text:p>0.278427839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2903.20912" calcext:value-type="float">
            <text:p>1443132903.20912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13.0859785079956" calcext:value-type="float">
            <text:p>13.085978508</text:p>
          </table:table-cell>
          <table:table-cell table:formula="of:=[.C37]/([.D37]-[.D36])" office:value-type="float" office:value="99834.321517053" calcext:value-type="float">
            <text:p>99834.321517053</text:p>
          </table:table-cell>
          <table:table-cell/>
          <table:table-cell office:value-type="float" office:value="1443132903.48758" calcext:value-type="float">
            <text:p>1443132903.48758</text:p>
          </table:table-cell>
          <table:table-cell table:formula="of:=[.G37]-[.$B$2]" office:value-type="float" office:value="13.3644328117371" calcext:value-type="float">
            <text:p>13.3644328117</text:p>
          </table:table-cell>
          <table:table-cell table:formula="of:=[.C37]/([.H37]-[.H36])" office:value-type="float" office:value="99802.2588080076" calcext:value-type="float">
            <text:p>99802.2588080076</text:p>
          </table:table-cell>
          <table:table-cell table:formula="of:=[.G37]-[.$B37]" office:value-type="float" office:value="0.278454303741455" calcext:value-type="float">
            <text:p>0.278454303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2903.2915" calcext:value-type="float">
            <text:p>1443132903.2915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13.1683537960053" calcext:value-type="float">
            <text:p>13.168353796</text:p>
          </table:table-cell>
          <table:table-cell table:formula="of:=[.C38]/([.D38]-[.D37])" office:value-type="float" office:value="99835.7662681219" calcext:value-type="float">
            <text:p>99835.7662681219</text:p>
          </table:table-cell>
          <table:table-cell/>
          <table:table-cell office:value-type="float" office:value="1443132903.56997" calcext:value-type="float">
            <text:p>1443132903.56997</text:p>
          </table:table-cell>
          <table:table-cell table:formula="of:=[.G38]-[.$B$2]" office:value-type="float" office:value="13.4468281269073" calcext:value-type="float">
            <text:p>13.4468281269</text:p>
          </table:table-cell>
          <table:table-cell table:formula="of:=[.C38]/([.H38]-[.H37])" office:value-type="float" office:value="99811.4999985532" calcext:value-type="float">
            <text:p>99811.4999985532</text:p>
          </table:table-cell>
          <table:table-cell table:formula="of:=[.G38]-[.$B38]" office:value-type="float" office:value="0.2784743309021" calcext:value-type="float">
            <text:p>0.278474330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2903.37388" calcext:value-type="float">
            <text:p>1443132903.37388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13.2507338523865" calcext:value-type="float">
            <text:p>13.2507338524</text:p>
          </table:table-cell>
          <table:table-cell table:formula="of:=[.C39]/([.D39]-[.D38])" office:value-type="float" office:value="99829.9875147239" calcext:value-type="float">
            <text:p>99829.9875147239</text:p>
          </table:table-cell>
          <table:table-cell/>
          <table:table-cell office:value-type="float" office:value="1443132903.65232" calcext:value-type="float">
            <text:p>1443132903.65232</text:p>
          </table:table-cell>
          <table:table-cell table:formula="of:=[.G39]-[.$B$2]" office:value-type="float" office:value="13.5291781425476" calcext:value-type="float">
            <text:p>13.5291781425</text:p>
          </table:table-cell>
          <table:table-cell table:formula="of:=[.C39]/([.H39]-[.H38])" office:value-type="float" office:value="99866.4048338019" calcext:value-type="float">
            <text:p>99866.4048338019</text:p>
          </table:table-cell>
          <table:table-cell table:formula="of:=[.G39]-[.$B39]" office:value-type="float" office:value="0.278444290161133" calcext:value-type="float">
            <text:p>0.278444290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2903.45626" calcext:value-type="float">
            <text:p>1443132903.45626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13.3331165313721" calcext:value-type="float">
            <text:p>13.3331165314</text:p>
          </table:table-cell>
          <table:table-cell table:formula="of:=[.C40]/([.D40]-[.D39])" office:value-type="float" office:value="99826.809485498" calcext:value-type="float">
            <text:p>99826.809485498</text:p>
          </table:table-cell>
          <table:table-cell/>
          <table:table-cell office:value-type="float" office:value="1443132903.73472" calcext:value-type="float">
            <text:p>1443132903.73472</text:p>
          </table:table-cell>
          <table:table-cell table:formula="of:=[.G40]-[.$B$2]" office:value-type="float" office:value="13.6115753650665" calcext:value-type="float">
            <text:p>13.6115753651</text:p>
          </table:table-cell>
          <table:table-cell table:formula="of:=[.C40]/([.H40]-[.H39])" office:value-type="float" office:value="99809.189540479" calcext:value-type="float">
            <text:p>99809.189540479</text:p>
          </table:table-cell>
          <table:table-cell table:formula="of:=[.G40]-[.$B40]" office:value-type="float" office:value="0.278458833694458" calcext:value-type="float">
            <text:p>0.278458833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2903.53864" calcext:value-type="float">
            <text:p>1443132903.53864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13.4154987335205" calcext:value-type="float">
            <text:p>13.4154987335</text:p>
          </table:table-cell>
          <table:table-cell table:formula="of:=[.C41]/([.D41]-[.D40])" office:value-type="float" office:value="99827.3872939433" calcext:value-type="float">
            <text:p>99827.3872939433</text:p>
          </table:table-cell>
          <table:table-cell/>
          <table:table-cell office:value-type="float" office:value="1443132903.81707" calcext:value-type="float">
            <text:p>1443132903.81707</text:p>
          </table:table-cell>
          <table:table-cell table:formula="of:=[.G41]-[.$B$2]" office:value-type="float" office:value="13.6939194202423" calcext:value-type="float">
            <text:p>13.6939194202</text:p>
          </table:table-cell>
          <table:table-cell table:formula="of:=[.C41]/([.H41]-[.H40])" office:value-type="float" office:value="99873.6336514408" calcext:value-type="float">
            <text:p>99873.6336514408</text:p>
          </table:table-cell>
          <table:table-cell table:formula="of:=[.G41]-[.$B41]" office:value-type="float" office:value="0.278420686721802" calcext:value-type="float">
            <text:p>0.278420686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2903.62103" calcext:value-type="float">
            <text:p>1443132903.62103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13.497882604599" calcext:value-type="float">
            <text:p>13.4978826046</text:p>
          </table:table-cell>
          <table:table-cell table:formula="of:=[.C42]/([.D42]-[.D41])" office:value-type="float" office:value="99825.3649936477" calcext:value-type="float">
            <text:p>99825.3649936477</text:p>
          </table:table-cell>
          <table:table-cell/>
          <table:table-cell office:value-type="float" office:value="1443132903.89948" calcext:value-type="float">
            <text:p>1443132903.89948</text:p>
          </table:table-cell>
          <table:table-cell table:formula="of:=[.G42]-[.$B$2]" office:value-type="float" office:value="13.7763359546661" calcext:value-type="float">
            <text:p>13.7763359547</text:p>
          </table:table-cell>
          <table:table-cell table:formula="of:=[.C42]/([.H42]-[.H41])" office:value-type="float" office:value="99785.8021754224" calcext:value-type="float">
            <text:p>99785.8021754224</text:p>
          </table:table-cell>
          <table:table-cell table:formula="of:=[.G42]-[.$B42]" office:value-type="float" office:value="0.278453350067139" calcext:value-type="float">
            <text:p>0.278453350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2903.70342" calcext:value-type="float">
            <text:p>1443132903.70342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13.5802772045135" calcext:value-type="float">
            <text:p>13.5802772045</text:p>
          </table:table-cell>
          <table:table-cell table:formula="of:=[.C43]/([.D43]-[.D42])" office:value-type="float" office:value="99812.3664479091" calcext:value-type="float">
            <text:p>99812.3664479091</text:p>
          </table:table-cell>
          <table:table-cell/>
          <table:table-cell office:value-type="float" office:value="1443132903.98182" calcext:value-type="float">
            <text:p>1443132903.98182</text:p>
          </table:table-cell>
          <table:table-cell table:formula="of:=[.G43]-[.$B$2]" office:value-type="float" office:value="13.8586733341217" calcext:value-type="float">
            <text:p>13.8586733341</text:p>
          </table:table-cell>
          <table:table-cell table:formula="of:=[.C43]/([.H43]-[.H42])" office:value-type="float" office:value="99881.7311697187" calcext:value-type="float">
            <text:p>99881.7311697187</text:p>
          </table:table-cell>
          <table:table-cell table:formula="of:=[.G43]-[.$B43]" office:value-type="float" office:value="0.278396129608154" calcext:value-type="float">
            <text:p>0.278396129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2903.7858" calcext:value-type="float">
            <text:p>1443132903.7858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13.6626508235931" calcext:value-type="float">
            <text:p>13.6626508236</text:p>
          </table:table-cell>
          <table:table-cell table:formula="of:=[.C44]/([.D44]-[.D43])" office:value-type="float" office:value="99837.7889898698" calcext:value-type="float">
            <text:p>99837.7889898698</text:p>
          </table:table-cell>
          <table:table-cell/>
          <table:table-cell office:value-type="float" office:value="1443132904.06419" calcext:value-type="float">
            <text:p>1443132904.06419</text:p>
          </table:table-cell>
          <table:table-cell table:formula="of:=[.G44]-[.$B$2]" office:value-type="float" office:value="13.9410445690155" calcext:value-type="float">
            <text:p>13.941044569</text:p>
          </table:table-cell>
          <table:table-cell table:formula="of:=[.C44]/([.H44]-[.H43])" office:value-type="float" office:value="99840.6787345509" calcext:value-type="float">
            <text:p>99840.6787345509</text:p>
          </table:table-cell>
          <table:table-cell table:formula="of:=[.G44]-[.$B44]" office:value-type="float" office:value="0.278393745422363" calcext:value-type="float">
            <text:p>0.278393745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2903.86817" calcext:value-type="float">
            <text:p>1443132903.86817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13.7450265884399" calcext:value-type="float">
            <text:p>13.7450265884</text:p>
          </table:table-cell>
          <table:table-cell table:formula="of:=[.C45]/([.D45]-[.D44])" office:value-type="float" office:value="99835.1883626765" calcext:value-type="float">
            <text:p>99835.1883626765</text:p>
          </table:table-cell>
          <table:table-cell/>
          <table:table-cell office:value-type="float" office:value="1443132904.14663" calcext:value-type="float">
            <text:p>1443132904.14663</text:p>
          </table:table-cell>
          <table:table-cell table:formula="of:=[.G45]-[.$B$2]" office:value-type="float" office:value="14.0234804153442" calcext:value-type="float">
            <text:p>14.0234804153</text:p>
          </table:table-cell>
          <table:table-cell table:formula="of:=[.C45]/([.H45]-[.H44])" office:value-type="float" office:value="99762.4257680884" calcext:value-type="float">
            <text:p>99762.4257680884</text:p>
          </table:table-cell>
          <table:table-cell table:formula="of:=[.G45]-[.$B45]" office:value-type="float" office:value="0.278453826904297" calcext:value-type="float">
            <text:p>0.278453826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2903.95057" calcext:value-type="float">
            <text:p>1443132903.95057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13.8274230957031" calcext:value-type="float">
            <text:p>13.8274230957</text:p>
          </table:table-cell>
          <table:table-cell table:formula="of:=[.C46]/([.D46]-[.D45])" office:value-type="float" office:value="99810.0559497216" calcext:value-type="float">
            <text:p>99810.0559497216</text:p>
          </table:table-cell>
          <table:table-cell/>
          <table:table-cell office:value-type="float" office:value="1443132904.22884" calcext:value-type="float">
            <text:p>1443132904.22884</text:p>
          </table:table-cell>
          <table:table-cell table:formula="of:=[.G46]-[.$B$2]" office:value-type="float" office:value="14.1056933403015" calcext:value-type="float">
            <text:p>14.1056933403</text:p>
          </table:table-cell>
          <table:table-cell table:formula="of:=[.C46]/([.H46]-[.H45])" office:value-type="float" office:value="100032.932829891" calcext:value-type="float">
            <text:p>100032.932829891</text:p>
          </table:table-cell>
          <table:table-cell table:formula="of:=[.G46]-[.$B46]" office:value-type="float" office:value="0.278270244598389" calcext:value-type="float">
            <text:p>0.27827024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2904.0328" calcext:value-type="float">
            <text:p>1443132904.0328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13.9096510410309" calcext:value-type="float">
            <text:p>13.909651041</text:p>
          </table:table-cell>
          <table:table-cell table:formula="of:=[.C47]/([.D47]-[.D46])" office:value-type="float" office:value="100014.660067442" calcext:value-type="float">
            <text:p>100014.660067442</text:p>
          </table:table-cell>
          <table:table-cell/>
          <table:table-cell office:value-type="float" office:value="1443132904.31074" calcext:value-type="float">
            <text:p>1443132904.31074</text:p>
          </table:table-cell>
          <table:table-cell table:formula="of:=[.G47]-[.$B$2]" office:value-type="float" office:value="14.1875910758972" calcext:value-type="float">
            <text:p>14.1875910759</text:p>
          </table:table-cell>
          <table:table-cell table:formula="of:=[.C47]/([.H47]-[.H46])" office:value-type="float" office:value="100417.916810285" calcext:value-type="float">
            <text:p>100417.916810285</text:p>
          </table:table-cell>
          <table:table-cell table:formula="of:=[.G47]-[.$B47]" office:value-type="float" office:value="0.277940034866333" calcext:value-type="float">
            <text:p>0.277940034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2904.11478" calcext:value-type="float">
            <text:p>1443132904.11478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13.9916343688965" calcext:value-type="float">
            <text:p>13.9916343689</text:p>
          </table:table-cell>
          <table:table-cell table:formula="of:=[.C48]/([.D48]-[.D47])" office:value-type="float" office:value="100313.078452756" calcext:value-type="float">
            <text:p>100313.078452756</text:p>
          </table:table-cell>
          <table:table-cell/>
          <table:table-cell office:value-type="float" office:value="1443132904.39273" calcext:value-type="float">
            <text:p>1443132904.39273</text:p>
          </table:table-cell>
          <table:table-cell table:formula="of:=[.G48]-[.$B$2]" office:value-type="float" office:value="14.2695844173431" calcext:value-type="float">
            <text:p>14.2695844173</text:p>
          </table:table-cell>
          <table:table-cell table:formula="of:=[.C48]/([.H48]-[.H47])" office:value-type="float" office:value="100300.82754249" calcext:value-type="float">
            <text:p>100300.82754249</text:p>
          </table:table-cell>
          <table:table-cell table:formula="of:=[.G48]-[.$B48]" office:value-type="float" office:value="0.277950048446655" calcext:value-type="float">
            <text:p>0.277950048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2904.19676" calcext:value-type="float">
            <text:p>1443132904.19676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14.0736157894135" calcext:value-type="float">
            <text:p>14.0736157894</text:p>
          </table:table-cell>
          <table:table-cell table:formula="of:=[.C49]/([.D49]-[.D48])" office:value-type="float" office:value="100315.412298789" calcext:value-type="float">
            <text:p>100315.412298789</text:p>
          </table:table-cell>
          <table:table-cell/>
          <table:table-cell office:value-type="float" office:value="1443132904.47477" calcext:value-type="float">
            <text:p>1443132904.47477</text:p>
          </table:table-cell>
          <table:table-cell table:formula="of:=[.G49]-[.$B$2]" office:value-type="float" office:value="14.3516268730164" calcext:value-type="float">
            <text:p>14.351626873</text:p>
          </table:table-cell>
          <table:table-cell table:formula="of:=[.C49]/([.H49]-[.H48])" office:value-type="float" office:value="100240.783049656" calcext:value-type="float">
            <text:p>100240.783049656</text:p>
          </table:table-cell>
          <table:table-cell table:formula="of:=[.G49]-[.$B49]" office:value-type="float" office:value="0.278011083602905" calcext:value-type="float">
            <text:p>0.278011083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2904.27873" calcext:value-type="float">
            <text:p>1443132904.27873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14.1555833816528" calcext:value-type="float">
            <text:p>14.1555833817</text:p>
          </table:table-cell>
          <table:table-cell table:formula="of:=[.C50]/([.D50]-[.D49])" office:value-type="float" office:value="100332.335930796" calcext:value-type="float">
            <text:p>100332.335930796</text:p>
          </table:table-cell>
          <table:table-cell/>
          <table:table-cell office:value-type="float" office:value="1443132904.55665" calcext:value-type="float">
            <text:p>1443132904.55665</text:p>
          </table:table-cell>
          <table:table-cell table:formula="of:=[.G50]-[.$B$2]" office:value-type="float" office:value="14.433501958847" calcext:value-type="float">
            <text:p>14.4335019588</text:p>
          </table:table-cell>
          <table:table-cell table:formula="of:=[.C50]/([.H50]-[.H49])" office:value-type="float" office:value="100445.696228113" calcext:value-type="float">
            <text:p>100445.696228113</text:p>
          </table:table-cell>
          <table:table-cell table:formula="of:=[.G50]-[.$B50]" office:value-type="float" office:value="0.277918577194214" calcext:value-type="float">
            <text:p>0.277918577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2904.36071" calcext:value-type="float">
            <text:p>1443132904.36071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14.2375619411469" calcext:value-type="float">
            <text:p>14.2375619411</text:p>
          </table:table-cell>
          <table:table-cell table:formula="of:=[.C51]/([.D51]-[.D50])" office:value-type="float" office:value="100318.913271464" calcext:value-type="float">
            <text:p>100318.913271464</text:p>
          </table:table-cell>
          <table:table-cell/>
          <table:table-cell office:value-type="float" office:value="1443132904.63862" calcext:value-type="float">
            <text:p>1443132904.63862</text:p>
          </table:table-cell>
          <table:table-cell table:formula="of:=[.G51]-[.$B$2]" office:value-type="float" office:value="14.5154731273651" calcext:value-type="float">
            <text:p>14.5154731274</text:p>
          </table:table-cell>
          <table:table-cell table:formula="of:=[.C51]/([.H51]-[.H50])" office:value-type="float" office:value="100327.958582016" calcext:value-type="float">
            <text:p>100327.958582016</text:p>
          </table:table-cell>
          <table:table-cell table:formula="of:=[.G51]-[.$B51]" office:value-type="float" office:value="0.277911186218262" calcext:value-type="float">
            <text:p>0.277911186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2904.44269" calcext:value-type="float">
            <text:p>1443132904.44269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14.3195416927338" calcext:value-type="float">
            <text:p>14.3195416927</text:p>
          </table:table-cell>
          <table:table-cell table:formula="of:=[.C52]/([.D52]-[.D51])" office:value-type="float" office:value="100317.454503153" calcext:value-type="float">
            <text:p>100317.454503153</text:p>
          </table:table-cell>
          <table:table-cell/>
          <table:table-cell office:value-type="float" office:value="1443132904.72061" calcext:value-type="float">
            <text:p>1443132904.72061</text:p>
          </table:table-cell>
          <table:table-cell table:formula="of:=[.G52]-[.$B$2]" office:value-type="float" office:value="14.5974671840668" calcext:value-type="float">
            <text:p>14.5974671841</text:p>
          </table:table-cell>
          <table:table-cell table:formula="of:=[.C52]/([.H52]-[.H51])" office:value-type="float" office:value="100299.952591972" calcext:value-type="float">
            <text:p>100299.952591972</text:p>
          </table:table-cell>
          <table:table-cell table:formula="of:=[.G52]-[.$B52]" office:value-type="float" office:value="0.277925491333008" calcext:value-type="float">
            <text:p>0.277925491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2904.52466" calcext:value-type="float">
            <text:p>1443132904.52466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14.4015185832977" calcext:value-type="float">
            <text:p>14.4015185833</text:p>
          </table:table-cell>
          <table:table-cell table:formula="of:=[.C53]/([.D53]-[.D52])" office:value-type="float" office:value="100320.955618376" calcext:value-type="float">
            <text:p>100320.955618376</text:p>
          </table:table-cell>
          <table:table-cell/>
          <table:table-cell office:value-type="float" office:value="1443132904.80274" calcext:value-type="float">
            <text:p>1443132904.80274</text:p>
          </table:table-cell>
          <table:table-cell table:formula="of:=[.G53]-[.$B$2]" office:value-type="float" office:value="14.6795923709869" calcext:value-type="float">
            <text:p>14.679592371</text:p>
          </table:table-cell>
          <table:table-cell table:formula="of:=[.C53]/([.H53]-[.H52])" office:value-type="float" office:value="100139.80251874" calcext:value-type="float">
            <text:p>100139.80251874</text:p>
          </table:table-cell>
          <table:table-cell table:formula="of:=[.G53]-[.$B53]" office:value-type="float" office:value="0.278073787689209" calcext:value-type="float">
            <text:p>0.278073787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2904.60665" calcext:value-type="float">
            <text:p>1443132904.60665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14.483499288559" calcext:value-type="float">
            <text:p>14.4834992886</text:p>
          </table:table-cell>
          <table:table-cell table:formula="of:=[.C54]/([.D54]-[.D53])" office:value-type="float" office:value="100316.287519049" calcext:value-type="float">
            <text:p>100316.287519049</text:p>
          </table:table-cell>
          <table:table-cell/>
          <table:table-cell office:value-type="float" office:value="1443132904.88458" calcext:value-type="float">
            <text:p>1443132904.88458</text:p>
          </table:table-cell>
          <table:table-cell table:formula="of:=[.G54]-[.$B$2]" office:value-type="float" office:value="14.7614297866821" calcext:value-type="float">
            <text:p>14.7614297867</text:p>
          </table:table-cell>
          <table:table-cell table:formula="of:=[.C54]/([.H54]-[.H53])" office:value-type="float" office:value="100491.931839966" calcext:value-type="float">
            <text:p>100491.931839966</text:p>
          </table:table-cell>
          <table:table-cell table:formula="of:=[.G54]-[.$B54]" office:value-type="float" office:value="0.277930498123169" calcext:value-type="float">
            <text:p>0.277930498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2904.68862" calcext:value-type="float">
            <text:p>1443132904.68862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14.5654702186584" calcext:value-type="float">
            <text:p>14.5654702187</text:p>
          </table:table-cell>
          <table:table-cell table:formula="of:=[.C55]/([.D55]-[.D54])" office:value-type="float" office:value="100328.250393385" calcext:value-type="float">
            <text:p>100328.250393385</text:p>
          </table:table-cell>
          <table:table-cell/>
          <table:table-cell office:value-type="float" office:value="1443132904.96649" calcext:value-type="float">
            <text:p>1443132904.96649</text:p>
          </table:table-cell>
          <table:table-cell table:formula="of:=[.G55]-[.$B$2]" office:value-type="float" office:value="14.8433408737183" calcext:value-type="float">
            <text:p>14.8433408737</text:p>
          </table:table-cell>
          <table:table-cell table:formula="of:=[.C55]/([.H55]-[.H54])" office:value-type="float" office:value="100401.548771685" calcext:value-type="float">
            <text:p>100401.548771685</text:p>
          </table:table-cell>
          <table:table-cell table:formula="of:=[.G55]-[.$B55]" office:value-type="float" office:value="0.277870655059814" calcext:value-type="float">
            <text:p>0.277870655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2904.77059" calcext:value-type="float">
            <text:p>1443132904.77059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14.6474463939667" calcext:value-type="float">
            <text:p>14.647446394</text:p>
          </table:table-cell>
          <table:table-cell table:formula="of:=[.C56]/([.D56]-[.D55])" office:value-type="float" office:value="100321.830935367" calcext:value-type="float">
            <text:p>100321.830935367</text:p>
          </table:table-cell>
          <table:table-cell/>
          <table:table-cell office:value-type="float" office:value="1443132905.04864" calcext:value-type="float">
            <text:p>1443132905.04864</text:p>
          </table:table-cell>
          <table:table-cell table:formula="of:=[.G56]-[.$B$2]" office:value-type="float" office:value="14.925488948822" calcext:value-type="float">
            <text:p>14.9254889488</text:p>
          </table:table-cell>
          <table:table-cell table:formula="of:=[.C56]/([.H56]-[.H55])" office:value-type="float" office:value="100111.901461019" calcext:value-type="float">
            <text:p>100111.901461019</text:p>
          </table:table-cell>
          <table:table-cell table:formula="of:=[.G56]-[.$B56]" office:value-type="float" office:value="0.278042554855347" calcext:value-type="float">
            <text:p>0.278042554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2904.85256" calcext:value-type="float">
            <text:p>1443132904.85256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14.7294163703918" calcext:value-type="float">
            <text:p>14.7294163704</text:p>
          </table:table-cell>
          <table:table-cell table:formula="of:=[.C57]/([.D57]-[.D56])" office:value-type="float" office:value="100329.417655836" calcext:value-type="float">
            <text:p>100329.417655836</text:p>
          </table:table-cell>
          <table:table-cell/>
          <table:table-cell office:value-type="float" office:value="1443132905.13048" calcext:value-type="float">
            <text:p>1443132905.13048</text:p>
          </table:table-cell>
          <table:table-cell table:formula="of:=[.G57]-[.$B$2]" office:value-type="float" office:value="15.0073292255402" calcext:value-type="float">
            <text:p>15.0073292255</text:p>
          </table:table-cell>
          <table:table-cell table:formula="of:=[.C57]/([.H57]-[.H56])" office:value-type="float" office:value="100488.418780935" calcext:value-type="float">
            <text:p>100488.418780935</text:p>
          </table:table-cell>
          <table:table-cell table:formula="of:=[.G57]-[.$B57]" office:value-type="float" office:value="0.277912855148315" calcext:value-type="float">
            <text:p>0.277912855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2904.93455" calcext:value-type="float">
            <text:p>1443132904.93455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14.8114047050476" calcext:value-type="float">
            <text:p>14.811404705</text:p>
          </table:table-cell>
          <table:table-cell table:formula="of:=[.C58]/([.D58]-[.D57])" office:value-type="float" office:value="100306.952623559" calcext:value-type="float">
            <text:p>100306.952623559</text:p>
          </table:table-cell>
          <table:table-cell/>
          <table:table-cell office:value-type="float" office:value="1443132905.21171" calcext:value-type="float">
            <text:p>1443132905.21171</text:p>
          </table:table-cell>
          <table:table-cell table:formula="of:=[.G58]-[.$B$2]" office:value-type="float" office:value="15.0885682106018" calcext:value-type="float">
            <text:p>15.0885682106</text:p>
          </table:table-cell>
          <table:table-cell table:formula="of:=[.C58]/([.H58]-[.H57])" office:value-type="float" office:value="101232.185431163" calcext:value-type="float">
            <text:p>101232.185431163</text:p>
          </table:table-cell>
          <table:table-cell table:formula="of:=[.G58]-[.$B58]" office:value-type="float" office:value="0.277163505554199" calcext:value-type="float">
            <text:p>0.27716350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2905.01582" calcext:value-type="float">
            <text:p>1443132905.01582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14.8926751613617" calcext:value-type="float">
            <text:p>14.8926751614</text:p>
          </table:table-cell>
          <table:table-cell table:formula="of:=[.C59]/([.D59]-[.D58])" office:value-type="float" office:value="101192.984178858" calcext:value-type="float">
            <text:p>101192.984178858</text:p>
          </table:table-cell>
          <table:table-cell/>
          <table:table-cell office:value-type="float" office:value="1443132905.29023" calcext:value-type="float">
            <text:p>1443132905.29023</text:p>
          </table:table-cell>
          <table:table-cell table:formula="of:=[.G59]-[.$B$2]" office:value-type="float" office:value="15.1670806407928" calcext:value-type="float">
            <text:p>15.1670806408</text:p>
          </table:table-cell>
          <table:table-cell table:formula="of:=[.C59]/([.H59]-[.H58])" office:value-type="float" office:value="104747.744783711" calcext:value-type="float">
            <text:p>104747.744783711</text:p>
          </table:table-cell>
          <table:table-cell table:formula="of:=[.G59]-[.$B59]" office:value-type="float" office:value="0.274405479431152" calcext:value-type="float">
            <text:p>0.274405479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2905.09429" calcext:value-type="float">
            <text:p>1443132905.09429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14.97114777565" calcext:value-type="float">
            <text:p>14.9711477757</text:p>
          </table:table-cell>
          <table:table-cell table:formula="of:=[.C60]/([.D60]-[.D59])" office:value-type="float" office:value="104800.892318723" calcext:value-type="float">
            <text:p>104800.892318723</text:p>
          </table:table-cell>
          <table:table-cell/>
          <table:table-cell office:value-type="float" office:value="1443132905.36874" calcext:value-type="float">
            <text:p>1443132905.36874</text:p>
          </table:table-cell>
          <table:table-cell table:formula="of:=[.G60]-[.$B$2]" office:value-type="float" office:value="15.245596408844" calcext:value-type="float">
            <text:p>15.2455964088</text:p>
          </table:table-cell>
          <table:table-cell table:formula="of:=[.C60]/([.H60]-[.H59])" office:value-type="float" office:value="104743.291750552" calcext:value-type="float">
            <text:p>104743.291750552</text:p>
          </table:table-cell>
          <table:table-cell table:formula="of:=[.G60]-[.$B60]" office:value-type="float" office:value="0.27444863319397" calcext:value-type="float">
            <text:p>0.274448633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2905.17276" calcext:value-type="float">
            <text:p>1443132905.17276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15.0496108531952" calcext:value-type="float">
            <text:p>15.0496108532</text:p>
          </table:table-cell>
          <table:table-cell table:formula="of:=[.C61]/([.D61]-[.D60])" office:value-type="float" office:value="104813.630274265" calcext:value-type="float">
            <text:p>104813.630274265</text:p>
          </table:table-cell>
          <table:table-cell/>
          <table:table-cell office:value-type="float" office:value="1443132905.44718" calcext:value-type="float">
            <text:p>1443132905.44718</text:p>
          </table:table-cell>
          <table:table-cell table:formula="of:=[.G61]-[.$B$2]" office:value-type="float" office:value="15.3240382671356" calcext:value-type="float">
            <text:p>15.3240382671</text:p>
          </table:table-cell>
          <table:table-cell table:formula="of:=[.C61]/([.H61]-[.H60])" office:value-type="float" office:value="104841.983337842" calcext:value-type="float">
            <text:p>104841.983337842</text:p>
          </table:table-cell>
          <table:table-cell table:formula="of:=[.G61]-[.$B61]" office:value-type="float" office:value="0.27442741394043" calcext:value-type="float">
            <text:p>0.274427413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2905.25126" calcext:value-type="float">
            <text:p>1443132905.25126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15.1281099319458" calcext:value-type="float">
            <text:p>15.1281099319</text:p>
          </table:table-cell>
          <table:table-cell table:formula="of:=[.C62]/([.D62]-[.D61])" office:value-type="float" office:value="104765.560703298" calcext:value-type="float">
            <text:p>104765.560703298</text:p>
          </table:table-cell>
          <table:table-cell/>
          <table:table-cell office:value-type="float" office:value="1443132905.52567" calcext:value-type="float">
            <text:p>1443132905.52567</text:p>
          </table:table-cell>
          <table:table-cell table:formula="of:=[.G62]-[.$B$2]" office:value-type="float" office:value="15.4025201797485" calcext:value-type="float">
            <text:p>15.4025201797</text:p>
          </table:table-cell>
          <table:table-cell table:formula="of:=[.C62]/([.H62]-[.H61])" office:value-type="float" office:value="104788.475792659" calcext:value-type="float">
            <text:p>104788.475792659</text:p>
          </table:table-cell>
          <table:table-cell table:formula="of:=[.G62]-[.$B62]" office:value-type="float" office:value="0.274410247802734" calcext:value-type="float">
            <text:p>0.274410247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2905.32972" calcext:value-type="float">
            <text:p>1443132905.32972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15.2065753936768" calcext:value-type="float">
            <text:p>15.2065753937</text:p>
          </table:table-cell>
          <table:table-cell table:formula="of:=[.C63]/([.D63]-[.D62])" office:value-type="float" office:value="104810.445495096" calcext:value-type="float">
            <text:p>104810.445495096</text:p>
          </table:table-cell>
          <table:table-cell/>
          <table:table-cell office:value-type="float" office:value="1443132905.60429" calcext:value-type="float">
            <text:p>1443132905.60429</text:p>
          </table:table-cell>
          <table:table-cell table:formula="of:=[.G63]-[.$B$2]" office:value-type="float" office:value="15.4811482429504" calcext:value-type="float">
            <text:p>15.481148243</text:p>
          </table:table-cell>
          <table:table-cell table:formula="of:=[.C63]/([.H63]-[.H62])" office:value-type="float" office:value="104593.699311683" calcext:value-type="float">
            <text:p>104593.699311683</text:p>
          </table:table-cell>
          <table:table-cell table:formula="of:=[.G63]-[.$B63]" office:value-type="float" office:value="0.274572849273682" calcext:value-type="float">
            <text:p>0.274572849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2905.4082" calcext:value-type="float">
            <text:p>1443132905.4082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15.2850499153137" calcext:value-type="float">
            <text:p>15.2850499153</text:p>
          </table:table-cell>
          <table:table-cell table:formula="of:=[.C64]/([.D64]-[.D63])" office:value-type="float" office:value="104798.345099135" calcext:value-type="float">
            <text:p>104798.345099135</text:p>
          </table:table-cell>
          <table:table-cell/>
          <table:table-cell office:value-type="float" office:value="1443132905.68261" calcext:value-type="float">
            <text:p>1443132905.68261</text:p>
          </table:table-cell>
          <table:table-cell table:formula="of:=[.G64]-[.$B$2]" office:value-type="float" office:value="15.5594680309296" calcext:value-type="float">
            <text:p>15.5594680309</text:p>
          </table:table-cell>
          <table:table-cell table:formula="of:=[.C64]/([.H64]-[.H63])" office:value-type="float" office:value="105005.391513469" calcext:value-type="float">
            <text:p>105005.391513469</text:p>
          </table:table-cell>
          <table:table-cell table:formula="of:=[.G64]-[.$B64]" office:value-type="float" office:value="0.274418115615845" calcext:value-type="float">
            <text:p>0.274418115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2905.48667" calcext:value-type="float">
            <text:p>1443132905.48667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15.3635215759277" calcext:value-type="float">
            <text:p>15.3635215759</text:p>
          </table:table-cell>
          <table:table-cell table:formula="of:=[.C65]/([.D65]-[.D64])" office:value-type="float" office:value="104802.165974952" calcext:value-type="float">
            <text:p>104802.165974952</text:p>
          </table:table-cell>
          <table:table-cell/>
          <table:table-cell office:value-type="float" office:value="1443132905.76105" calcext:value-type="float">
            <text:p>1443132905.76105</text:p>
          </table:table-cell>
          <table:table-cell table:formula="of:=[.G65]-[.$B$2]" office:value-type="float" office:value="15.6379072666168" calcext:value-type="float">
            <text:p>15.6379072666</text:p>
          </table:table-cell>
          <table:table-cell table:formula="of:=[.C65]/([.H65]-[.H64])" office:value-type="float" office:value="104845.488714217" calcext:value-type="float">
            <text:p>104845.488714217</text:p>
          </table:table-cell>
          <table:table-cell table:formula="of:=[.G65]-[.$B65]" office:value-type="float" office:value="0.274385690689087" calcext:value-type="float">
            <text:p>0.274385690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2905.56513" calcext:value-type="float">
            <text:p>1443132905.56513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15.4419860839844" calcext:value-type="float">
            <text:p>15.441986084</text:p>
          </table:table-cell>
          <table:table-cell table:formula="of:=[.C66]/([.D66]-[.D65])" office:value-type="float" office:value="104811.719383538" calcext:value-type="float">
            <text:p>104811.719383538</text:p>
          </table:table-cell>
          <table:table-cell/>
          <table:table-cell office:value-type="float" office:value="1443132905.8396" calcext:value-type="float">
            <text:p>1443132905.8396</text:p>
          </table:table-cell>
          <table:table-cell table:formula="of:=[.G66]-[.$B$2]" office:value-type="float" office:value="15.7164566516876" calcext:value-type="float">
            <text:p>15.7164566517</text:p>
          </table:table-cell>
          <table:table-cell table:formula="of:=[.C66]/([.H66]-[.H65])" office:value-type="float" office:value="104698.464444849" calcext:value-type="float">
            <text:p>104698.464444849</text:p>
          </table:table-cell>
          <table:table-cell table:formula="of:=[.G66]-[.$B66]" office:value-type="float" office:value="0.274470567703247" calcext:value-type="float">
            <text:p>0.274470567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2905.64364" calcext:value-type="float">
            <text:p>1443132905.64364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15.520495891571" calcext:value-type="float">
            <text:p>15.5204958916</text:p>
          </table:table-cell>
          <table:table-cell table:formula="of:=[.C67]/([.D67]-[.D66])" office:value-type="float" office:value="104751.243861109" calcext:value-type="float">
            <text:p>104751.243861109</text:p>
          </table:table-cell>
          <table:table-cell/>
          <table:table-cell office:value-type="float" office:value="1443132905.91803" calcext:value-type="float">
            <text:p>1443132905.91803</text:p>
          </table:table-cell>
          <table:table-cell table:formula="of:=[.G67]-[.$B$2]" office:value-type="float" office:value="15.7948846817017" calcext:value-type="float">
            <text:p>15.7948846817</text:p>
          </table:table-cell>
          <table:table-cell table:formula="of:=[.C67]/([.H67]-[.H66])" office:value-type="float" office:value="104860.468872264" calcext:value-type="float">
            <text:p>104860.468872264</text:p>
          </table:table-cell>
          <table:table-cell table:formula="of:=[.G67]-[.$B67]" office:value-type="float" office:value="0.274388790130615" calcext:value-type="float">
            <text:p>0.274388790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2905.72212" calcext:value-type="float">
            <text:p>1443132905.72212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15.5989692211151" calcext:value-type="float">
            <text:p>15.5989692211</text:p>
          </table:table-cell>
          <table:table-cell table:formula="of:=[.C68]/([.D68]-[.D67])" office:value-type="float" office:value="104799.937096867" calcext:value-type="float">
            <text:p>104799.937096867</text:p>
          </table:table-cell>
          <table:table-cell/>
          <table:table-cell office:value-type="float" office:value="1443132905.99656" calcext:value-type="float">
            <text:p>1443132905.99656</text:p>
          </table:table-cell>
          <table:table-cell table:formula="of:=[.G68]-[.$B$2]" office:value-type="float" office:value="15.8734142780304" calcext:value-type="float">
            <text:p>15.873414278</text:p>
          </table:table-cell>
          <table:table-cell table:formula="of:=[.C68]/([.H68]-[.H67])" office:value-type="float" office:value="104724.847503013" calcext:value-type="float">
            <text:p>104724.847503013</text:p>
          </table:table-cell>
          <table:table-cell table:formula="of:=[.G68]-[.$B68]" office:value-type="float" office:value="0.274445056915283" calcext:value-type="float">
            <text:p>0.274445056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2905.80058" calcext:value-type="float">
            <text:p>1443132905.80058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15.6774370670319" calcext:value-type="float">
            <text:p>15.677437067</text:p>
          </table:table-cell>
          <table:table-cell table:formula="of:=[.C69]/([.D69]-[.D68])" office:value-type="float" office:value="104807.260909461" calcext:value-type="float">
            <text:p>104807.260909461</text:p>
          </table:table-cell>
          <table:table-cell/>
          <table:table-cell office:value-type="float" office:value="1443132906.07503" calcext:value-type="float">
            <text:p>1443132906.07503</text:p>
          </table:table-cell>
          <table:table-cell table:formula="of:=[.G69]-[.$B$2]" office:value-type="float" office:value="15.9518873691559" calcext:value-type="float">
            <text:p>15.9518873692</text:p>
          </table:table-cell>
          <table:table-cell table:formula="of:=[.C69]/([.H69]-[.H68])" office:value-type="float" office:value="104800.255502218" calcext:value-type="float">
            <text:p>104800.255502218</text:p>
          </table:table-cell>
          <table:table-cell table:formula="of:=[.G69]-[.$B69]" office:value-type="float" office:value="0.274450302124023" calcext:value-type="float">
            <text:p>0.274450302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2905.87906" calcext:value-type="float">
            <text:p>1443132905.87906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15.7559111118317" calcext:value-type="float">
            <text:p>15.7559111118</text:p>
          </table:table-cell>
          <table:table-cell table:formula="of:=[.C70]/([.D70]-[.D69])" office:value-type="float" office:value="104798.981892424" calcext:value-type="float">
            <text:p>104798.981892424</text:p>
          </table:table-cell>
          <table:table-cell/>
          <table:table-cell office:value-type="float" office:value="1443132906.15353" calcext:value-type="float">
            <text:p>1443132906.15353</text:p>
          </table:table-cell>
          <table:table-cell table:formula="of:=[.G70]-[.$B$2]" office:value-type="float" office:value="16.0303826332092" calcext:value-type="float">
            <text:p>16.0303826332</text:p>
          </table:table-cell>
          <table:table-cell table:formula="of:=[.C70]/([.H70]-[.H69])" office:value-type="float" office:value="104770.652079227" calcext:value-type="float">
            <text:p>104770.652079227</text:p>
          </table:table-cell>
          <table:table-cell table:formula="of:=[.G70]-[.$B70]" office:value-type="float" office:value="0.274471521377563" calcext:value-type="float">
            <text:p>0.274471521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2905.95757" calcext:value-type="float">
            <text:p>1443132905.95757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15.8344235420227" calcext:value-type="float">
            <text:p>15.834423542</text:p>
          </table:table-cell>
          <table:table-cell table:formula="of:=[.C71]/([.D71]-[.D70])" office:value-type="float" office:value="104747.744783711" calcext:value-type="float">
            <text:p>104747.744783711</text:p>
          </table:table-cell>
          <table:table-cell/>
          <table:table-cell office:value-type="float" office:value="1443132906.23032" calcext:value-type="float">
            <text:p>1443132906.23032</text:p>
          </table:table-cell>
          <table:table-cell table:formula="of:=[.G71]-[.$B$2]" office:value-type="float" office:value="16.1071736812592" calcext:value-type="float">
            <text:p>16.1071736813</text:p>
          </table:table-cell>
          <table:table-cell table:formula="of:=[.C71]/([.H71]-[.H70])" office:value-type="float" office:value="107095.816619836" calcext:value-type="float">
            <text:p>107095.816619836</text:p>
          </table:table-cell>
          <table:table-cell table:formula="of:=[.G71]-[.$B71]" office:value-type="float" office:value="0.27275013923645" calcext:value-type="float">
            <text:p>0.272750139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2906.0344" calcext:value-type="float">
            <text:p>1443132906.0344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15.9112522602081" calcext:value-type="float">
            <text:p>15.9112522602</text:p>
          </table:table-cell>
          <table:table-cell table:formula="of:=[.C72]/([.D72]-[.D71])" office:value-type="float" office:value="107043.306126122" calcext:value-type="float">
            <text:p>107043.306126122</text:p>
          </table:table-cell>
          <table:table-cell/>
          <table:table-cell office:value-type="float" office:value="1443132906.30526" calcext:value-type="float">
            <text:p>1443132906.30526</text:p>
          </table:table-cell>
          <table:table-cell table:formula="of:=[.G72]-[.$B$2]" office:value-type="float" office:value="16.1821091175079" calcext:value-type="float">
            <text:p>16.1821091175</text:p>
          </table:table-cell>
          <table:table-cell table:formula="of:=[.C72]/([.H72]-[.H71])" office:value-type="float" office:value="109747.809737132" calcext:value-type="float">
            <text:p>109747.809737132</text:p>
          </table:table-cell>
          <table:table-cell table:formula="of:=[.G72]-[.$B72]" office:value-type="float" office:value="0.270856857299805" calcext:value-type="float">
            <text:p>0.270856857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2906.10931" calcext:value-type="float">
            <text:p>1443132906.10931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15.9861612319946" calcext:value-type="float">
            <text:p>15.986161232</text:p>
          </table:table-cell>
          <table:table-cell table:formula="of:=[.C73]/([.D73]-[.D72])" office:value-type="float" office:value="109786.582352773" calcext:value-type="float">
            <text:p>109786.582352773</text:p>
          </table:table-cell>
          <table:table-cell/>
          <table:table-cell office:value-type="float" office:value="1443132906.38014" calcext:value-type="float">
            <text:p>1443132906.38014</text:p>
          </table:table-cell>
          <table:table-cell table:formula="of:=[.G73]-[.$B$2]" office:value-type="float" office:value="16.2569901943207" calcext:value-type="float">
            <text:p>16.2569901943</text:p>
          </table:table-cell>
          <table:table-cell table:formula="of:=[.C73]/([.H73]-[.H72])" office:value-type="float" office:value="109827.480453651" calcext:value-type="float">
            <text:p>109827.480453651</text:p>
          </table:table-cell>
          <table:table-cell table:formula="of:=[.G73]-[.$B73]" office:value-type="float" office:value="0.27082896232605" calcext:value-type="float">
            <text:p>0.270828962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2906.18426" calcext:value-type="float">
            <text:p>1443132906.18426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16.0611176490784" calcext:value-type="float">
            <text:p>16.0611176491</text:p>
          </table:table-cell>
          <table:table-cell table:formula="of:=[.C74]/([.D74]-[.D73])" office:value-type="float" office:value="109717.090543592" calcext:value-type="float">
            <text:p>109717.090543592</text:p>
          </table:table-cell>
          <table:table-cell/>
          <table:table-cell office:value-type="float" office:value="1443132906.455" calcext:value-type="float">
            <text:p>1443132906.455</text:p>
          </table:table-cell>
          <table:table-cell table:formula="of:=[.G74]-[.$B$2]" office:value-type="float" office:value="16.3318507671356" calcext:value-type="float">
            <text:p>16.3318507671</text:p>
          </table:table-cell>
          <table:table-cell table:formula="of:=[.C74]/([.H74]-[.H73])" office:value-type="float" office:value="109857.561741213" calcext:value-type="float">
            <text:p>109857.561741213</text:p>
          </table:table-cell>
          <table:table-cell table:formula="of:=[.G74]-[.$B74]" office:value-type="float" office:value="0.270733118057251" calcext:value-type="float">
            <text:p>0.270733118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2906.25917" calcext:value-type="float">
            <text:p>1443132906.25917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16.1360216140747" calcext:value-type="float">
            <text:p>16.1360216141</text:p>
          </table:table-cell>
          <table:table-cell table:formula="of:=[.C75]/([.D75]-[.D74])" office:value-type="float" office:value="109793.920794474" calcext:value-type="float">
            <text:p>109793.920794474</text:p>
          </table:table-cell>
          <table:table-cell/>
          <table:table-cell office:value-type="float" office:value="1443132906.52992" calcext:value-type="float">
            <text:p>1443132906.52992</text:p>
          </table:table-cell>
          <table:table-cell table:formula="of:=[.G75]-[.$B$2]" office:value-type="float" office:value="16.4067711830139" calcext:value-type="float">
            <text:p>16.406771183</text:p>
          </table:table-cell>
          <table:table-cell table:formula="of:=[.C75]/([.H75]-[.H74])" office:value-type="float" office:value="109769.812454851" calcext:value-type="float">
            <text:p>109769.812454851</text:p>
          </table:table-cell>
          <table:table-cell table:formula="of:=[.G75]-[.$B75]" office:value-type="float" office:value="0.270749568939209" calcext:value-type="float">
            <text:p>0.270749568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2906.33408" calcext:value-type="float">
            <text:p>1443132906.33408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16.2109293937683" calcext:value-type="float">
            <text:p>16.2109293938</text:p>
          </table:table-cell>
          <table:table-cell table:formula="of:=[.C76]/([.D76]-[.D75])" office:value-type="float" office:value="109788.329511818" calcext:value-type="float">
            <text:p>109788.329511818</text:p>
          </table:table-cell>
          <table:table-cell/>
          <table:table-cell office:value-type="float" office:value="1443132906.60482" calcext:value-type="float">
            <text:p>1443132906.60482</text:p>
          </table:table-cell>
          <table:table-cell table:formula="of:=[.G76]-[.$B$2]" office:value-type="float" office:value="16.4816708564758" calcext:value-type="float">
            <text:p>16.4816708565</text:p>
          </table:table-cell>
          <table:table-cell table:formula="of:=[.C76]/([.H76]-[.H75])" office:value-type="float" office:value="109800.211668237" calcext:value-type="float">
            <text:p>109800.211668237</text:p>
          </table:table-cell>
          <table:table-cell table:formula="of:=[.G76]-[.$B76]" office:value-type="float" office:value="0.27074146270752" calcext:value-type="float">
            <text:p>0.270741462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2906.40898" calcext:value-type="float">
            <text:p>1443132906.40898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16.2858355045319" calcext:value-type="float">
            <text:p>16.2858355045</text:p>
          </table:table-cell>
          <table:table-cell table:formula="of:=[.C77]/([.D77]-[.D76])" office:value-type="float" office:value="109790.775627906" calcext:value-type="float">
            <text:p>109790.775627906</text:p>
          </table:table-cell>
          <table:table-cell/>
          <table:table-cell office:value-type="float" office:value="1443132906.67975" calcext:value-type="float">
            <text:p>1443132906.67975</text:p>
          </table:table-cell>
          <table:table-cell table:formula="of:=[.G77]-[.$B$2]" office:value-type="float" office:value="16.5566067695618" calcext:value-type="float">
            <text:p>16.5566067696</text:p>
          </table:table-cell>
          <table:table-cell table:formula="of:=[.C77]/([.H77]-[.H76])" office:value-type="float" office:value="109747.11138261" calcext:value-type="float">
            <text:p>109747.11138261</text:p>
          </table:table-cell>
          <table:table-cell table:formula="of:=[.G77]-[.$B77]" office:value-type="float" office:value="0.270771265029907" calcext:value-type="float">
            <text:p>0.27077126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2906.48389" calcext:value-type="float">
            <text:p>1443132906.48389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16.3607413768768" calcext:value-type="float">
            <text:p>16.3607413769</text:p>
          </table:table-cell>
          <table:table-cell table:formula="of:=[.C78]/([.D78]-[.D77])" office:value-type="float" office:value="109791.12508196" calcext:value-type="float">
            <text:p>109791.12508196</text:p>
          </table:table-cell>
          <table:table-cell/>
          <table:table-cell office:value-type="float" office:value="1443132906.75466" calcext:value-type="float">
            <text:p>1443132906.75466</text:p>
          </table:table-cell>
          <table:table-cell table:formula="of:=[.G78]-[.$B$2]" office:value-type="float" office:value="16.6315181255341" calcext:value-type="float">
            <text:p>16.6315181255</text:p>
          </table:table-cell>
          <table:table-cell table:formula="of:=[.C78]/([.H78]-[.H77])" office:value-type="float" office:value="109783.088201502" calcext:value-type="float">
            <text:p>109783.088201502</text:p>
          </table:table-cell>
          <table:table-cell table:formula="of:=[.G78]-[.$B78]" office:value-type="float" office:value="0.270776748657227" calcext:value-type="float">
            <text:p>0.270776748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2906.5588" calcext:value-type="float">
            <text:p>1443132906.5588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16.4356491565704" calcext:value-type="float">
            <text:p>16.4356491566</text:p>
          </table:table-cell>
          <table:table-cell table:formula="of:=[.C79]/([.D79]-[.D78])" office:value-type="float" office:value="109788.329511818" calcext:value-type="float">
            <text:p>109788.329511818</text:p>
          </table:table-cell>
          <table:table-cell/>
          <table:table-cell office:value-type="float" office:value="1443132906.82958" calcext:value-type="float">
            <text:p>1443132906.82958</text:p>
          </table:table-cell>
          <table:table-cell table:formula="of:=[.G79]-[.$B$2]" office:value-type="float" office:value="16.7064311504364" calcext:value-type="float">
            <text:p>16.7064311504</text:p>
          </table:table-cell>
          <table:table-cell table:formula="of:=[.C79]/([.H79]-[.H78])" office:value-type="float" office:value="109780.642427946" calcext:value-type="float">
            <text:p>109780.642427946</text:p>
          </table:table-cell>
          <table:table-cell table:formula="of:=[.G79]-[.$B79]" office:value-type="float" office:value="0.270781993865967" calcext:value-type="float">
            <text:p>0.270781993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2906.63372" calcext:value-type="float">
            <text:p>1443132906.63372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16.5105717182159" calcext:value-type="float">
            <text:p>16.5105717182</text:p>
          </table:table-cell>
          <table:table-cell table:formula="of:=[.C80]/([.D80]-[.D79])" office:value-type="float" office:value="109766.668669331" calcext:value-type="float">
            <text:p>109766.668669331</text:p>
          </table:table-cell>
          <table:table-cell/>
          <table:table-cell office:value-type="float" office:value="1443132906.90439" calcext:value-type="float">
            <text:p>1443132906.90439</text:p>
          </table:table-cell>
          <table:table-cell table:formula="of:=[.G80]-[.$B$2]" office:value-type="float" office:value="16.7812459468842" calcext:value-type="float">
            <text:p>16.7812459469</text:p>
          </table:table-cell>
          <table:table-cell table:formula="of:=[.C80]/([.H80]-[.H79])" office:value-type="float" office:value="109924.779461816" calcext:value-type="float">
            <text:p>109924.779461816</text:p>
          </table:table-cell>
          <table:table-cell table:formula="of:=[.G80]-[.$B80]" office:value-type="float" office:value="0.270674228668213" calcext:value-type="float">
            <text:p>0.270674228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2906.70863" calcext:value-type="float">
            <text:p>1443132906.70863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16.5854823589325" calcext:value-type="float">
            <text:p>16.5854823589</text:p>
          </table:table-cell>
          <table:table-cell table:formula="of:=[.C81]/([.D81]-[.D80])" office:value-type="float" office:value="109784.136423529" calcext:value-type="float">
            <text:p>109784.136423529</text:p>
          </table:table-cell>
          <table:table-cell/>
          <table:table-cell office:value-type="float" office:value="1443132906.97938" calcext:value-type="float">
            <text:p>1443132906.97938</text:p>
          </table:table-cell>
          <table:table-cell table:formula="of:=[.G81]-[.$B$2]" office:value-type="float" office:value="16.8562347888947" calcext:value-type="float">
            <text:p>16.8562347889</text:p>
          </table:table-cell>
          <table:table-cell table:formula="of:=[.C81]/([.H81]-[.H80])" office:value-type="float" office:value="109669.649237265" calcext:value-type="float">
            <text:p>109669.649237265</text:p>
          </table:table-cell>
          <table:table-cell table:formula="of:=[.G81]-[.$B81]" office:value-type="float" office:value="0.270752429962158" calcext:value-type="float">
            <text:p>0.2707524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2906.78351" calcext:value-type="float">
            <text:p>1443132906.78351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16.6603677272797" calcext:value-type="float">
            <text:p>16.6603677273</text:p>
          </table:table-cell>
          <table:table-cell table:formula="of:=[.C82]/([.D82]-[.D81])" office:value-type="float" office:value="109821.186454924" calcext:value-type="float">
            <text:p>109821.186454924</text:p>
          </table:table-cell>
          <table:table-cell/>
          <table:table-cell office:value-type="float" office:value="1443132910.00351" calcext:value-type="float">
            <text:p>1443132910.00351</text:p>
          </table:table-cell>
          <table:table-cell table:formula="of:=[.G82]-[.$B$2]" office:value-type="float" office:value="19.8803677558899" calcext:value-type="float">
            <text:p>19.8803677559</text:p>
          </table:table-cell>
          <table:table-cell table:formula="of:=[.C82]/([.H82]-[.H81])" office:value-type="float" office:value="2719.45714350362" calcext:value-type="float">
            <text:p>2719.4571435036</text:p>
          </table:table-cell>
          <table:table-cell table:formula="of:=[.G82]-[.$B82]" office:value-type="float" office:value="3.22000002861023" calcext:value-type="float">
            <text:p>3.220000028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2906.85842" calcext:value-type="float">
            <text:p>1443132906.85842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16.7352783679962" calcext:value-type="float">
            <text:p>16.735278368</text:p>
          </table:table-cell>
          <table:table-cell table:formula="of:=[.C83]/([.D83]-[.D82])" office:value-type="float" office:value="109784.136423529" calcext:value-type="float">
            <text:p>109784.136423529</text:p>
          </table:table-cell>
          <table:table-cell/>
          <table:table-cell office:value-type="float" office:value="1443132910.03792" calcext:value-type="float">
            <text:p>1443132910.03792</text:p>
          </table:table-cell>
          <table:table-cell table:formula="of:=[.G83]-[.$B$2]" office:value-type="float" office:value="19.9147741794586" calcext:value-type="float">
            <text:p>19.9147741795</text:p>
          </table:table-cell>
          <table:table-cell table:formula="of:=[.C83]/([.H83]-[.H82])" office:value-type="float" office:value="239025.133884458" calcext:value-type="float">
            <text:p>239025.133884458</text:p>
          </table:table-cell>
          <table:table-cell table:formula="of:=[.G83]-[.$B83]" office:value-type="float" office:value="3.1794958114624" calcext:value-type="float">
            <text:p>3.179495811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2906.93335" calcext:value-type="float">
            <text:p>1443132906.93335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16.8102042675018" calcext:value-type="float">
            <text:p>16.8102042675</text:p>
          </table:table-cell>
          <table:table-cell table:formula="of:=[.C84]/([.D84]-[.D83])" office:value-type="float" office:value="109761.778694211" calcext:value-type="float">
            <text:p>109761.778694211</text:p>
          </table:table-cell>
          <table:table-cell/>
          <table:table-cell office:value-type="float" office:value="1443132910.07236" calcext:value-type="float">
            <text:p>1443132910.07236</text:p>
          </table:table-cell>
          <table:table-cell table:formula="of:=[.G84]-[.$B$2]" office:value-type="float" office:value="19.9492144584656" calcext:value-type="float">
            <text:p>19.9492144585</text:p>
          </table:table-cell>
          <table:table-cell table:formula="of:=[.C84]/([.H84]-[.H83])" office:value-type="float" office:value="238790.167708528" calcext:value-type="float">
            <text:p>238790.167708528</text:p>
          </table:table-cell>
          <table:table-cell table:formula="of:=[.G84]-[.$B84]" office:value-type="float" office:value="3.13901019096375" calcext:value-type="float">
            <text:p>3.13901019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2920.0113" calcext:value-type="float">
            <text:p>1443132920.0113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9.8881554603577" calcext:value-type="float">
            <text:p>29.8881554604</text:p>
          </table:table-cell>
          <table:table-cell table:formula="of:=[.C85]/([.D85]-[.D84])" office:value-type="float" office:value="628.844677482247" calcext:value-type="float">
            <text:p>628.8446774822</text:p>
          </table:table-cell>
          <table:table-cell/>
          <table:table-cell office:value-type="float" office:value="1443132920.31001" calcext:value-type="float">
            <text:p>1443132920.31001</text:p>
          </table:table-cell>
          <table:table-cell table:formula="of:=[.G85]-[.$B$2]" office:value-type="float" office:value="30.1868667602539" calcext:value-type="float">
            <text:p>30.1868667603</text:p>
          </table:table-cell>
          <table:table-cell table:formula="of:=[.C85]/([.H85]-[.H84])" office:value-type="float" office:value="803.309172608198" calcext:value-type="float">
            <text:p>803.3091726082</text:p>
          </table:table-cell>
          <table:table-cell table:formula="of:=[.G85]-[.$B85]" office:value-type="float" office:value="0.29871129989624" calcext:value-type="float">
            <text:p>0.298711299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2920.11425" calcext:value-type="float">
            <text:p>1443132920.11425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9.9911060333252" calcext:value-type="float">
            <text:p>29.9911060333</text:p>
          </table:table-cell>
          <table:table-cell table:formula="of:=[.C86]/([.D86]-[.D85])" office:value-type="float" office:value="79882.9939741458" calcext:value-type="float">
            <text:p>79882.9939741458</text:p>
          </table:table-cell>
          <table:table-cell/>
          <table:table-cell office:value-type="float" office:value="1443132920.41292" calcext:value-type="float">
            <text:p>1443132920.41292</text:p>
          </table:table-cell>
          <table:table-cell table:formula="of:=[.G86]-[.$B$2]" office:value-type="float" office:value="30.2897756099701" calcext:value-type="float">
            <text:p>30.28977561</text:p>
          </table:table-cell>
          <table:table-cell table:formula="of:=[.C86]/([.H86]-[.H85])" office:value-type="float" office:value="79915.3816477501" calcext:value-type="float">
            <text:p>79915.3816477501</text:p>
          </table:table-cell>
          <table:table-cell table:formula="of:=[.G86]-[.$B86]" office:value-type="float" office:value="0.298669576644897" calcext:value-type="float">
            <text:p>0.298669576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2920.2172" calcext:value-type="float">
            <text:p>1443132920.2172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30.0940504074097" calcext:value-type="float">
            <text:p>30.0940504074</text:p>
          </table:table-cell>
          <table:table-cell table:formula="of:=[.C87]/([.D87]-[.D86])" office:value-type="float" office:value="79887.8041965816" calcext:value-type="float">
            <text:p>79887.8041965816</text:p>
          </table:table-cell>
          <table:table-cell/>
          <table:table-cell office:value-type="float" office:value="1443132920.51585" calcext:value-type="float">
            <text:p>1443132920.51585</text:p>
          </table:table-cell>
          <table:table-cell table:formula="of:=[.G87]-[.$B$2]" office:value-type="float" office:value="30.3926999568939" calcext:value-type="float">
            <text:p>30.3926999569</text:p>
          </table:table-cell>
          <table:table-cell table:formula="of:=[.C87]/([.H87]-[.H86])" office:value-type="float" office:value="79903.3488751344" calcext:value-type="float">
            <text:p>79903.3488751344</text:p>
          </table:table-cell>
          <table:table-cell table:formula="of:=[.G87]-[.$B87]" office:value-type="float" office:value="0.298649549484253" calcext:value-type="float">
            <text:p>0.298649549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2920.32014" calcext:value-type="float">
            <text:p>1443132920.32014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30.1969909667969" calcext:value-type="float">
            <text:p>30.1969909668</text:p>
          </table:table-cell>
          <table:table-cell table:formula="of:=[.C88]/([.D88]-[.D87])" office:value-type="float" office:value="79890.7646214135" calcext:value-type="float">
            <text:p>79890.7646214135</text:p>
          </table:table-cell>
          <table:table-cell/>
          <table:table-cell office:value-type="float" office:value="1443132920.61878" calcext:value-type="float">
            <text:p>1443132920.61878</text:p>
          </table:table-cell>
          <table:table-cell table:formula="of:=[.G88]-[.$B$2]" office:value-type="float" office:value="30.495635509491" calcext:value-type="float">
            <text:p>30.4956355095</text:p>
          </table:table-cell>
          <table:table-cell table:formula="of:=[.C88]/([.H88]-[.H87])" office:value-type="float" office:value="79894.6505119944" calcext:value-type="float">
            <text:p>79894.6505119944</text:p>
          </table:table-cell>
          <table:table-cell table:formula="of:=[.G88]-[.$B88]" office:value-type="float" office:value="0.298644542694092" calcext:value-type="float">
            <text:p>0.298644542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2920.42308" calcext:value-type="float">
            <text:p>1443132920.42308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30.2999346256256" calcext:value-type="float">
            <text:p>30.2999346256</text:p>
          </table:table-cell>
          <table:table-cell table:formula="of:=[.C89]/([.D89]-[.D88])" office:value-type="float" office:value="79888.3592595252" calcext:value-type="float">
            <text:p>79888.3592595252</text:p>
          </table:table-cell>
          <table:table-cell/>
          <table:table-cell office:value-type="float" office:value="1443132920.72171" calcext:value-type="float">
            <text:p>1443132920.72171</text:p>
          </table:table-cell>
          <table:table-cell table:formula="of:=[.G89]-[.$B$2]" office:value-type="float" office:value="30.5985641479492" calcext:value-type="float">
            <text:p>30.5985641479</text:p>
          </table:table-cell>
          <table:table-cell table:formula="of:=[.C89]/([.H89]-[.H88])" office:value-type="float" office:value="79900.017363347" calcext:value-type="float">
            <text:p>79900.017363347</text:p>
          </table:table-cell>
          <table:table-cell table:formula="of:=[.G89]-[.$B89]" office:value-type="float" office:value="0.298629522323608" calcext:value-type="float">
            <text:p>0.298629522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2920.52602" calcext:value-type="float">
            <text:p>1443132920.52602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30.4028730392456" calcext:value-type="float">
            <text:p>30.4028730392</text:p>
          </table:table-cell>
          <table:table-cell table:formula="of:=[.C90]/([.D90]-[.D89])" office:value-type="float" office:value="79892.4299568042" calcext:value-type="float">
            <text:p>79892.4299568042</text:p>
          </table:table-cell>
          <table:table-cell/>
          <table:table-cell office:value-type="float" office:value="1443132920.8247" calcext:value-type="float">
            <text:p>1443132920.8247</text:p>
          </table:table-cell>
          <table:table-cell table:formula="of:=[.G90]-[.$B$2]" office:value-type="float" office:value="30.7015497684479" calcext:value-type="float">
            <text:p>30.7015497684</text:p>
          </table:table-cell>
          <table:table-cell table:formula="of:=[.C90]/([.H90]-[.H89])" office:value-type="float" office:value="79855.808608807" calcext:value-type="float">
            <text:p>79855.808608807</text:p>
          </table:table-cell>
          <table:table-cell table:formula="of:=[.G90]-[.$B90]" office:value-type="float" office:value="0.298676729202271" calcext:value-type="float">
            <text:p>0.298676729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2920.62896" calcext:value-type="float">
            <text:p>1443132920.62896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30.505811214447" calcext:value-type="float">
            <text:p>30.5058112144</text:p>
          </table:table-cell>
          <table:table-cell table:formula="of:=[.C91]/([.D91]-[.D90])" office:value-type="float" office:value="79892.6149983556" calcext:value-type="float">
            <text:p>79892.6149983556</text:p>
          </table:table-cell>
          <table:table-cell/>
          <table:table-cell office:value-type="float" office:value="1443132920.9277" calcext:value-type="float">
            <text:p>1443132920.9277</text:p>
          </table:table-cell>
          <table:table-cell table:formula="of:=[.G91]-[.$B$2]" office:value-type="float" office:value="30.8045489788055" calcext:value-type="float">
            <text:p>30.8045489788</text:p>
          </table:table-cell>
          <table:table-cell table:formula="of:=[.C91]/([.H91]-[.H90])" office:value-type="float" office:value="79845.2723224" calcext:value-type="float">
            <text:p>79845.2723224</text:p>
          </table:table-cell>
          <table:table-cell table:formula="of:=[.G91]-[.$B91]" office:value-type="float" office:value="0.298737764358521" calcext:value-type="float">
            <text:p>0.29873776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2920.7319" calcext:value-type="float">
            <text:p>1443132920.7319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30.6087517738342" calcext:value-type="float">
            <text:p>30.6087517738</text:p>
          </table:table-cell>
          <table:table-cell table:formula="of:=[.C92]/([.D92]-[.D91])" office:value-type="float" office:value="79890.7646214135" calcext:value-type="float">
            <text:p>79890.7646214135</text:p>
          </table:table-cell>
          <table:table-cell/>
          <table:table-cell office:value-type="float" office:value="1443132921.0306" calcext:value-type="float">
            <text:p>1443132921.0306</text:p>
          </table:table-cell>
          <table:table-cell table:formula="of:=[.G92]-[.$B$2]" office:value-type="float" office:value="30.907457113266" calcext:value-type="float">
            <text:p>30.9074571133</text:p>
          </table:table-cell>
          <table:table-cell table:formula="of:=[.C92]/([.H92]-[.H91])" office:value-type="float" office:value="79915.9370939791" calcext:value-type="float">
            <text:p>79915.9370939791</text:p>
          </table:table-cell>
          <table:table-cell table:formula="of:=[.G92]-[.$B92]" office:value-type="float" office:value="0.298705339431763" calcext:value-type="float">
            <text:p>0.298705339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2920.83487" calcext:value-type="float">
            <text:p>1443132920.83487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30.7117221355438" calcext:value-type="float">
            <text:p>30.7117221355</text:p>
          </table:table-cell>
          <table:table-cell table:formula="of:=[.C93]/([.D93]-[.D92])" office:value-type="float" office:value="79867.6421395312" calcext:value-type="float">
            <text:p>79867.6421395312</text:p>
          </table:table-cell>
          <table:table-cell/>
          <table:table-cell office:value-type="float" office:value="1443132921.13354" calcext:value-type="float">
            <text:p>1443132921.13354</text:p>
          </table:table-cell>
          <table:table-cell table:formula="of:=[.G93]-[.$B$2]" office:value-type="float" office:value="31.0103957653046" calcext:value-type="float">
            <text:p>31.0103957653</text:p>
          </table:table-cell>
          <table:table-cell table:formula="of:=[.C93]/([.H93]-[.H92])" office:value-type="float" office:value="79892.24491611" calcext:value-type="float">
            <text:p>79892.24491611</text:p>
          </table:table-cell>
          <table:table-cell table:formula="of:=[.G93]-[.$B93]" office:value-type="float" office:value="0.298673629760742" calcext:value-type="float">
            <text:p>0.298673629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2920.93782" calcext:value-type="float">
            <text:p>1443132920.93782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30.8146708011627" calcext:value-type="float">
            <text:p>30.8146708012</text:p>
          </table:table-cell>
          <table:table-cell table:formula="of:=[.C94]/([.D94]-[.D93])" office:value-type="float" office:value="79884.4739808892" calcext:value-type="float">
            <text:p>79884.4739808892</text:p>
          </table:table-cell>
          <table:table-cell/>
          <table:table-cell office:value-type="float" office:value="1443132921.23402" calcext:value-type="float">
            <text:p>1443132921.23402</text:p>
          </table:table-cell>
          <table:table-cell table:formula="of:=[.G94]-[.$B$2]" office:value-type="float" office:value="31.1108729839325" calcext:value-type="float">
            <text:p>31.1108729839</text:p>
          </table:table-cell>
          <table:table-cell table:formula="of:=[.C94]/([.H94]-[.H93])" office:value-type="float" office:value="81849.3994191234" calcext:value-type="float">
            <text:p>81849.3994191234</text:p>
          </table:table-cell>
          <table:table-cell table:formula="of:=[.G94]-[.$B94]" office:value-type="float" office:value="0.296202182769775" calcext:value-type="float">
            <text:p>0.296202182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2921.03835" calcext:value-type="float">
            <text:p>1443132921.03835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30.9152002334595" calcext:value-type="float">
            <text:p>30.9152002335</text:p>
          </table:table-cell>
          <table:table-cell table:formula="of:=[.C95]/([.D95]-[.D94])" office:value-type="float" office:value="81806.8879144126" calcext:value-type="float">
            <text:p>81806.8879144126</text:p>
          </table:table-cell>
          <table:table-cell/>
          <table:table-cell office:value-type="float" office:value="1443132921.33095" calcext:value-type="float">
            <text:p>1443132921.33095</text:p>
          </table:table-cell>
          <table:table-cell table:formula="of:=[.G95]-[.$B$2]" office:value-type="float" office:value="31.2078063488007" calcext:value-type="float">
            <text:p>31.2078063488</text:p>
          </table:table-cell>
          <table:table-cell table:formula="of:=[.C95]/([.H95]-[.H94])" office:value-type="float" office:value="84841.7880797308" calcext:value-type="float">
            <text:p>84841.7880797308</text:p>
          </table:table-cell>
          <table:table-cell table:formula="of:=[.G95]-[.$B95]" office:value-type="float" office:value="0.292606115341187" calcext:value-type="float">
            <text:p>0.292606115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2921.13523" calcext:value-type="float">
            <text:p>1443132921.13523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31.0120871067047" calcext:value-type="float">
            <text:p>31.0120871067</text:p>
          </table:table-cell>
          <table:table-cell table:formula="of:=[.C96]/([.D96]-[.D95])" office:value-type="float" office:value="84882.4998117493" calcext:value-type="float">
            <text:p>84882.4998117493</text:p>
          </table:table-cell>
          <table:table-cell/>
          <table:table-cell office:value-type="float" office:value="1443132921.42777" calcext:value-type="float">
            <text:p>1443132921.42777</text:p>
          </table:table-cell>
          <table:table-cell table:formula="of:=[.G96]-[.$B$2]" office:value-type="float" office:value="31.3046224117279" calcext:value-type="float">
            <text:p>31.3046224117</text:p>
          </table:table-cell>
          <table:table-cell table:formula="of:=[.C96]/([.H96]-[.H95])" office:value-type="float" office:value="84944.5820388302" calcext:value-type="float">
            <text:p>84944.5820388302</text:p>
          </table:table-cell>
          <table:table-cell table:formula="of:=[.G96]-[.$B96]" office:value-type="float" office:value="0.292535305023193" calcext:value-type="float">
            <text:p>0.29253530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2921.23213" calcext:value-type="float">
            <text:p>1443132921.23213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31.1089794635773" calcext:value-type="float">
            <text:p>31.1089794636</text:p>
          </table:table-cell>
          <table:table-cell table:formula="of:=[.C97]/([.D97]-[.D96])" office:value-type="float" office:value="84877.6958828335" calcext:value-type="float">
            <text:p>84877.6958828335</text:p>
          </table:table-cell>
          <table:table-cell/>
          <table:table-cell office:value-type="float" office:value="1443132921.52471" calcext:value-type="float">
            <text:p>1443132921.52471</text:p>
          </table:table-cell>
          <table:table-cell table:formula="of:=[.G97]-[.$B$2]" office:value-type="float" office:value="31.4015605449676" calcext:value-type="float">
            <text:p>31.401560545</text:p>
          </table:table-cell>
          <table:table-cell table:formula="of:=[.C97]/([.H97]-[.H96])" office:value-type="float" office:value="84837.6147254715" calcext:value-type="float">
            <text:p>84837.6147254715</text:p>
          </table:table-cell>
          <table:table-cell table:formula="of:=[.G97]-[.$B97]" office:value-type="float" office:value="0.292581081390381" calcext:value-type="float">
            <text:p>0.292581081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2921.32902" calcext:value-type="float">
            <text:p>1443132921.32902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31.2058720588684" calcext:value-type="float">
            <text:p>31.2058720589</text:p>
          </table:table-cell>
          <table:table-cell table:formula="of:=[.C98]/([.D98]-[.D97])" office:value-type="float" office:value="84877.4870286936" calcext:value-type="float">
            <text:p>84877.4870286936</text:p>
          </table:table-cell>
          <table:table-cell/>
          <table:table-cell office:value-type="float" office:value="1443132921.62163" calcext:value-type="float">
            <text:p>1443132921.62163</text:p>
          </table:table-cell>
          <table:table-cell table:formula="of:=[.G98]-[.$B$2]" office:value-type="float" office:value="31.4984793663025" calcext:value-type="float">
            <text:p>31.4984793663</text:p>
          </table:table-cell>
          <table:table-cell table:formula="of:=[.C98]/([.H98]-[.H97])" office:value-type="float" office:value="84854.5193465303" calcext:value-type="float">
            <text:p>84854.5193465303</text:p>
          </table:table-cell>
          <table:table-cell table:formula="of:=[.G98]-[.$B98]" office:value-type="float" office:value="0.292607307434082" calcext:value-type="float">
            <text:p>0.292607307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2921.42591" calcext:value-type="float">
            <text:p>1443132921.42591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31.3027677536011" calcext:value-type="float">
            <text:p>31.3027677536</text:p>
          </table:table-cell>
          <table:table-cell table:formula="of:=[.C99]/([.D99]-[.D98])" office:value-type="float" office:value="84874.7720184051" calcext:value-type="float">
            <text:p>84874.7720184051</text:p>
          </table:table-cell>
          <table:table-cell/>
          <table:table-cell office:value-type="float" office:value="1443132921.71855" calcext:value-type="float">
            <text:p>1443132921.71855</text:p>
          </table:table-cell>
          <table:table-cell table:formula="of:=[.G99]-[.$B$2]" office:value-type="float" office:value="31.5954048633575" calcext:value-type="float">
            <text:p>31.5954048634</text:p>
          </table:table-cell>
          <table:table-cell table:formula="of:=[.C99]/([.H99]-[.H98])" office:value-type="float" office:value="84848.6750119916" calcext:value-type="float">
            <text:p>84848.6750119916</text:p>
          </table:table-cell>
          <table:table-cell table:formula="of:=[.G99]-[.$B99]" office:value-type="float" office:value="0.29263710975647" calcext:value-type="float">
            <text:p>0.29263710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2921.5228" calcext:value-type="float">
            <text:p>1443132921.5228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31.3996577262878" calcext:value-type="float">
            <text:p>31.3996577263</text:p>
          </table:table-cell>
          <table:table-cell table:formula="of:=[.C100]/([.D100]-[.D99])" office:value-type="float" office:value="84879.7844807646" calcext:value-type="float">
            <text:p>84879.7844807646</text:p>
          </table:table-cell>
          <table:table-cell/>
          <table:table-cell office:value-type="float" office:value="1443132921.81539" calcext:value-type="float">
            <text:p>1443132921.81539</text:p>
          </table:table-cell>
          <table:table-cell table:formula="of:=[.G100]-[.$B$2]" office:value-type="float" office:value="31.6922438144684" calcext:value-type="float">
            <text:p>31.6922438145</text:p>
          </table:table-cell>
          <table:table-cell table:formula="of:=[.C100]/([.H100]-[.H99])" office:value-type="float" office:value="84924.5051259073" calcext:value-type="float">
            <text:p>84924.5051259073</text:p>
          </table:table-cell>
          <table:table-cell table:formula="of:=[.G100]-[.$B100]" office:value-type="float" office:value="0.292586088180542" calcext:value-type="float">
            <text:p>0.292586088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2921.6197" calcext:value-type="float">
            <text:p>1443132921.6197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31.4965524673462" calcext:value-type="float">
            <text:p>31.4965524673</text:p>
          </table:table-cell>
          <table:table-cell table:formula="of:=[.C101]/([.D101]-[.D100])" office:value-type="float" office:value="84875.6073876862" calcext:value-type="float">
            <text:p>84875.6073876862</text:p>
          </table:table-cell>
          <table:table-cell/>
          <table:table-cell office:value-type="float" office:value="1443132921.91237" calcext:value-type="float">
            <text:p>1443132921.91237</text:p>
          </table:table-cell>
          <table:table-cell table:formula="of:=[.G101]-[.$B$2]" office:value-type="float" office:value="31.7892205715179" calcext:value-type="float">
            <text:p>31.7892205715</text:p>
          </table:table-cell>
          <table:table-cell table:formula="of:=[.C101]/([.H101]-[.H100])" office:value-type="float" office:value="84803.8256816226" calcext:value-type="float">
            <text:p>84803.8256816226</text:p>
          </table:table-cell>
          <table:table-cell table:formula="of:=[.G101]-[.$B101]" office:value-type="float" office:value="0.292668104171753" calcext:value-type="float">
            <text:p>0.29266810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2921.71661" calcext:value-type="float">
            <text:p>1443132921.71661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31.5934631824493" calcext:value-type="float">
            <text:p>31.5934631824</text:p>
          </table:table-cell>
          <table:table-cell table:formula="of:=[.C102]/([.D102]-[.D101])" office:value-type="float" office:value="84861.6171209404" calcext:value-type="float">
            <text:p>84861.6171209404</text:p>
          </table:table-cell>
          <table:table-cell/>
          <table:table-cell office:value-type="float" office:value="1443132922.00934" calcext:value-type="float">
            <text:p>1443132922.00934</text:p>
          </table:table-cell>
          <table:table-cell table:formula="of:=[.G102]-[.$B$2]" office:value-type="float" office:value="31.8861901760101" calcext:value-type="float">
            <text:p>31.886190176</text:p>
          </table:table-cell>
          <table:table-cell table:formula="of:=[.C102]/([.H102]-[.H101])" office:value-type="float" office:value="84810.0808811959" calcext:value-type="float">
            <text:p>84810.0808811959</text:p>
          </table:table-cell>
          <table:table-cell table:formula="of:=[.G102]-[.$B102]" office:value-type="float" office:value="0.292726993560791" calcext:value-type="float">
            <text:p>0.292726993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2921.8135" calcext:value-type="float">
            <text:p>1443132921.8135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31.6903545856476" calcext:value-type="float">
            <text:p>31.6903545856</text:p>
          </table:table-cell>
          <table:table-cell table:formula="of:=[.C103]/([.D103]-[.D102])" office:value-type="float" office:value="84878.5313096715" calcext:value-type="float">
            <text:p>84878.5313096715</text:p>
          </table:table-cell>
          <table:table-cell/>
          <table:table-cell office:value-type="float" office:value="1443132922.10634" calcext:value-type="float">
            <text:p>1443132922.10634</text:p>
          </table:table-cell>
          <table:table-cell table:formula="of:=[.G103]-[.$B$2]" office:value-type="float" office:value="31.9831895828247" calcext:value-type="float">
            <text:p>31.9831895828</text:p>
          </table:table-cell>
          <table:table-cell table:formula="of:=[.C103]/([.H103]-[.H102])" office:value-type="float" office:value="84784.0236355369" calcext:value-type="float">
            <text:p>84784.0236355369</text:p>
          </table:table-cell>
          <table:table-cell table:formula="of:=[.G103]-[.$B103]" office:value-type="float" office:value="0.292834997177124" calcext:value-type="float">
            <text:p>0.292834997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2921.91041" calcext:value-type="float">
            <text:p>1443132921.91041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31.7872650623322" calcext:value-type="float">
            <text:p>31.7872650623</text:p>
          </table:table-cell>
          <table:table-cell table:formula="of:=[.C104]/([.D104]-[.D103])" office:value-type="float" office:value="84861.8258969868" calcext:value-type="float">
            <text:p>84861.8258969868</text:p>
          </table:table-cell>
          <table:table-cell/>
          <table:table-cell office:value-type="float" office:value="1443132922.2019" calcext:value-type="float">
            <text:p>1443132922.2019</text:p>
          </table:table-cell>
          <table:table-cell table:formula="of:=[.G104]-[.$B$2]" office:value-type="float" office:value="32.0787568092346" calcext:value-type="float">
            <text:p>32.0787568092</text:p>
          </table:table-cell>
          <table:table-cell table:formula="of:=[.C104]/([.H104]-[.H103])" office:value-type="float" office:value="86054.6058407636" calcext:value-type="float">
            <text:p>86054.6058407636</text:p>
          </table:table-cell>
          <table:table-cell table:formula="of:=[.G104]-[.$B104]" office:value-type="float" office:value="0.291491746902466" calcext:value-type="float">
            <text:p>0.291491746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2922.00605" calcext:value-type="float">
            <text:p>1443132922.00605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31.8829028606415" calcext:value-type="float">
            <text:p>31.8829028606</text:p>
          </table:table-cell>
          <table:table-cell table:formula="of:=[.C105]/([.D105]-[.D104])" office:value-type="float" office:value="85991.1054560322" calcext:value-type="float">
            <text:p>85991.1054560322</text:p>
          </table:table-cell>
          <table:table-cell/>
          <table:table-cell office:value-type="float" office:value="1443132922.28233" calcext:value-type="float">
            <text:p>1443132922.28233</text:p>
          </table:table-cell>
          <table:table-cell table:formula="of:=[.G105]-[.$B$2]" office:value-type="float" office:value="32.1591811180115" calcext:value-type="float">
            <text:p>32.159181118</text:p>
          </table:table-cell>
          <table:table-cell table:formula="of:=[.C105]/([.H105]-[.H104])" office:value-type="float" office:value="102257.639824027" calcext:value-type="float">
            <text:p>102257.639824027</text:p>
          </table:table-cell>
          <table:table-cell table:formula="of:=[.G105]-[.$B105]" office:value-type="float" office:value="0.276278257369995" calcext:value-type="float">
            <text:p>0.276278257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2922.08652" calcext:value-type="float">
            <text:p>1443132922.08652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31.9633691310883" calcext:value-type="float">
            <text:p>31.9633691311</text:p>
          </table:table-cell>
          <table:table-cell table:formula="of:=[.C106]/([.D106]-[.D105])" office:value-type="float" office:value="102204.314358519" calcext:value-type="float">
            <text:p>102204.314358519</text:p>
          </table:table-cell>
          <table:table-cell/>
          <table:table-cell office:value-type="float" office:value="1443132922.3628" calcext:value-type="float">
            <text:p>1443132922.3628</text:p>
          </table:table-cell>
          <table:table-cell table:formula="of:=[.G106]-[.$B$2]" office:value-type="float" office:value="32.2396509647369" calcext:value-type="float">
            <text:p>32.2396509647</text:p>
          </table:table-cell>
          <table:table-cell table:formula="of:=[.C106]/([.H106]-[.H105])" office:value-type="float" office:value="102199.772146423" calcext:value-type="float">
            <text:p>102199.772146423</text:p>
          </table:table-cell>
          <table:table-cell table:formula="of:=[.G106]-[.$B106]" office:value-type="float" office:value="0.276281833648682" calcext:value-type="float">
            <text:p>0.276281833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2922.16697" calcext:value-type="float">
            <text:p>1443132922.16697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32.0438272953033" calcext:value-type="float">
            <text:p>32.0438272953</text:p>
          </table:table-cell>
          <table:table-cell table:formula="of:=[.C107]/([.D107]-[.D106])" office:value-type="float" office:value="102214.611534199" calcext:value-type="float">
            <text:p>102214.611534199</text:p>
          </table:table-cell>
          <table:table-cell/>
          <table:table-cell office:value-type="float" office:value="1443132922.44323" calcext:value-type="float">
            <text:p>1443132922.44323</text:p>
          </table:table-cell>
          <table:table-cell table:formula="of:=[.G107]-[.$B$2]" office:value-type="float" office:value="32.3200881481171" calcext:value-type="float">
            <text:p>32.3200881481</text:p>
          </table:table-cell>
          <table:table-cell table:formula="of:=[.C107]/([.H107]-[.H106])" office:value-type="float" office:value="102241.272685237" calcext:value-type="float">
            <text:p>102241.272685237</text:p>
          </table:table-cell>
          <table:table-cell table:formula="of:=[.G107]-[.$B107]" office:value-type="float" office:value="0.276260852813721" calcext:value-type="float">
            <text:p>0.276260852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2922.24743" calcext:value-type="float">
            <text:p>1443132922.24743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32.1242814064026" calcext:value-type="float">
            <text:p>32.1242814064</text:p>
          </table:table-cell>
          <table:table-cell table:formula="of:=[.C108]/([.D108]-[.D107])" office:value-type="float" office:value="102219.760900166" calcext:value-type="float">
            <text:p>102219.760900166</text:p>
          </table:table-cell>
          <table:table-cell/>
          <table:table-cell office:value-type="float" office:value="1443132922.52367" calcext:value-type="float">
            <text:p>1443132922.52367</text:p>
          </table:table-cell>
          <table:table-cell table:formula="of:=[.G108]-[.$B$2]" office:value-type="float" office:value="32.4005215167999" calcext:value-type="float">
            <text:p>32.4005215168</text:p>
          </table:table-cell>
          <table:table-cell table:formula="of:=[.C108]/([.H108]-[.H107])" office:value-type="float" office:value="102246.121661598" calcext:value-type="float">
            <text:p>102246.121661598</text:p>
          </table:table-cell>
          <table:table-cell table:formula="of:=[.G108]-[.$B108]" office:value-type="float" office:value="0.276240110397339" calcext:value-type="float">
            <text:p>0.276240110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2922.32788" calcext:value-type="float">
            <text:p>1443132922.32788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32.2047345638275" calcext:value-type="float">
            <text:p>32.2047345638</text:p>
          </table:table-cell>
          <table:table-cell table:formula="of:=[.C109]/([.D109]-[.D108])" office:value-type="float" office:value="102220.972591089" calcext:value-type="float">
            <text:p>102220.972591089</text:p>
          </table:table-cell>
          <table:table-cell/>
          <table:table-cell office:value-type="float" office:value="1443132922.60414" calcext:value-type="float">
            <text:p>1443132922.60414</text:p>
          </table:table-cell>
          <table:table-cell table:formula="of:=[.G109]-[.$B$2]" office:value-type="float" office:value="32.4809918403625" calcext:value-type="float">
            <text:p>32.4809918404</text:p>
          </table:table-cell>
          <table:table-cell table:formula="of:=[.C109]/([.H109]-[.H108])" office:value-type="float" office:value="102199.166548648" calcext:value-type="float">
            <text:p>102199.166548648</text:p>
          </table:table-cell>
          <table:table-cell table:formula="of:=[.G109]-[.$B109]" office:value-type="float" office:value="0.276257276535034" calcext:value-type="float">
            <text:p>0.276257276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2922.40835" calcext:value-type="float">
            <text:p>1443132922.40835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32.2852008342743" calcext:value-type="float">
            <text:p>32.2852008343</text:p>
          </table:table-cell>
          <table:table-cell table:formula="of:=[.C110]/([.D110]-[.D109])" office:value-type="float" office:value="102204.314358519" calcext:value-type="float">
            <text:p>102204.314358519</text:p>
          </table:table-cell>
          <table:table-cell/>
          <table:table-cell office:value-type="float" office:value="1443132922.68458" calcext:value-type="float">
            <text:p>1443132922.68458</text:p>
          </table:table-cell>
          <table:table-cell table:formula="of:=[.G110]-[.$B$2]" office:value-type="float" office:value="32.5614354610443" calcext:value-type="float">
            <text:p>32.561435461</text:p>
          </table:table-cell>
          <table:table-cell table:formula="of:=[.C110]/([.H110]-[.H109])" office:value-type="float" office:value="102233.091080452" calcext:value-type="float">
            <text:p>102233.091080452</text:p>
          </table:table-cell>
          <table:table-cell table:formula="of:=[.G110]-[.$B110]" office:value-type="float" office:value="0.27623462677002" calcext:value-type="float">
            <text:p>0.276234626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2922.48885" calcext:value-type="float">
            <text:p>1443132922.48885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32.3657083511353" calcext:value-type="float">
            <text:p>32.3657083511</text:p>
          </table:table-cell>
          <table:table-cell table:formula="of:=[.C111]/([.D111]-[.D110])" office:value-type="float" office:value="102151.952024592" calcext:value-type="float">
            <text:p>102151.952024592</text:p>
          </table:table-cell>
          <table:table-cell/>
          <table:table-cell office:value-type="float" office:value="1443132922.76527" calcext:value-type="float">
            <text:p>1443132922.76527</text:p>
          </table:table-cell>
          <table:table-cell table:formula="of:=[.G111]-[.$B$2]" office:value-type="float" office:value="32.6421267986298" calcext:value-type="float">
            <text:p>32.6421267986</text:p>
          </table:table-cell>
          <table:table-cell table:formula="of:=[.C111]/([.H111]-[.H110])" office:value-type="float" office:value="101919.242462564" calcext:value-type="float">
            <text:p>101919.242462564</text:p>
          </table:table-cell>
          <table:table-cell table:formula="of:=[.G111]-[.$B111]" office:value-type="float" office:value="0.276418447494507" calcext:value-type="float">
            <text:p>0.276418447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2922.56931" calcext:value-type="float">
            <text:p>1443132922.56931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32.4461669921875" calcext:value-type="float">
            <text:p>32.4461669922</text:p>
          </table:table-cell>
          <table:table-cell table:formula="of:=[.C112]/([.D112]-[.D111])" office:value-type="float" office:value="102214.005760546" calcext:value-type="float">
            <text:p>102214.005760546</text:p>
          </table:table-cell>
          <table:table-cell/>
          <table:table-cell office:value-type="float" office:value="1443132922.84551" calcext:value-type="float">
            <text:p>1443132922.84551</text:p>
          </table:table-cell>
          <table:table-cell table:formula="of:=[.G112]-[.$B$2]" office:value-type="float" office:value="32.722359418869" calcext:value-type="float">
            <text:p>32.7223594189</text:p>
          </table:table-cell>
          <table:table-cell table:formula="of:=[.C112]/([.H112]-[.H111])" office:value-type="float" office:value="102501.949649352" calcext:value-type="float">
            <text:p>102501.949649352</text:p>
          </table:table-cell>
          <table:table-cell table:formula="of:=[.G112]-[.$B112]" office:value-type="float" office:value="0.276192426681519" calcext:value-type="float">
            <text:p>0.276192426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2922.6498" calcext:value-type="float">
            <text:p>1443132922.6498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32.5266513824463" calcext:value-type="float">
            <text:p>32.5266513824</text:p>
          </table:table-cell>
          <table:table-cell table:formula="of:=[.C113]/([.D113]-[.D112])" office:value-type="float" office:value="102181.30464251" calcext:value-type="float">
            <text:p>102181.30464251</text:p>
          </table:table-cell>
          <table:table-cell/>
          <table:table-cell office:value-type="float" office:value="1443132922.92601" calcext:value-type="float">
            <text:p>1443132922.92601</text:p>
          </table:table-cell>
          <table:table-cell table:formula="of:=[.G113]-[.$B$2]" office:value-type="float" office:value="32.8028671741486" calcext:value-type="float">
            <text:p>32.8028671741</text:p>
          </table:table-cell>
          <table:table-cell table:formula="of:=[.C113]/([.H113]-[.H112])" office:value-type="float" office:value="102151.649508105" calcext:value-type="float">
            <text:p>102151.649508105</text:p>
          </table:table-cell>
          <table:table-cell table:formula="of:=[.G113]-[.$B113]" office:value-type="float" office:value="0.27621579170227" calcext:value-type="float">
            <text:p>0.276215791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2922.73026" calcext:value-type="float">
            <text:p>1443132922.73026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32.6071112155914" calcext:value-type="float">
            <text:p>32.6071112156</text:p>
          </table:table-cell>
          <table:table-cell table:formula="of:=[.C114]/([.D114]-[.D113])" office:value-type="float" office:value="102212.491357827" calcext:value-type="float">
            <text:p>102212.491357827</text:p>
          </table:table-cell>
          <table:table-cell/>
          <table:table-cell office:value-type="float" office:value="1443132923.0065" calcext:value-type="float">
            <text:p>1443132923.0065</text:p>
          </table:table-cell>
          <table:table-cell table:formula="of:=[.G114]-[.$B$2]" office:value-type="float" office:value="32.8833496570587" calcext:value-type="float">
            <text:p>32.8833496571</text:p>
          </table:table-cell>
          <table:table-cell table:formula="of:=[.C114]/([.H114]-[.H113])" office:value-type="float" office:value="102183.726229974" calcext:value-type="float">
            <text:p>102183.726229974</text:p>
          </table:table-cell>
          <table:table-cell table:formula="of:=[.G114]-[.$B114]" office:value-type="float" office:value="0.276238441467285" calcext:value-type="float">
            <text:p>0.276238441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2922.81072" calcext:value-type="float">
            <text:p>1443132922.81072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32.6875693798065" calcext:value-type="float">
            <text:p>32.6875693798</text:p>
          </table:table-cell>
          <table:table-cell table:formula="of:=[.C115]/([.D115]-[.D114])" office:value-type="float" office:value="102214.611534199" calcext:value-type="float">
            <text:p>102214.611534199</text:p>
          </table:table-cell>
          <table:table-cell/>
          <table:table-cell office:value-type="float" office:value="1443132923.08693" calcext:value-type="float">
            <text:p>1443132923.08693</text:p>
          </table:table-cell>
          <table:table-cell table:formula="of:=[.G115]-[.$B$2]" office:value-type="float" office:value="32.9637835025787" calcext:value-type="float">
            <text:p>32.9637835026</text:p>
          </table:table-cell>
          <table:table-cell table:formula="of:=[.C115]/([.H115]-[.H114])" office:value-type="float" office:value="102245.5155144" calcext:value-type="float">
            <text:p>102245.5155144</text:p>
          </table:table-cell>
          <table:table-cell table:formula="of:=[.G115]-[.$B115]" office:value-type="float" office:value="0.276214122772217" calcext:value-type="float">
            <text:p>0.276214122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2922.89118" calcext:value-type="float">
            <text:p>1443132922.89118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32.7680368423462" calcext:value-type="float">
            <text:p>32.7680368423</text:p>
          </table:table-cell>
          <table:table-cell table:formula="of:=[.C116]/([.D116]-[.D115])" office:value-type="float" office:value="102202.800242959" calcext:value-type="float">
            <text:p>102202.800242959</text:p>
          </table:table-cell>
          <table:table-cell/>
          <table:table-cell office:value-type="float" office:value="1443132923.16736" calcext:value-type="float">
            <text:p>1443132923.16736</text:p>
          </table:table-cell>
          <table:table-cell table:formula="of:=[.G116]-[.$B$2]" office:value-type="float" office:value="33.0442147254944" calcext:value-type="float">
            <text:p>33.0442147255</text:p>
          </table:table-cell>
          <table:table-cell table:formula="of:=[.C116]/([.H116]-[.H115])" office:value-type="float" office:value="102248.849412929" calcext:value-type="float">
            <text:p>102248.849412929</text:p>
          </table:table-cell>
          <table:table-cell table:formula="of:=[.G116]-[.$B116]" office:value-type="float" office:value="0.276177883148193" calcext:value-type="float">
            <text:p>0.276177883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2922.97165" calcext:value-type="float">
            <text:p>1443132922.97165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32.8485071659088" calcext:value-type="float">
            <text:p>32.8485071659</text:p>
          </table:table-cell>
          <table:table-cell table:formula="of:=[.C117]/([.D117]-[.D116])" office:value-type="float" office:value="102199.166548648" calcext:value-type="float">
            <text:p>102199.166548648</text:p>
          </table:table-cell>
          <table:table-cell/>
          <table:table-cell office:value-type="float" office:value="1443132923.24912" calcext:value-type="float">
            <text:p>1443132923.24912</text:p>
          </table:table-cell>
          <table:table-cell table:formula="of:=[.G117]-[.$B$2]" office:value-type="float" office:value="33.1259703636169" calcext:value-type="float">
            <text:p>33.1259703636</text:p>
          </table:table-cell>
          <table:table-cell table:formula="of:=[.C117]/([.H117]-[.H116])" office:value-type="float" office:value="100592.450733141" calcext:value-type="float">
            <text:p>100592.450733141</text:p>
          </table:table-cell>
          <table:table-cell table:formula="of:=[.G117]-[.$B117]" office:value-type="float" office:value="0.27746319770813" calcext:value-type="float">
            <text:p>0.277463197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2923.05336" calcext:value-type="float">
            <text:p>1443132923.05336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32.9302179813385" calcext:value-type="float">
            <text:p>32.9302179813</text:p>
          </table:table-cell>
          <table:table-cell table:formula="of:=[.C118]/([.D118]-[.D117])" office:value-type="float" office:value="100647.630999066" calcext:value-type="float">
            <text:p>100647.630999066</text:p>
          </table:table-cell>
          <table:table-cell/>
          <table:table-cell office:value-type="float" office:value="1443132923.33142" calcext:value-type="float">
            <text:p>1443132923.33142</text:p>
          </table:table-cell>
          <table:table-cell table:formula="of:=[.G118]-[.$B$2]" office:value-type="float" office:value="33.2082767486572" calcext:value-type="float">
            <text:p>33.2082767487</text:p>
          </table:table-cell>
          <table:table-cell table:formula="of:=[.C118]/([.H118]-[.H117])" office:value-type="float" office:value="99919.3439971265" calcext:value-type="float">
            <text:p>99919.3439971265</text:p>
          </table:table-cell>
          <table:table-cell table:formula="of:=[.G118]-[.$B118]" office:value-type="float" office:value="0.278058767318726" calcext:value-type="float">
            <text:p>0.278058767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2923.13574" calcext:value-type="float">
            <text:p>1443132923.13574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33.0125987529755" calcext:value-type="float">
            <text:p>33.012598753</text:p>
          </table:table-cell>
          <table:table-cell table:formula="of:=[.C119]/([.D119]-[.D118])" office:value-type="float" office:value="99829.1207594131" calcext:value-type="float">
            <text:p>99829.1207594131</text:p>
          </table:table-cell>
          <table:table-cell/>
          <table:table-cell office:value-type="float" office:value="1443132923.41384" calcext:value-type="float">
            <text:p>1443132923.41384</text:p>
          </table:table-cell>
          <table:table-cell table:formula="of:=[.G119]-[.$B$2]" office:value-type="float" office:value="33.290694475174" calcext:value-type="float">
            <text:p>33.2906944752</text:p>
          </table:table-cell>
          <table:table-cell table:formula="of:=[.C119]/([.H119]-[.H118])" office:value-type="float" office:value="99784.3588700696" calcext:value-type="float">
            <text:p>99784.3588700696</text:p>
          </table:table-cell>
          <table:table-cell table:formula="of:=[.G119]-[.$B119]" office:value-type="float" office:value="0.278095722198486" calcext:value-type="float">
            <text:p>0.278095722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2923.21812" calcext:value-type="float">
            <text:p>1443132923.21812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33.0949778556824" calcext:value-type="float">
            <text:p>33.0949778557</text:p>
          </table:table-cell>
          <table:table-cell table:formula="of:=[.C120]/([.D120]-[.D119])" office:value-type="float" office:value="99831.1432118846" calcext:value-type="float">
            <text:p>99831.1432118846</text:p>
          </table:table-cell>
          <table:table-cell/>
          <table:table-cell office:value-type="float" office:value="1443132923.49617" calcext:value-type="float">
            <text:p>1443132923.49617</text:p>
          </table:table-cell>
          <table:table-cell table:formula="of:=[.G120]-[.$B$2]" office:value-type="float" office:value="33.3730280399322" calcext:value-type="float">
            <text:p>33.3730280399</text:p>
          </table:table-cell>
          <table:table-cell table:formula="of:=[.C120]/([.H120]-[.H119])" office:value-type="float" office:value="99886.3589125827" calcext:value-type="float">
            <text:p>99886.3589125827</text:p>
          </table:table-cell>
          <table:table-cell table:formula="of:=[.G120]-[.$B120]" office:value-type="float" office:value="0.278050184249878" calcext:value-type="float">
            <text:p>0.278050184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2923.30051" calcext:value-type="float">
            <text:p>1443132923.30051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33.1773607730865" calcext:value-type="float">
            <text:p>33.1773607731</text:p>
          </table:table-cell>
          <table:table-cell table:formula="of:=[.C121]/([.D121]-[.D120])" office:value-type="float" office:value="99826.5205837836" calcext:value-type="float">
            <text:p>99826.5205837836</text:p>
          </table:table-cell>
          <table:table-cell/>
          <table:table-cell office:value-type="float" office:value="1443132923.57857" calcext:value-type="float">
            <text:p>1443132923.57857</text:p>
          </table:table-cell>
          <table:table-cell table:formula="of:=[.G121]-[.$B$2]" office:value-type="float" office:value="33.4554226398468" calcext:value-type="float">
            <text:p>33.4554226398</text:p>
          </table:table-cell>
          <table:table-cell table:formula="of:=[.C121]/([.H121]-[.H120])" office:value-type="float" office:value="99812.3664479091" calcext:value-type="float">
            <text:p>99812.3664479091</text:p>
          </table:table-cell>
          <table:table-cell table:formula="of:=[.G121]-[.$B121]" office:value-type="float" office:value="0.278061866760254" calcext:value-type="float">
            <text:p>0.278061866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2923.38289" calcext:value-type="float">
            <text:p>1443132923.38289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33.2597436904907" calcext:value-type="float">
            <text:p>33.2597436905</text:p>
          </table:table-cell>
          <table:table-cell table:formula="of:=[.C122]/([.D122]-[.D121])" office:value-type="float" office:value="99826.5205837836" calcext:value-type="float">
            <text:p>99826.5205837836</text:p>
          </table:table-cell>
          <table:table-cell/>
          <table:table-cell office:value-type="float" office:value="1443132923.66091" calcext:value-type="float">
            <text:p>1443132923.66091</text:p>
          </table:table-cell>
          <table:table-cell table:formula="of:=[.G122]-[.$B$2]" office:value-type="float" office:value="33.5377647876739" calcext:value-type="float">
            <text:p>33.5377647877</text:p>
          </table:table-cell>
          <table:table-cell table:formula="of:=[.C122]/([.H122]-[.H121])" office:value-type="float" office:value="99875.9470941141" calcext:value-type="float">
            <text:p>99875.9470941141</text:p>
          </table:table-cell>
          <table:table-cell table:formula="of:=[.G122]-[.$B122]" office:value-type="float" office:value="0.278021097183228" calcext:value-type="float">
            <text:p>0.278021097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2923.46528" calcext:value-type="float">
            <text:p>1443132923.46528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33.3421292304993" calcext:value-type="float">
            <text:p>33.3421292305</text:p>
          </table:table-cell>
          <table:table-cell table:formula="of:=[.C123]/([.D123]-[.D122])" office:value-type="float" office:value="99823.3427752858" calcext:value-type="float">
            <text:p>99823.3427752858</text:p>
          </table:table-cell>
          <table:table-cell/>
          <table:table-cell office:value-type="float" office:value="1443132923.74336" calcext:value-type="float">
            <text:p>1443132923.74336</text:p>
          </table:table-cell>
          <table:table-cell table:formula="of:=[.G123]-[.$B$2]" office:value-type="float" office:value="33.6202163696289" calcext:value-type="float">
            <text:p>33.6202163696</text:p>
          </table:table-cell>
          <table:table-cell table:formula="of:=[.C123]/([.H123]-[.H122])" office:value-type="float" office:value="99743.3864215345" calcext:value-type="float">
            <text:p>99743.3864215345</text:p>
          </table:table-cell>
          <table:table-cell table:formula="of:=[.G123]-[.$B123]" office:value-type="float" office:value="0.278087139129639" calcext:value-type="float">
            <text:p>0.278087139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2923.54765" calcext:value-type="float">
            <text:p>1443132923.54765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33.4245076179504" calcext:value-type="float">
            <text:p>33.424507618</text:p>
          </table:table-cell>
          <table:table-cell table:formula="of:=[.C124]/([.D124]-[.D123])" office:value-type="float" office:value="99832.0100023154" calcext:value-type="float">
            <text:p>99832.0100023154</text:p>
          </table:table-cell>
          <table:table-cell/>
          <table:table-cell office:value-type="float" office:value="1443132923.82573" calcext:value-type="float">
            <text:p>1443132923.82573</text:p>
          </table:table-cell>
          <table:table-cell table:formula="of:=[.G124]-[.$B$2]" office:value-type="float" office:value="33.7025809288025" calcext:value-type="float">
            <text:p>33.7025809288</text:p>
          </table:table-cell>
          <table:table-cell table:formula="of:=[.C124]/([.H124]-[.H123])" office:value-type="float" office:value="99848.7709096804" calcext:value-type="float">
            <text:p>99848.7709096804</text:p>
          </table:table-cell>
          <table:table-cell table:formula="of:=[.G124]-[.$B124]" office:value-type="float" office:value="0.278073310852051" calcext:value-type="float">
            <text:p>0.278073310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2923.63004" calcext:value-type="float">
            <text:p>1443132923.63004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33.5068943500519" calcext:value-type="float">
            <text:p>33.5068943501</text:p>
          </table:table-cell>
          <table:table-cell table:formula="of:=[.C125]/([.D125]-[.D124])" office:value-type="float" office:value="99821.8983837595" calcext:value-type="float">
            <text:p>99821.8983837595</text:p>
          </table:table-cell>
          <table:table-cell/>
          <table:table-cell office:value-type="float" office:value="1443132923.90804" calcext:value-type="float">
            <text:p>1443132923.90804</text:p>
          </table:table-cell>
          <table:table-cell table:formula="of:=[.G125]-[.$B$2]" office:value-type="float" office:value="33.7848968505859" calcext:value-type="float">
            <text:p>33.7848968506</text:p>
          </table:table-cell>
          <table:table-cell table:formula="of:=[.C125]/([.H125]-[.H124])" office:value-type="float" office:value="99907.7678026288" calcext:value-type="float">
            <text:p>99907.7678026288</text:p>
          </table:table-cell>
          <table:table-cell table:formula="of:=[.G125]-[.$B125]" office:value-type="float" office:value="0.278002500534058" calcext:value-type="float">
            <text:p>0.278002500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2923.71243" calcext:value-type="float">
            <text:p>1443132923.71243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33.5892839431763" calcext:value-type="float">
            <text:p>33.5892839432</text:p>
          </table:table-cell>
          <table:table-cell table:formula="of:=[.C126]/([.D126]-[.D125])" office:value-type="float" office:value="99818.432014631" calcext:value-type="float">
            <text:p>99818.432014631</text:p>
          </table:table-cell>
          <table:table-cell/>
          <table:table-cell office:value-type="float" office:value="1443132923.99036" calcext:value-type="float">
            <text:p>1443132923.99036</text:p>
          </table:table-cell>
          <table:table-cell table:formula="of:=[.G126]-[.$B$2]" office:value-type="float" office:value="33.8672165870666" calcext:value-type="float">
            <text:p>33.8672165871</text:p>
          </table:table-cell>
          <table:table-cell table:formula="of:=[.C126]/([.H126]-[.H125])" office:value-type="float" office:value="99903.138075847" calcext:value-type="float">
            <text:p>99903.138075847</text:p>
          </table:table-cell>
          <table:table-cell table:formula="of:=[.G126]-[.$B126]" office:value-type="float" office:value="0.277932643890381" calcext:value-type="float">
            <text:p>0.277932643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2923.79481" calcext:value-type="float">
            <text:p>1443132923.79481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33.6716606616974" calcext:value-type="float">
            <text:p>33.6716606617</text:p>
          </table:table-cell>
          <table:table-cell table:formula="of:=[.C127]/([.D127]-[.D126])" office:value-type="float" office:value="99834.0325718569" calcext:value-type="float">
            <text:p>99834.0325718569</text:p>
          </table:table-cell>
          <table:table-cell/>
          <table:table-cell office:value-type="float" office:value="1443132924.07285" calcext:value-type="float">
            <text:p>1443132924.07285</text:p>
          </table:table-cell>
          <table:table-cell table:formula="of:=[.G127]-[.$B$2]" office:value-type="float" office:value="33.9497010707855" calcext:value-type="float">
            <text:p>33.9497010708</text:p>
          </table:table-cell>
          <table:table-cell table:formula="of:=[.C127]/([.H127]-[.H126])" office:value-type="float" office:value="99703.6003526368" calcext:value-type="float">
            <text:p>99703.6003526368</text:p>
          </table:table-cell>
          <table:table-cell table:formula="of:=[.G127]-[.$B127]" office:value-type="float" office:value="0.278040409088135" calcext:value-type="float">
            <text:p>0.278040409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2923.87719" calcext:value-type="float">
            <text:p>1443132923.87719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33.7540409564972" calcext:value-type="float">
            <text:p>33.7540409565</text:p>
          </table:table-cell>
          <table:table-cell table:formula="of:=[.C128]/([.D128]-[.D127])" office:value-type="float" office:value="99829.6985946146" calcext:value-type="float">
            <text:p>99829.6985946146</text:p>
          </table:table-cell>
          <table:table-cell/>
          <table:table-cell office:value-type="float" office:value="1443132924.15519" calcext:value-type="float">
            <text:p>1443132924.15519</text:p>
          </table:table-cell>
          <table:table-cell table:formula="of:=[.G128]-[.$B$2]" office:value-type="float" office:value="34.0320446491241" calcext:value-type="float">
            <text:p>34.0320446491</text:p>
          </table:table-cell>
          <table:table-cell table:formula="of:=[.C128]/([.H128]-[.H127])" office:value-type="float" office:value="99874.2120020615" calcext:value-type="float">
            <text:p>99874.2120020615</text:p>
          </table:table-cell>
          <table:table-cell table:formula="of:=[.G128]-[.$B128]" office:value-type="float" office:value="0.278003692626953" calcext:value-type="float">
            <text:p>0.278003692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2923.95959" calcext:value-type="float">
            <text:p>1443132923.95959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33.8364486694336" calcext:value-type="float">
            <text:p>33.8364486694</text:p>
          </table:table-cell>
          <table:table-cell table:formula="of:=[.C129]/([.D129]-[.D128])" office:value-type="float" office:value="99796.483932844" calcext:value-type="float">
            <text:p>99796.483932844</text:p>
          </table:table-cell>
          <table:table-cell/>
          <table:table-cell office:value-type="float" office:value="1443132924.23735" calcext:value-type="float">
            <text:p>1443132924.23735</text:p>
          </table:table-cell>
          <table:table-cell table:formula="of:=[.G129]-[.$B$2]" office:value-type="float" office:value="34.1142053604126" calcext:value-type="float">
            <text:p>34.1142053604</text:p>
          </table:table-cell>
          <table:table-cell table:formula="of:=[.C129]/([.H129]-[.H128])" office:value-type="float" office:value="100096.504412273" calcext:value-type="float">
            <text:p>100096.504412273</text:p>
          </table:table-cell>
          <table:table-cell table:formula="of:=[.G129]-[.$B129]" office:value-type="float" office:value="0.277756690979004" calcext:value-type="float">
            <text:p>0.27775669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2924.04183" calcext:value-type="float">
            <text:p>1443132924.04183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33.9186866283417" calcext:value-type="float">
            <text:p>33.9186866283</text:p>
          </table:table-cell>
          <table:table-cell table:formula="of:=[.C130]/([.D130]-[.D129])" office:value-type="float" office:value="100002.481934068" calcext:value-type="float">
            <text:p>100002.481934068</text:p>
          </table:table-cell>
          <table:table-cell/>
          <table:table-cell office:value-type="float" office:value="1443132924.31963" calcext:value-type="float">
            <text:p>1443132924.31963</text:p>
          </table:table-cell>
          <table:table-cell table:formula="of:=[.G130]-[.$B$2]" office:value-type="float" office:value="34.1964843273163" calcext:value-type="float">
            <text:p>34.1964843273</text:p>
          </table:table-cell>
          <table:table-cell table:formula="of:=[.C130]/([.H130]-[.H129])" office:value-type="float" office:value="99952.6405044291" calcext:value-type="float">
            <text:p>99952.6405044291</text:p>
          </table:table-cell>
          <table:table-cell table:formula="of:=[.G130]-[.$B130]" office:value-type="float" office:value="0.277797698974609" calcext:value-type="float">
            <text:p>0.27779769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2924.12381" calcext:value-type="float">
            <text:p>1443132924.12381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34.0006625652313" calcext:value-type="float">
            <text:p>34.0006625652</text:p>
          </table:table-cell>
          <table:table-cell table:formula="of:=[.C131]/([.D131]-[.D130])" office:value-type="float" office:value="100322.122711091" calcext:value-type="float">
            <text:p>100322.122711091</text:p>
          </table:table-cell>
          <table:table-cell/>
          <table:table-cell office:value-type="float" office:value="1443132924.40142" calcext:value-type="float">
            <text:p>1443132924.40142</text:p>
          </table:table-cell>
          <table:table-cell table:formula="of:=[.G131]-[.$B$2]" office:value-type="float" office:value="34.2782754898071" calcext:value-type="float">
            <text:p>34.2782754898</text:p>
          </table:table-cell>
          <table:table-cell table:formula="of:=[.C131]/([.H131]-[.H130])" office:value-type="float" office:value="100548.760398418" calcext:value-type="float">
            <text:p>100548.760398418</text:p>
          </table:table-cell>
          <table:table-cell table:formula="of:=[.G131]-[.$B131]" office:value-type="float" office:value="0.277612924575806" calcext:value-type="float">
            <text:p>0.277612924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2924.2058" calcext:value-type="float">
            <text:p>1443132924.2058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34.0826525688171" calcext:value-type="float">
            <text:p>34.0826525688</text:p>
          </table:table-cell>
          <table:table-cell table:formula="of:=[.C132]/([.D132]-[.D131])" office:value-type="float" office:value="100304.910846751" calcext:value-type="float">
            <text:p>100304.910846751</text:p>
          </table:table-cell>
          <table:table-cell/>
          <table:table-cell office:value-type="float" office:value="1443132924.48347" calcext:value-type="float">
            <text:p>1443132924.48347</text:p>
          </table:table-cell>
          <table:table-cell table:formula="of:=[.G132]-[.$B$2]" office:value-type="float" office:value="34.360321521759" calcext:value-type="float">
            <text:p>34.3603215218</text:p>
          </table:table-cell>
          <table:table-cell table:formula="of:=[.C132]/([.H132]-[.H131])" office:value-type="float" office:value="100236.413685685" calcext:value-type="float">
            <text:p>100236.413685685</text:p>
          </table:table-cell>
          <table:table-cell table:formula="of:=[.G132]-[.$B132]" office:value-type="float" office:value="0.277668952941895" calcext:value-type="float">
            <text:p>0.277668952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2924.28777" calcext:value-type="float">
            <text:p>1443132924.28777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34.1646208763123" calcext:value-type="float">
            <text:p>34.1646208763</text:p>
          </table:table-cell>
          <table:table-cell table:formula="of:=[.C133]/([.D133]-[.D132])" office:value-type="float" office:value="100331.460430483" calcext:value-type="float">
            <text:p>100331.460430483</text:p>
          </table:table-cell>
          <table:table-cell/>
          <table:table-cell office:value-type="float" office:value="1443132924.56545" calcext:value-type="float">
            <text:p>1443132924.56545</text:p>
          </table:table-cell>
          <table:table-cell table:formula="of:=[.G133]-[.$B$2]" office:value-type="float" office:value="34.4423060417175" calcext:value-type="float">
            <text:p>34.4423060417</text:p>
          </table:table-cell>
          <table:table-cell table:formula="of:=[.C133]/([.H133]-[.H132])" office:value-type="float" office:value="100311.61985413" calcext:value-type="float">
            <text:p>100311.61985413</text:p>
          </table:table-cell>
          <table:table-cell table:formula="of:=[.G133]-[.$B133]" office:value-type="float" office:value="0.277685165405273" calcext:value-type="float">
            <text:p>0.277685165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2924.36979" calcext:value-type="float">
            <text:p>1443132924.36979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34.2466413974762" calcext:value-type="float">
            <text:p>34.2466413975</text:p>
          </table:table-cell>
          <table:table-cell table:formula="of:=[.C134]/([.D134]-[.D133])" office:value-type="float" office:value="100267.590150544" calcext:value-type="float">
            <text:p>100267.590150544</text:p>
          </table:table-cell>
          <table:table-cell/>
          <table:table-cell office:value-type="float" office:value="1443132924.64735" calcext:value-type="float">
            <text:p>1443132924.64735</text:p>
          </table:table-cell>
          <table:table-cell table:formula="of:=[.G134]-[.$B$2]" office:value-type="float" office:value="34.5242037773132" calcext:value-type="float">
            <text:p>34.5242037773</text:p>
          </table:table-cell>
          <table:table-cell table:formula="of:=[.C134]/([.H134]-[.H133])" office:value-type="float" office:value="100417.916810285" calcext:value-type="float">
            <text:p>100417.916810285</text:p>
          </table:table-cell>
          <table:table-cell table:formula="of:=[.G134]-[.$B134]" office:value-type="float" office:value="0.277562379837036" calcext:value-type="float">
            <text:p>0.277562379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2924.4518" calcext:value-type="float">
            <text:p>1443132924.4518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34.3286576271057" calcext:value-type="float">
            <text:p>34.3286576271</text:p>
          </table:table-cell>
          <table:table-cell table:formula="of:=[.C135]/([.D135]-[.D134])" office:value-type="float" office:value="100272.836695242" calcext:value-type="float">
            <text:p>100272.836695242</text:p>
          </table:table-cell>
          <table:table-cell/>
          <table:table-cell office:value-type="float" office:value="1443132924.72937" calcext:value-type="float">
            <text:p>1443132924.72937</text:p>
          </table:table-cell>
          <table:table-cell table:formula="of:=[.G135]-[.$B$2]" office:value-type="float" office:value="34.6062231063843" calcext:value-type="float">
            <text:p>34.6062231064</text:p>
          </table:table-cell>
          <table:table-cell table:formula="of:=[.C135]/([.H135]-[.H134])" office:value-type="float" office:value="100269.047468998" calcext:value-type="float">
            <text:p>100269.047468998</text:p>
          </table:table-cell>
          <table:table-cell table:formula="of:=[.G135]-[.$B135]" office:value-type="float" office:value="0.277565479278564" calcext:value-type="float">
            <text:p>0.277565479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2924.53379" calcext:value-type="float">
            <text:p>1443132924.53379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34.4106397628784" calcext:value-type="float">
            <text:p>34.4106397629</text:p>
          </table:table-cell>
          <table:table-cell table:formula="of:=[.C136]/([.D136]-[.D135])" office:value-type="float" office:value="100314.5370938" calcext:value-type="float">
            <text:p>100314.5370938</text:p>
          </table:table-cell>
          <table:table-cell/>
          <table:table-cell office:value-type="float" office:value="1443132924.81128" calcext:value-type="float">
            <text:p>1443132924.81128</text:p>
          </table:table-cell>
          <table:table-cell table:formula="of:=[.G136]-[.$B$2]" office:value-type="float" office:value="34.6881332397461" calcext:value-type="float">
            <text:p>34.6881332397</text:p>
          </table:table-cell>
          <table:table-cell table:formula="of:=[.C136]/([.H136]-[.H135])" office:value-type="float" office:value="100402.717740339" calcext:value-type="float">
            <text:p>100402.717740339</text:p>
          </table:table-cell>
          <table:table-cell table:formula="of:=[.G136]-[.$B136]" office:value-type="float" office:value="0.277493476867676" calcext:value-type="float">
            <text:p>0.277493476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2924.61576" calcext:value-type="float">
            <text:p>1443132924.61576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34.4926116466522" calcext:value-type="float">
            <text:p>34.4926116467</text:p>
          </table:table-cell>
          <table:table-cell table:formula="of:=[.C137]/([.D137]-[.D136])" office:value-type="float" office:value="100327.083158094" calcext:value-type="float">
            <text:p>100327.083158094</text:p>
          </table:table-cell>
          <table:table-cell/>
          <table:table-cell office:value-type="float" office:value="1443132924.89333" calcext:value-type="float">
            <text:p>1443132924.89333</text:p>
          </table:table-cell>
          <table:table-cell table:formula="of:=[.G137]-[.$B$2]" office:value-type="float" office:value="34.7701799869537" calcext:value-type="float">
            <text:p>34.770179987</text:p>
          </table:table-cell>
          <table:table-cell table:formula="of:=[.C137]/([.H137]-[.H136])" office:value-type="float" office:value="100235.5398586" calcext:value-type="float">
            <text:p>100235.5398586</text:p>
          </table:table-cell>
          <table:table-cell table:formula="of:=[.G137]-[.$B137]" office:value-type="float" office:value="0.277568340301514" calcext:value-type="float">
            <text:p>0.277568340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2924.69777" calcext:value-type="float">
            <text:p>1443132924.69777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34.5746250152588" calcext:value-type="float">
            <text:p>34.5746250153</text:p>
          </table:table-cell>
          <table:table-cell table:formula="of:=[.C138]/([.D138]-[.D137])" office:value-type="float" office:value="100276.334696749" calcext:value-type="float">
            <text:p>100276.334696749</text:p>
          </table:table-cell>
          <table:table-cell/>
          <table:table-cell office:value-type="float" office:value="1443132924.97524" calcext:value-type="float">
            <text:p>1443132924.97524</text:p>
          </table:table-cell>
          <table:table-cell table:formula="of:=[.G138]-[.$B$2]" office:value-type="float" office:value="34.8520927429199" calcext:value-type="float">
            <text:p>34.8520927429</text:p>
          </table:table-cell>
          <table:table-cell table:formula="of:=[.C138]/([.H138]-[.H137])" office:value-type="float" office:value="100399.503142036" calcext:value-type="float">
            <text:p>100399.503142036</text:p>
          </table:table-cell>
          <table:table-cell table:formula="of:=[.G138]-[.$B138]" office:value-type="float" office:value="0.277467727661133" calcext:value-type="float">
            <text:p>0.277467727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2924.77974" calcext:value-type="float">
            <text:p>1443132924.77974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34.6565918922424" calcext:value-type="float">
            <text:p>34.6565918922</text:p>
          </table:table-cell>
          <table:table-cell table:formula="of:=[.C139]/([.D139]-[.D138])" office:value-type="float" office:value="100333.211446389" calcext:value-type="float">
            <text:p>100333.211446389</text:p>
          </table:table-cell>
          <table:table-cell/>
          <table:table-cell office:value-type="float" office:value="1443132925.0572" calcext:value-type="float">
            <text:p>1443132925.0572</text:p>
          </table:table-cell>
          <table:table-cell table:formula="of:=[.G139]-[.$B$2]" office:value-type="float" office:value="34.9340555667877" calcext:value-type="float">
            <text:p>34.9340555668</text:p>
          </table:table-cell>
          <table:table-cell table:formula="of:=[.C139]/([.H139]-[.H138])" office:value-type="float" office:value="100338.172990049" calcext:value-type="float">
            <text:p>100338.172990049</text:p>
          </table:table-cell>
          <table:table-cell table:formula="of:=[.G139]-[.$B139]" office:value-type="float" office:value="0.277463674545288" calcext:value-type="float">
            <text:p>0.277463674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2924.86171" calcext:value-type="float">
            <text:p>1443132924.86171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34.7385685443878" calcext:value-type="float">
            <text:p>34.7385685444</text:p>
          </table:table-cell>
          <table:table-cell table:formula="of:=[.C140]/([.D140]-[.D139])" office:value-type="float" office:value="100321.247389009" calcext:value-type="float">
            <text:p>100321.247389009</text:p>
          </table:table-cell>
          <table:table-cell/>
          <table:table-cell office:value-type="float" office:value="1443132925.13937" calcext:value-type="float">
            <text:p>1443132925.13937</text:p>
          </table:table-cell>
          <table:table-cell table:formula="of:=[.G140]-[.$B$2]" office:value-type="float" office:value="35.0162210464478" calcext:value-type="float">
            <text:p>35.0162210464</text:p>
          </table:table-cell>
          <table:table-cell table:formula="of:=[.C140]/([.H140]-[.H139])" office:value-type="float" office:value="100090.695435935" calcext:value-type="float">
            <text:p>100090.695435935</text:p>
          </table:table-cell>
          <table:table-cell table:formula="of:=[.G140]-[.$B140]" office:value-type="float" office:value="0.277652502059937" calcext:value-type="float">
            <text:p>0.277652502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2924.94371" calcext:value-type="float">
            <text:p>1443132924.94371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34.8205628395081" calcext:value-type="float">
            <text:p>34.8205628395</text:p>
          </table:table-cell>
          <table:table-cell table:formula="of:=[.C141]/([.D141]-[.D140])" office:value-type="float" office:value="100299.660945192" calcext:value-type="float">
            <text:p>100299.660945192</text:p>
          </table:table-cell>
          <table:table-cell/>
          <table:table-cell office:value-type="float" office:value="1443132925.22028" calcext:value-type="float">
            <text:p>1443132925.22028</text:p>
          </table:table-cell>
          <table:table-cell table:formula="of:=[.G141]-[.$B$2]" office:value-type="float" office:value="35.0971310138702" calcext:value-type="float">
            <text:p>35.0971310139</text:p>
          </table:table-cell>
          <table:table-cell table:formula="of:=[.C141]/([.H141]-[.H140])" office:value-type="float" office:value="101643.842680803" calcext:value-type="float">
            <text:p>101643.842680803</text:p>
          </table:table-cell>
          <table:table-cell table:formula="of:=[.G141]-[.$B141]" office:value-type="float" office:value="0.276568174362183" calcext:value-type="float">
            <text:p>0.276568174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2925.02459" calcext:value-type="float">
            <text:p>1443132925.02459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34.9014475345612" calcext:value-type="float">
            <text:p>34.9014475346</text:p>
          </table:table-cell>
          <table:table-cell table:formula="of:=[.C142]/([.D142]-[.D141])" office:value-type="float" office:value="101675.601232112" calcext:value-type="float">
            <text:p>101675.601232112</text:p>
          </table:table-cell>
          <table:table-cell/>
          <table:table-cell office:value-type="float" office:value="1443132925.29865" calcext:value-type="float">
            <text:p>1443132925.29865</text:p>
          </table:table-cell>
          <table:table-cell table:formula="of:=[.G142]-[.$B$2]" office:value-type="float" office:value="35.1755063533783" calcext:value-type="float">
            <text:p>35.1755063534</text:p>
          </table:table-cell>
          <table:table-cell table:formula="of:=[.C142]/([.H142]-[.H141])" office:value-type="float" office:value="104930.964913455" calcext:value-type="float">
            <text:p>104930.964913455</text:p>
          </table:table-cell>
          <table:table-cell table:formula="of:=[.G142]-[.$B142]" office:value-type="float" office:value="0.274058818817139" calcext:value-type="float">
            <text:p>0.274058818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2925.10307" calcext:value-type="float">
            <text:p>1443132925.10307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34.9799282550812" calcext:value-type="float">
            <text:p>34.9799282551</text:p>
          </table:table-cell>
          <table:table-cell table:formula="of:=[.C143]/([.D143]-[.D142])" office:value-type="float" office:value="104790.067490552" calcext:value-type="float">
            <text:p>104790.067490552</text:p>
          </table:table-cell>
          <table:table-cell/>
          <table:table-cell office:value-type="float" office:value="1443132925.37705" calcext:value-type="float">
            <text:p>1443132925.37705</text:p>
          </table:table-cell>
          <table:table-cell table:formula="of:=[.G143]-[.$B$2]" office:value-type="float" office:value="35.2539088726044" calcext:value-type="float">
            <text:p>35.2539088726</text:p>
          </table:table-cell>
          <table:table-cell table:formula="of:=[.C143]/([.H143]-[.H142])" office:value-type="float" office:value="104894.588607364" calcext:value-type="float">
            <text:p>104894.588607364</text:p>
          </table:table-cell>
          <table:table-cell table:formula="of:=[.G143]-[.$B143]" office:value-type="float" office:value="0.273980617523193" calcext:value-type="float">
            <text:p>0.273980617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2925.18155" calcext:value-type="float">
            <text:p>1443132925.18155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35.0583999156952" calcext:value-type="float">
            <text:p>35.0583999157</text:p>
          </table:table-cell>
          <table:table-cell table:formula="of:=[.C144]/([.D144]-[.D143])" office:value-type="float" office:value="104802.165974952" calcext:value-type="float">
            <text:p>104802.165974952</text:p>
          </table:table-cell>
          <table:table-cell/>
          <table:table-cell office:value-type="float" office:value="1443132925.45549" calcext:value-type="float">
            <text:p>1443132925.45549</text:p>
          </table:table-cell>
          <table:table-cell table:formula="of:=[.G144]-[.$B$2]" office:value-type="float" office:value="35.3323421478271" calcext:value-type="float">
            <text:p>35.3323421478</text:p>
          </table:table-cell>
          <table:table-cell table:formula="of:=[.C144]/([.H144]-[.H143])" office:value-type="float" office:value="104853.456350521" calcext:value-type="float">
            <text:p>104853.456350521</text:p>
          </table:table-cell>
          <table:table-cell table:formula="of:=[.G144]-[.$B144]" office:value-type="float" office:value="0.273942232131958" calcext:value-type="float">
            <text:p>0.273942232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2925.26002" calcext:value-type="float">
            <text:p>1443132925.26002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35.1368706226349" calcext:value-type="float">
            <text:p>35.1368706226</text:p>
          </table:table-cell>
          <table:table-cell table:formula="of:=[.C145]/([.D145]-[.D144])" office:value-type="float" office:value="104803.43966214" calcext:value-type="float">
            <text:p>104803.43966214</text:p>
          </table:table-cell>
          <table:table-cell/>
          <table:table-cell office:value-type="float" office:value="1443132925.53397" calcext:value-type="float">
            <text:p>1443132925.53397</text:p>
          </table:table-cell>
          <table:table-cell table:formula="of:=[.G145]-[.$B$2]" office:value-type="float" office:value="35.4108216762543" calcext:value-type="float">
            <text:p>35.4108216763</text:p>
          </table:table-cell>
          <table:table-cell table:formula="of:=[.C145]/([.H145]-[.H144])" office:value-type="float" office:value="104791.659236801" calcext:value-type="float">
            <text:p>104791.659236801</text:p>
          </table:table-cell>
          <table:table-cell table:formula="of:=[.G145]-[.$B145]" office:value-type="float" office:value="0.273951053619385" calcext:value-type="float">
            <text:p>0.273951053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2925.33847" calcext:value-type="float">
            <text:p>1443132925.33847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35.2153267860413" calcext:value-type="float">
            <text:p>35.215326786</text:p>
          </table:table-cell>
          <table:table-cell table:formula="of:=[.C146]/([.D146]-[.D145])" office:value-type="float" office:value="104822.867228454" calcext:value-type="float">
            <text:p>104822.867228454</text:p>
          </table:table-cell>
          <table:table-cell/>
          <table:table-cell office:value-type="float" office:value="1443132925.61239" calcext:value-type="float">
            <text:p>1443132925.61239</text:p>
          </table:table-cell>
          <table:table-cell table:formula="of:=[.G146]-[.$B$2]" office:value-type="float" office:value="35.4892430305481" calcext:value-type="float">
            <text:p>35.4892430305</text:p>
          </table:table-cell>
          <table:table-cell table:formula="of:=[.C146]/([.H146]-[.H145])" office:value-type="float" office:value="104869.395256641" calcext:value-type="float">
            <text:p>104869.395256641</text:p>
          </table:table-cell>
          <table:table-cell table:formula="of:=[.G146]-[.$B146]" office:value-type="float" office:value="0.273916244506836" calcext:value-type="float">
            <text:p>0.273916244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2925.41694" calcext:value-type="float">
            <text:p>1443132925.41694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35.2937967777252" calcext:value-type="float">
            <text:p>35.2937967777</text:p>
          </table:table-cell>
          <table:table-cell table:formula="of:=[.C147]/([.D147]-[.D146])" office:value-type="float" office:value="104804.394947847" calcext:value-type="float">
            <text:p>104804.394947847</text:p>
          </table:table-cell>
          <table:table-cell/>
          <table:table-cell office:value-type="float" office:value="1443132925.69098" calcext:value-type="float">
            <text:p>1443132925.69098</text:p>
          </table:table-cell>
          <table:table-cell table:formula="of:=[.G147]-[.$B$2]" office:value-type="float" office:value="35.5678372383118" calcext:value-type="float">
            <text:p>35.5678372383</text:p>
          </table:table-cell>
          <table:table-cell table:formula="of:=[.C147]/([.H147]-[.H146])" office:value-type="float" office:value="104638.754356162" calcext:value-type="float">
            <text:p>104638.754356162</text:p>
          </table:table-cell>
          <table:table-cell table:formula="of:=[.G147]-[.$B147]" office:value-type="float" office:value="0.274040460586548" calcext:value-type="float">
            <text:p>0.274040460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2925.49542" calcext:value-type="float">
            <text:p>1443132925.49542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35.3722701072693" calcext:value-type="float">
            <text:p>35.3722701073</text:p>
          </table:table-cell>
          <table:table-cell table:formula="of:=[.C148]/([.D148]-[.D147])" office:value-type="float" office:value="104799.937096867" calcext:value-type="float">
            <text:p>104799.937096867</text:p>
          </table:table-cell>
          <table:table-cell/>
          <table:table-cell office:value-type="float" office:value="1443132925.76948" calcext:value-type="float">
            <text:p>1443132925.76948</text:p>
          </table:table-cell>
          <table:table-cell table:formula="of:=[.G148]-[.$B$2]" office:value-type="float" office:value="35.6463363170624" calcext:value-type="float">
            <text:p>35.6463363171</text:p>
          </table:table-cell>
          <table:table-cell table:formula="of:=[.C148]/([.H148]-[.H147])" office:value-type="float" office:value="104765.560703298" calcext:value-type="float">
            <text:p>104765.560703298</text:p>
          </table:table-cell>
          <table:table-cell table:formula="of:=[.G148]-[.$B148]" office:value-type="float" office:value="0.274066209793091" calcext:value-type="float">
            <text:p>0.274066209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2925.57389" calcext:value-type="float">
            <text:p>1443132925.57389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35.4507400989532" calcext:value-type="float">
            <text:p>35.450740099</text:p>
          </table:table-cell>
          <table:table-cell table:formula="of:=[.C149]/([.D149]-[.D148])" office:value-type="float" office:value="104804.394947847" calcext:value-type="float">
            <text:p>104804.394947847</text:p>
          </table:table-cell>
          <table:table-cell/>
          <table:table-cell office:value-type="float" office:value="1443132925.8479" calcext:value-type="float">
            <text:p>1443132925.8479</text:p>
          </table:table-cell>
          <table:table-cell table:formula="of:=[.G149]-[.$B$2]" office:value-type="float" office:value="35.7247529029846" calcext:value-type="float">
            <text:p>35.724752903</text:p>
          </table:table-cell>
          <table:table-cell table:formula="of:=[.C149]/([.H149]-[.H148])" office:value-type="float" office:value="104875.772175991" calcext:value-type="float">
            <text:p>104875.772175991</text:p>
          </table:table-cell>
          <table:table-cell table:formula="of:=[.G149]-[.$B149]" office:value-type="float" office:value="0.274012804031372" calcext:value-type="float">
            <text:p>0.27401280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2925.65236" calcext:value-type="float">
            <text:p>1443132925.65236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35.5292158126831" calcext:value-type="float">
            <text:p>35.5292158127</text:p>
          </table:table-cell>
          <table:table-cell table:formula="of:=[.C150]/([.D150]-[.D149])" office:value-type="float" office:value="104796.75314977" calcext:value-type="float">
            <text:p>104796.75314977</text:p>
          </table:table-cell>
          <table:table-cell/>
          <table:table-cell office:value-type="float" office:value="1443132925.9264" calcext:value-type="float">
            <text:p>1443132925.9264</text:p>
          </table:table-cell>
          <table:table-cell table:formula="of:=[.G150]-[.$B$2]" office:value-type="float" office:value="35.8032579421997" calcext:value-type="float">
            <text:p>35.8032579422</text:p>
          </table:table-cell>
          <table:table-cell table:formula="of:=[.C150]/([.H150]-[.H149])" office:value-type="float" office:value="104757.60641897" calcext:value-type="float">
            <text:p>104757.60641897</text:p>
          </table:table-cell>
          <table:table-cell table:formula="of:=[.G150]-[.$B150]" office:value-type="float" office:value="0.274042129516602" calcext:value-type="float">
            <text:p>0.274042129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2925.73085" calcext:value-type="float">
            <text:p>1443132925.73085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35.6077024936676" calcext:value-type="float">
            <text:p>35.6077024937</text:p>
          </table:table-cell>
          <table:table-cell table:formula="of:=[.C151]/([.D151]-[.D150])" office:value-type="float" office:value="104782.109484594" calcext:value-type="float">
            <text:p>104782.109484594</text:p>
          </table:table-cell>
          <table:table-cell/>
          <table:table-cell office:value-type="float" office:value="1443132926.00499" calcext:value-type="float">
            <text:p>1443132926.00499</text:p>
          </table:table-cell>
          <table:table-cell table:formula="of:=[.G151]-[.$B$2]" office:value-type="float" office:value="35.8818428516388" calcext:value-type="float">
            <text:p>35.8818428516</text:p>
          </table:table-cell>
          <table:table-cell table:formula="of:=[.C151]/([.H151]-[.H150])" office:value-type="float" office:value="104651.135424093" calcext:value-type="float">
            <text:p>104651.135424093</text:p>
          </table:table-cell>
          <table:table-cell table:formula="of:=[.G151]-[.$B151]" office:value-type="float" office:value="0.274140357971191" calcext:value-type="float">
            <text:p>0.27414035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2925.80931" calcext:value-type="float">
            <text:p>1443132925.80931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35.686164855957" calcext:value-type="float">
            <text:p>35.686164856</text:p>
          </table:table-cell>
          <table:table-cell table:formula="of:=[.C152]/([.D152]-[.D151])" office:value-type="float" office:value="104814.585745757" calcext:value-type="float">
            <text:p>104814.585745757</text:p>
          </table:table-cell>
          <table:table-cell/>
          <table:table-cell office:value-type="float" office:value="1443132926.08334" calcext:value-type="float">
            <text:p>1443132926.08334</text:p>
          </table:table-cell>
          <table:table-cell table:formula="of:=[.G152]-[.$B$2]" office:value-type="float" office:value="35.9601922035217" calcext:value-type="float">
            <text:p>35.9601922035</text:p>
          </table:table-cell>
          <table:table-cell table:formula="of:=[.C152]/([.H152]-[.H151])" office:value-type="float" office:value="104965.769369578" calcext:value-type="float">
            <text:p>104965.769369578</text:p>
          </table:table-cell>
          <table:table-cell table:formula="of:=[.G152]-[.$B152]" office:value-type="float" office:value="0.274027347564697" calcext:value-type="float">
            <text:p>0.274027347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2925.88778" calcext:value-type="float">
            <text:p>1443132925.88778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35.7646358013153" calcext:value-type="float">
            <text:p>35.7646358013</text:p>
          </table:table-cell>
          <table:table-cell table:formula="of:=[.C153]/([.D153]-[.D152])" office:value-type="float" office:value="104803.12123744" calcext:value-type="float">
            <text:p>104803.12123744</text:p>
          </table:table-cell>
          <table:table-cell/>
          <table:table-cell office:value-type="float" office:value="1443132926.16185" calcext:value-type="float">
            <text:p>1443132926.16185</text:p>
          </table:table-cell>
          <table:table-cell table:formula="of:=[.G153]-[.$B$2]" office:value-type="float" office:value="36.0387015342712" calcext:value-type="float">
            <text:p>36.0387015343</text:p>
          </table:table-cell>
          <table:table-cell table:formula="of:=[.C153]/([.H153]-[.H152])" office:value-type="float" office:value="104751.880082116" calcext:value-type="float">
            <text:p>104751.880082116</text:p>
          </table:table-cell>
          <table:table-cell table:formula="of:=[.G153]-[.$B153]" office:value-type="float" office:value="0.274065732955933" calcext:value-type="float">
            <text:p>0.27406573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2925.96624" calcext:value-type="float">
            <text:p>1443132925.96624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35.843094587326" calcext:value-type="float">
            <text:p>35.8430945873</text:p>
          </table:table-cell>
          <table:table-cell table:formula="of:=[.C154]/([.D154]-[.D153])" office:value-type="float" office:value="104819.363364531" calcext:value-type="float">
            <text:p>104819.363364531</text:p>
          </table:table-cell>
          <table:table-cell/>
          <table:table-cell office:value-type="float" office:value="1443132926.23827" calcext:value-type="float">
            <text:p>1443132926.23827</text:p>
          </table:table-cell>
          <table:table-cell table:formula="of:=[.G154]-[.$B$2]" office:value-type="float" office:value="36.1151189804077" calcext:value-type="float">
            <text:p>36.1151189804</text:p>
          </table:table-cell>
          <table:table-cell table:formula="of:=[.C154]/([.H154]-[.H153])" office:value-type="float" office:value="107619.403889953" calcext:value-type="float">
            <text:p>107619.403889953</text:p>
          </table:table-cell>
          <table:table-cell table:formula="of:=[.G154]-[.$B154]" office:value-type="float" office:value="0.272024393081665" calcext:value-type="float">
            <text:p>0.272024393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2926.0427" calcext:value-type="float">
            <text:p>1443132926.0427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35.9195504188538" calcext:value-type="float">
            <text:p>35.9195504189</text:p>
          </table:table-cell>
          <table:table-cell table:formula="of:=[.C155]/([.D155]-[.D154])" office:value-type="float" office:value="107565.372525173" calcext:value-type="float">
            <text:p>107565.372525173</text:p>
          </table:table-cell>
          <table:table-cell/>
          <table:table-cell office:value-type="float" office:value="1443132926.31314" calcext:value-type="float">
            <text:p>1443132926.31314</text:p>
          </table:table-cell>
          <table:table-cell table:formula="of:=[.G155]-[.$B$2]" office:value-type="float" office:value="36.189991235733" calcext:value-type="float">
            <text:p>36.1899912357</text:p>
          </table:table-cell>
          <table:table-cell table:formula="of:=[.C155]/([.H155]-[.H154])" office:value-type="float" office:value="109840.420383585" calcext:value-type="float">
            <text:p>109840.420383585</text:p>
          </table:table-cell>
          <table:table-cell table:formula="of:=[.G155]-[.$B155]" office:value-type="float" office:value="0.270440816879272" calcext:value-type="float">
            <text:p>0.270440816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2926.11761" calcext:value-type="float">
            <text:p>1443132926.11761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35.9944610595703" calcext:value-type="float">
            <text:p>35.9944610596</text:p>
          </table:table-cell>
          <table:table-cell table:formula="of:=[.C156]/([.D156]-[.D155])" office:value-type="float" office:value="109784.136423529" calcext:value-type="float">
            <text:p>109784.136423529</text:p>
          </table:table-cell>
          <table:table-cell/>
          <table:table-cell office:value-type="float" office:value="1443132926.38802" calcext:value-type="float">
            <text:p>1443132926.38802</text:p>
          </table:table-cell>
          <table:table-cell table:formula="of:=[.G156]-[.$B$2]" office:value-type="float" office:value="36.2648768424988" calcext:value-type="float">
            <text:p>36.2648768425</text:p>
          </table:table-cell>
          <table:table-cell table:formula="of:=[.C156]/([.H156]-[.H155])" office:value-type="float" office:value="109820.83680948" calcext:value-type="float">
            <text:p>109820.83680948</text:p>
          </table:table-cell>
          <table:table-cell table:formula="of:=[.G156]-[.$B156]" office:value-type="float" office:value="0.270415782928467" calcext:value-type="float">
            <text:p>0.270415782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2926.19252" calcext:value-type="float">
            <text:p>1443132926.19252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36.0693702697754" calcext:value-type="float">
            <text:p>36.0693702698</text:p>
          </table:table-cell>
          <table:table-cell table:formula="of:=[.C157]/([.D157]-[.D156])" office:value-type="float" office:value="109786.232927637" calcext:value-type="float">
            <text:p>109786.232927637</text:p>
          </table:table-cell>
          <table:table-cell/>
          <table:table-cell office:value-type="float" office:value="1443132926.46289" calcext:value-type="float">
            <text:p>1443132926.46289</text:p>
          </table:table-cell>
          <table:table-cell table:formula="of:=[.G157]-[.$B$2]" office:value-type="float" office:value="36.3397483825684" calcext:value-type="float">
            <text:p>36.3397483826</text:p>
          </table:table-cell>
          <table:table-cell table:formula="of:=[.C157]/([.H157]-[.H156])" office:value-type="float" office:value="109841.469700733" calcext:value-type="float">
            <text:p>109841.469700733</text:p>
          </table:table-cell>
          <table:table-cell table:formula="of:=[.G157]-[.$B157]" office:value-type="float" office:value="0.270378112792969" calcext:value-type="float">
            <text:p>0.270378112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2926.26742" calcext:value-type="float">
            <text:p>1443132926.26742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36.1442718505859" calcext:value-type="float">
            <text:p>36.1442718506</text:p>
          </table:table-cell>
          <table:table-cell table:formula="of:=[.C158]/([.D158]-[.D157])" office:value-type="float" office:value="109797.415635345" calcext:value-type="float">
            <text:p>109797.415635345</text:p>
          </table:table-cell>
          <table:table-cell/>
          <table:table-cell office:value-type="float" office:value="1443132926.5378" calcext:value-type="float">
            <text:p>1443132926.5378</text:p>
          </table:table-cell>
          <table:table-cell table:formula="of:=[.G158]-[.$B$2]" office:value-type="float" office:value="36.4146554470062" calcext:value-type="float">
            <text:p>36.414655447</text:p>
          </table:table-cell>
          <table:table-cell table:formula="of:=[.C158]/([.H158]-[.H157])" office:value-type="float" office:value="109789.377833938" calcext:value-type="float">
            <text:p>109789.377833938</text:p>
          </table:table-cell>
          <table:table-cell table:formula="of:=[.G158]-[.$B158]" office:value-type="float" office:value="0.270383596420288" calcext:value-type="float">
            <text:p>0.270383596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2926.34232" calcext:value-type="float">
            <text:p>1443132926.34232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36.2191767692566" calcext:value-type="float">
            <text:p>36.2191767693</text:p>
          </table:table-cell>
          <table:table-cell table:formula="of:=[.C159]/([.D159]-[.D158])" office:value-type="float" office:value="109792.52292042" calcext:value-type="float">
            <text:p>109792.52292042</text:p>
          </table:table-cell>
          <table:table-cell/>
          <table:table-cell office:value-type="float" office:value="1443132926.61272" calcext:value-type="float">
            <text:p>1443132926.61272</text:p>
          </table:table-cell>
          <table:table-cell table:formula="of:=[.G159]-[.$B$2]" office:value-type="float" office:value="36.4895784854889" calcext:value-type="float">
            <text:p>36.4895784855</text:p>
          </table:table-cell>
          <table:table-cell table:formula="of:=[.C159]/([.H159]-[.H158])" office:value-type="float" office:value="109765.970074781" calcext:value-type="float">
            <text:p>109765.970074781</text:p>
          </table:table-cell>
          <table:table-cell table:formula="of:=[.G159]-[.$B159]" office:value-type="float" office:value="0.2704017162323" calcext:value-type="float">
            <text:p>0.270401716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2926.41723" calcext:value-type="float">
            <text:p>1443132926.41723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36.2940800189972" calcext:value-type="float">
            <text:p>36.294080019</text:p>
          </table:table-cell>
          <table:table-cell table:formula="of:=[.C160]/([.D160]-[.D159])" office:value-type="float" office:value="109794.969223375" calcext:value-type="float">
            <text:p>109794.969223375</text:p>
          </table:table-cell>
          <table:table-cell/>
          <table:table-cell office:value-type="float" office:value="1443132926.68761" calcext:value-type="float">
            <text:p>1443132926.68761</text:p>
          </table:table-cell>
          <table:table-cell table:formula="of:=[.G160]-[.$B$2]" office:value-type="float" office:value="36.5644643306732" calcext:value-type="float">
            <text:p>36.5644643307</text:p>
          </table:table-cell>
          <table:table-cell table:formula="of:=[.C160]/([.H160]-[.H159])" office:value-type="float" office:value="109820.487166262" calcext:value-type="float">
            <text:p>109820.487166262</text:p>
          </table:table-cell>
          <table:table-cell table:formula="of:=[.G160]-[.$B160]" office:value-type="float" office:value="0.270384311676025" calcext:value-type="float">
            <text:p>0.270384311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2926.49214" calcext:value-type="float">
            <text:p>1443132926.49214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36.3689906597137" calcext:value-type="float">
            <text:p>36.3689906597</text:p>
          </table:table-cell>
          <table:table-cell table:formula="of:=[.C161]/([.D161]-[.D160])" office:value-type="float" office:value="109784.136423529" calcext:value-type="float">
            <text:p>109784.136423529</text:p>
          </table:table-cell>
          <table:table-cell/>
          <table:table-cell office:value-type="float" office:value="1443132926.7625" calcext:value-type="float">
            <text:p>1443132926.7625</text:p>
          </table:table-cell>
          <table:table-cell table:formula="of:=[.G161]-[.$B$2]" office:value-type="float" office:value="36.6393520832062" calcext:value-type="float">
            <text:p>36.6393520832</text:p>
          </table:table-cell>
          <table:table-cell table:formula="of:=[.C161]/([.H161]-[.H160])" office:value-type="float" office:value="109817.690100668" calcext:value-type="float">
            <text:p>109817.690100668</text:p>
          </table:table-cell>
          <table:table-cell table:formula="of:=[.G161]-[.$B161]" office:value-type="float" office:value="0.270361423492432" calcext:value-type="float">
            <text:p>0.270361423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2926.56704" calcext:value-type="float">
            <text:p>1443132926.56704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36.4438905715942" calcext:value-type="float">
            <text:p>36.4438905716</text:p>
          </table:table-cell>
          <table:table-cell table:formula="of:=[.C162]/([.D162]-[.D161])" office:value-type="float" office:value="109799.862156338" calcext:value-type="float">
            <text:p>109799.862156338</text:p>
          </table:table-cell>
          <table:table-cell/>
          <table:table-cell office:value-type="float" office:value="1443132926.83745" calcext:value-type="float">
            <text:p>1443132926.83745</text:p>
          </table:table-cell>
          <table:table-cell table:formula="of:=[.G162]-[.$B$2]" office:value-type="float" office:value="36.7143063545227" calcext:value-type="float">
            <text:p>36.7143063545</text:p>
          </table:table-cell>
          <table:table-cell table:formula="of:=[.C162]/([.H162]-[.H161])" office:value-type="float" office:value="109720.231489816" calcext:value-type="float">
            <text:p>109720.231489816</text:p>
          </table:table-cell>
          <table:table-cell table:formula="of:=[.G162]-[.$B162]" office:value-type="float" office:value="0.270415782928467" calcext:value-type="float">
            <text:p>0.270415782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2926.64195" calcext:value-type="float">
            <text:p>1443132926.64195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36.5188019275665" calcext:value-type="float">
            <text:p>36.5188019276</text:p>
          </table:table-cell>
          <table:table-cell table:formula="of:=[.C163]/([.D163]-[.D162])" office:value-type="float" office:value="109783.088201502" calcext:value-type="float">
            <text:p>109783.088201502</text:p>
          </table:table-cell>
          <table:table-cell/>
          <table:table-cell office:value-type="float" office:value="1443132926.91238" calcext:value-type="float">
            <text:p>1443132926.91238</text:p>
          </table:table-cell>
          <table:table-cell table:formula="of:=[.G163]-[.$B$2]" office:value-type="float" office:value="36.789234161377" calcext:value-type="float">
            <text:p>36.7892341614</text:p>
          </table:table-cell>
          <table:table-cell table:formula="of:=[.C163]/([.H163]-[.H162])" office:value-type="float" office:value="109758.984618322" calcext:value-type="float">
            <text:p>109758.984618322</text:p>
          </table:table-cell>
          <table:table-cell table:formula="of:=[.G163]-[.$B163]" office:value-type="float" office:value="0.270432233810425" calcext:value-type="float">
            <text:p>0.270432233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2926.71686" calcext:value-type="float">
            <text:p>1443132926.71686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36.5937170982361" calcext:value-type="float">
            <text:p>36.5937170982</text:p>
          </table:table-cell>
          <table:table-cell table:formula="of:=[.C164]/([.D164]-[.D163])" office:value-type="float" office:value="109777.498022068" calcext:value-type="float">
            <text:p>109777.498022068</text:p>
          </table:table-cell>
          <table:table-cell/>
          <table:table-cell office:value-type="float" office:value="1443132926.98719" calcext:value-type="float">
            <text:p>1443132926.98719</text:p>
          </table:table-cell>
          <table:table-cell table:formula="of:=[.G164]-[.$B$2]" office:value-type="float" office:value="36.864040851593" calcext:value-type="float">
            <text:p>36.8640408516</text:p>
          </table:table-cell>
          <table:table-cell table:formula="of:=[.C164]/([.H164]-[.H163])" office:value-type="float" office:value="109936.691173565" calcext:value-type="float">
            <text:p>109936.691173565</text:p>
          </table:table-cell>
          <table:table-cell table:formula="of:=[.G164]-[.$B164]" office:value-type="float" office:value="0.270323753356934" calcext:value-type="float">
            <text:p>0.270323753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2926.79177" calcext:value-type="float">
            <text:p>1443132926.79177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36.6686265468597" calcext:value-type="float">
            <text:p>36.6686265469</text:p>
          </table:table-cell>
          <table:table-cell table:formula="of:=[.C165]/([.D165]-[.D164])" office:value-type="float" office:value="109785.883504725" calcext:value-type="float">
            <text:p>109785.883504725</text:p>
          </table:table-cell>
          <table:table-cell/>
          <table:table-cell office:value-type="float" office:value="1443132930.01521" calcext:value-type="float">
            <text:p>1443132930.01521</text:p>
          </table:table-cell>
          <table:table-cell table:formula="of:=[.G165]-[.$B$2]" office:value-type="float" office:value="39.8920681476593" calcext:value-type="float">
            <text:p>39.8920681477</text:p>
          </table:table-cell>
          <table:table-cell table:formula="of:=[.C165]/([.H165]-[.H164])" office:value-type="float" office:value="2715.95966479028" calcext:value-type="float">
            <text:p>2715.9596647903</text:p>
          </table:table-cell>
          <table:table-cell table:formula="of:=[.G165]-[.$B165]" office:value-type="float" office:value="3.22344160079956" calcext:value-type="float">
            <text:p>3.223441600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2926.86668" calcext:value-type="float">
            <text:p>1443132926.86668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36.7435357570648" calcext:value-type="float">
            <text:p>36.7435357571</text:p>
          </table:table-cell>
          <table:table-cell table:formula="of:=[.C166]/([.D166]-[.D165])" office:value-type="float" office:value="109786.232927637" calcext:value-type="float">
            <text:p>109786.232927637</text:p>
          </table:table-cell>
          <table:table-cell/>
          <table:table-cell office:value-type="float" office:value="1443132930.04963" calcext:value-type="float">
            <text:p>1443132930.04963</text:p>
          </table:table-cell>
          <table:table-cell table:formula="of:=[.G166]-[.$B$2]" office:value-type="float" office:value="39.9264833927155" calcext:value-type="float">
            <text:p>39.9264833927</text:p>
          </table:table-cell>
          <table:table-cell table:formula="of:=[.C166]/([.H166]-[.H165])" office:value-type="float" office:value="238963.865768836" calcext:value-type="float">
            <text:p>238963.865768836</text:p>
          </table:table-cell>
          <table:table-cell table:formula="of:=[.G166]-[.$B166]" office:value-type="float" office:value="3.18294763565063" calcext:value-type="float">
            <text:p>3.182947635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2926.9416" calcext:value-type="float">
            <text:p>1443132926.9416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36.8184514045715" calcext:value-type="float">
            <text:p>36.8184514046</text:p>
          </table:table-cell>
          <table:table-cell table:formula="of:=[.C167]/([.D167]-[.D166])" office:value-type="float" office:value="109776.799289667" calcext:value-type="float">
            <text:p>109776.799289667</text:p>
          </table:table-cell>
          <table:table-cell/>
          <table:table-cell office:value-type="float" office:value="1443132930.08403" calcext:value-type="float">
            <text:p>1443132930.08403</text:p>
          </table:table-cell>
          <table:table-cell table:formula="of:=[.G167]-[.$B$2]" office:value-type="float" office:value="39.9608860015869" calcext:value-type="float">
            <text:p>39.9608860016</text:p>
          </table:table-cell>
          <table:table-cell table:formula="of:=[.C167]/([.H167]-[.H166])" office:value-type="float" office:value="239051.637936172" calcext:value-type="float">
            <text:p>239051.637936172</text:p>
          </table:table-cell>
          <table:table-cell table:formula="of:=[.G167]-[.$B167]" office:value-type="float" office:value="3.14243459701538" calcext:value-type="float">
            <text:p>3.14243459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2940.02267" calcext:value-type="float">
            <text:p>1443132940.02267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9.8995258808136" calcext:value-type="float">
            <text:p>49.8995258808</text:p>
          </table:table-cell>
          <table:table-cell table:formula="of:=[.C168]/([.D168]-[.D167])" office:value-type="float" office:value="628.694532313571" calcext:value-type="float">
            <text:p>628.6945323136</text:p>
          </table:table-cell>
          <table:table-cell/>
          <table:table-cell office:value-type="float" office:value="1443132940.3209" calcext:value-type="float">
            <text:p>1443132940.3209</text:p>
          </table:table-cell>
          <table:table-cell table:formula="of:=[.G168]-[.$B$2]" office:value-type="float" office:value="50.1977527141571" calcext:value-type="float">
            <text:p>50.1977527142</text:p>
          </table:table-cell>
          <table:table-cell table:formula="of:=[.C168]/([.H168]-[.H167])" office:value-type="float" office:value="803.370819500998" calcext:value-type="float">
            <text:p>803.370819501</text:p>
          </table:table-cell>
          <table:table-cell table:formula="of:=[.G168]-[.$B168]" office:value-type="float" office:value="0.298226833343506" calcext:value-type="float">
            <text:p>0.298226833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2940.12562" calcext:value-type="float">
            <text:p>1443132940.12562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50.0024755001068" calcext:value-type="float">
            <text:p>50.0024755001</text:p>
          </table:table-cell>
          <table:table-cell table:formula="of:=[.C169]/([.D169]-[.D168])" office:value-type="float" office:value="79883.7339706625" calcext:value-type="float">
            <text:p>79883.7339706625</text:p>
          </table:table-cell>
          <table:table-cell/>
          <table:table-cell office:value-type="float" office:value="1443132940.4237" calcext:value-type="float">
            <text:p>1443132940.4237</text:p>
          </table:table-cell>
          <table:table-cell table:formula="of:=[.G169]-[.$B$2]" office:value-type="float" office:value="50.3005554676056" calcext:value-type="float">
            <text:p>50.3005554676</text:p>
          </table:table-cell>
          <table:table-cell table:formula="of:=[.C169]/([.H169]-[.H168])" office:value-type="float" office:value="79997.8572959233" calcext:value-type="float">
            <text:p>79997.8572959233</text:p>
          </table:table-cell>
          <table:table-cell table:formula="of:=[.G169]-[.$B169]" office:value-type="float" office:value="0.298079967498779" calcext:value-type="float">
            <text:p>0.298079967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2940.22857" calcext:value-type="float">
            <text:p>1443132940.22857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50.1054193973541" calcext:value-type="float">
            <text:p>50.1054193974</text:p>
          </table:table-cell>
          <table:table-cell table:formula="of:=[.C170]/([.D170]-[.D169])" office:value-type="float" office:value="79888.174237687" calcext:value-type="float">
            <text:p>79888.174237687</text:p>
          </table:table-cell>
          <table:table-cell/>
          <table:table-cell office:value-type="float" office:value="1443132940.52669" calcext:value-type="float">
            <text:p>1443132940.52669</text:p>
          </table:table-cell>
          <table:table-cell table:formula="of:=[.G170]-[.$B$2]" office:value-type="float" office:value="50.4035456180573" calcext:value-type="float">
            <text:p>50.4035456181</text:p>
          </table:table-cell>
          <table:table-cell table:formula="of:=[.C170]/([.H170]-[.H169])" office:value-type="float" office:value="79852.2962043836" calcext:value-type="float">
            <text:p>79852.2962043836</text:p>
          </table:table-cell>
          <table:table-cell table:formula="of:=[.G170]-[.$B170]" office:value-type="float" office:value="0.298126220703125" calcext:value-type="float">
            <text:p>0.298126220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2940.33153" calcext:value-type="float">
            <text:p>1443132940.33153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50.208381652832" calcext:value-type="float">
            <text:p>50.2083816528</text:p>
          </table:table-cell>
          <table:table-cell table:formula="of:=[.C171]/([.D171]-[.D170])" office:value-type="float" office:value="79873.9301293258" calcext:value-type="float">
            <text:p>79873.9301293258</text:p>
          </table:table-cell>
          <table:table-cell/>
          <table:table-cell office:value-type="float" office:value="1443132940.5611" calcext:value-type="float">
            <text:p>1443132940.5611</text:p>
          </table:table-cell>
          <table:table-cell table:formula="of:=[.G171]-[.$B$2]" office:value-type="float" office:value="50.4379518032074" calcext:value-type="float">
            <text:p>50.4379518032</text:p>
          </table:table-cell>
          <table:table-cell table:formula="of:=[.C171]/([.H171]-[.H170])" office:value-type="float" office:value="239026.790215508" calcext:value-type="float">
            <text:p>239026.790215508</text:p>
          </table:table-cell>
          <table:table-cell table:formula="of:=[.G171]-[.$B171]" office:value-type="float" office:value="0.229570150375366" calcext:value-type="float">
            <text:p>0.229570150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2940.43453" calcext:value-type="float">
            <text:p>1443132940.43453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50.3113842010498" calcext:value-type="float">
            <text:p>50.311384201</text:p>
          </table:table-cell>
          <table:table-cell table:formula="of:=[.C172]/([.D172]-[.D171])" office:value-type="float" office:value="79842.6848878766" calcext:value-type="float">
            <text:p>79842.6848878766</text:p>
          </table:table-cell>
          <table:table-cell/>
          <table:table-cell office:value-type="float" office:value="1443132940.73243" calcext:value-type="float">
            <text:p>1443132940.73243</text:p>
          </table:table-cell>
          <table:table-cell table:formula="of:=[.G172]-[.$B$2]" office:value-type="float" office:value="50.6092841625214" calcext:value-type="float">
            <text:p>50.6092841625</text:p>
          </table:table-cell>
          <table:table-cell table:formula="of:=[.C172]/([.H172]-[.H171])" office:value-type="float" office:value="48000.2728785728" calcext:value-type="float">
            <text:p>48000.2728785728</text:p>
          </table:table-cell>
          <table:table-cell table:formula="of:=[.G172]-[.$B172]" office:value-type="float" office:value="0.297899961471558" calcext:value-type="float">
            <text:p>0.297899961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2940.53745" calcext:value-type="float">
            <text:p>1443132940.53745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50.414306640625" calcext:value-type="float">
            <text:p>50.4143066406</text:p>
          </table:table-cell>
          <table:table-cell table:formula="of:=[.C173]/([.D173]-[.D172])" office:value-type="float" office:value="79904.8296362188" calcext:value-type="float">
            <text:p>79904.8296362188</text:p>
          </table:table-cell>
          <table:table-cell/>
          <table:table-cell office:value-type="float" office:value="1443132940.83538" calcext:value-type="float">
            <text:p>1443132940.83538</text:p>
          </table:table-cell>
          <table:table-cell table:formula="of:=[.G173]-[.$B$2]" office:value-type="float" office:value="50.7122352123261" calcext:value-type="float">
            <text:p>50.7122352123</text:p>
          </table:table-cell>
          <table:table-cell table:formula="of:=[.C173]/([.H173]-[.H172])" office:value-type="float" office:value="79882.6239810286" calcext:value-type="float">
            <text:p>79882.6239810286</text:p>
          </table:table-cell>
          <table:table-cell table:formula="of:=[.G173]-[.$B173]" office:value-type="float" office:value="0.29792857170105" calcext:value-type="float">
            <text:p>0.297928571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2940.64037" calcext:value-type="float">
            <text:p>1443132940.64037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50.5172193050385" calcext:value-type="float">
            <text:p>50.517219305</text:p>
          </table:table-cell>
          <table:table-cell table:formula="of:=[.C174]/([.D174]-[.D173])" office:value-type="float" office:value="79912.4193982583" calcext:value-type="float">
            <text:p>79912.4193982583</text:p>
          </table:table-cell>
          <table:table-cell/>
          <table:table-cell office:value-type="float" office:value="1443132940.93835" calcext:value-type="float">
            <text:p>1443132940.93835</text:p>
          </table:table-cell>
          <table:table-cell table:formula="of:=[.G174]-[.$B$2]" office:value-type="float" office:value="50.8152089118958" calcext:value-type="float">
            <text:p>50.8152089119</text:p>
          </table:table-cell>
          <table:table-cell table:formula="of:=[.C174]/([.H174]-[.H173])" office:value-type="float" office:value="79865.0532550133" calcext:value-type="float">
            <text:p>79865.0532550133</text:p>
          </table:table-cell>
          <table:table-cell table:formula="of:=[.G174]-[.$B174]" office:value-type="float" office:value="0.2979896068573" calcext:value-type="float">
            <text:p>0.297989606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2940.74327" calcext:value-type="float">
            <text:p>1443132940.74327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50.6201250553131" calcext:value-type="float">
            <text:p>50.6201250553</text:p>
          </table:table-cell>
          <table:table-cell table:formula="of:=[.C175]/([.D175]-[.D174])" office:value-type="float" office:value="79917.7886371745" calcext:value-type="float">
            <text:p>79917.7886371745</text:p>
          </table:table-cell>
          <table:table-cell/>
          <table:table-cell office:value-type="float" office:value="1443132941.04141" calcext:value-type="float">
            <text:p>1443132941.04141</text:p>
          </table:table-cell>
          <table:table-cell table:formula="of:=[.G175]-[.$B$2]" office:value-type="float" office:value="50.918265581131" calcext:value-type="float">
            <text:p>50.9182655811</text:p>
          </table:table-cell>
          <table:table-cell table:formula="of:=[.C175]/([.H175]-[.H174])" office:value-type="float" office:value="79800.7548762177" calcext:value-type="float">
            <text:p>79800.7548762177</text:p>
          </table:table-cell>
          <table:table-cell table:formula="of:=[.G175]-[.$B175]" office:value-type="float" office:value="0.298140525817871" calcext:value-type="float">
            <text:p>0.298140525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2940.84619" calcext:value-type="float">
            <text:p>1443132940.84619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50.7230460643768" calcext:value-type="float">
            <text:p>50.7230460644</text:p>
          </table:table-cell>
          <table:table-cell table:formula="of:=[.C176]/([.D176]-[.D175])" office:value-type="float" office:value="79905.9402430493" calcext:value-type="float">
            <text:p>79905.9402430493</text:p>
          </table:table-cell>
          <table:table-cell/>
          <table:table-cell office:value-type="float" office:value="1443132941.14425" calcext:value-type="float">
            <text:p>1443132941.14425</text:p>
          </table:table-cell>
          <table:table-cell table:formula="of:=[.G176]-[.$B$2]" office:value-type="float" office:value="51.0211088657379" calcext:value-type="float">
            <text:p>51.0211088657</text:p>
          </table:table-cell>
          <table:table-cell table:formula="of:=[.C176]/([.H176]-[.H175])" office:value-type="float" office:value="79966.3296581014" calcext:value-type="float">
            <text:p>79966.3296581014</text:p>
          </table:table-cell>
          <table:table-cell table:formula="of:=[.G176]-[.$B176]" office:value-type="float" office:value="0.298062801361084" calcext:value-type="float">
            <text:p>0.298062801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2940.94912" calcext:value-type="float">
            <text:p>1443132940.94912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50.825975894928" calcext:value-type="float">
            <text:p>50.8259758949</text:p>
          </table:table-cell>
          <table:table-cell table:formula="of:=[.C177]/([.D177]-[.D176])" office:value-type="float" office:value="79899.0919927082" calcext:value-type="float">
            <text:p>79899.0919927082</text:p>
          </table:table-cell>
          <table:table-cell/>
          <table:table-cell office:value-type="float" office:value="1443132941.24428" calcext:value-type="float">
            <text:p>1443132941.24428</text:p>
          </table:table-cell>
          <table:table-cell table:formula="of:=[.G177]-[.$B$2]" office:value-type="float" office:value="51.1211380958557" calcext:value-type="float">
            <text:p>51.1211380959</text:p>
          </table:table-cell>
          <table:table-cell table:formula="of:=[.C177]/([.H177]-[.H176])" office:value-type="float" office:value="82215.9681756536" calcext:value-type="float">
            <text:p>82215.9681756536</text:p>
          </table:table-cell>
          <table:table-cell table:formula="of:=[.G177]-[.$B177]" office:value-type="float" office:value="0.295162200927734" calcext:value-type="float">
            <text:p>0.295162200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2941.04901" calcext:value-type="float">
            <text:p>1443132941.04901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50.9258644580841" calcext:value-type="float">
            <text:p>50.9258644581</text:p>
          </table:table-cell>
          <table:table-cell table:formula="of:=[.C178]/([.D178]-[.D177])" office:value-type="float" office:value="82331.747901366" calcext:value-type="float">
            <text:p>82331.747901366</text:p>
          </table:table-cell>
          <table:table-cell/>
          <table:table-cell office:value-type="float" office:value="1443132941.34112" calcext:value-type="float">
            <text:p>1443132941.34112</text:p>
          </table:table-cell>
          <table:table-cell table:formula="of:=[.G178]-[.$B$2]" office:value-type="float" office:value="51.2179746627808" calcext:value-type="float">
            <text:p>51.2179746628</text:p>
          </table:table-cell>
          <table:table-cell table:formula="of:=[.C178]/([.H178]-[.H177])" office:value-type="float" office:value="84926.5960281858" calcext:value-type="float">
            <text:p>84926.5960281858</text:p>
          </table:table-cell>
          <table:table-cell table:formula="of:=[.G178]-[.$B178]" office:value-type="float" office:value="0.292110204696655" calcext:value-type="float">
            <text:p>0.292110204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2941.1459" calcext:value-type="float">
            <text:p>1443132941.1459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51.0227558612823" calcext:value-type="float">
            <text:p>51.0227558613</text:p>
          </table:table-cell>
          <table:table-cell table:formula="of:=[.C179]/([.D179]-[.D178])" office:value-type="float" office:value="84878.5313096715" calcext:value-type="float">
            <text:p>84878.5313096715</text:p>
          </table:table-cell>
          <table:table-cell/>
          <table:table-cell office:value-type="float" office:value="1443132941.43803" calcext:value-type="float">
            <text:p>1443132941.43803</text:p>
          </table:table-cell>
          <table:table-cell table:formula="of:=[.G179]-[.$B$2]" office:value-type="float" office:value="51.3148872852325" calcext:value-type="float">
            <text:p>51.3148872852</text:p>
          </table:table-cell>
          <table:table-cell table:formula="of:=[.C179]/([.H179]-[.H178])" office:value-type="float" office:value="84859.9469495499" calcext:value-type="float">
            <text:p>84859.9469495499</text:p>
          </table:table-cell>
          <table:table-cell table:formula="of:=[.G179]-[.$B179]" office:value-type="float" office:value="0.292131423950195" calcext:value-type="float">
            <text:p>0.29213142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2941.2428" calcext:value-type="float">
            <text:p>1443132941.2428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51.1196558475494" calcext:value-type="float">
            <text:p>51.1196558475</text:p>
          </table:table-cell>
          <table:table-cell table:formula="of:=[.C180]/([.D180]-[.D179])" office:value-type="float" office:value="84871.0130601238" calcext:value-type="float">
            <text:p>84871.0130601238</text:p>
          </table:table-cell>
          <table:table-cell/>
          <table:table-cell office:value-type="float" office:value="1443132941.53518" calcext:value-type="float">
            <text:p>1443132941.53518</text:p>
          </table:table-cell>
          <table:table-cell table:formula="of:=[.G180]-[.$B$2]" office:value-type="float" office:value="51.4120333194733" calcext:value-type="float">
            <text:p>51.4120333195</text:p>
          </table:table-cell>
          <table:table-cell table:formula="of:=[.C180]/([.H180]-[.H179])" office:value-type="float" office:value="84656.0548176508" calcext:value-type="float">
            <text:p>84656.0548176508</text:p>
          </table:table-cell>
          <table:table-cell table:formula="of:=[.G180]-[.$B180]" office:value-type="float" office:value="0.292377471923828" calcext:value-type="float">
            <text:p>0.292377471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2941.33969" calcext:value-type="float">
            <text:p>1443132941.33969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51.2165474891663" calcext:value-type="float">
            <text:p>51.2165474892</text:p>
          </table:table-cell>
          <table:table-cell table:formula="of:=[.C181]/([.D181]-[.D180])" office:value-type="float" office:value="84878.3224514202" calcext:value-type="float">
            <text:p>84878.3224514202</text:p>
          </table:table-cell>
          <table:table-cell/>
          <table:table-cell office:value-type="float" office:value="1443132941.63182" calcext:value-type="float">
            <text:p>1443132941.63182</text:p>
          </table:table-cell>
          <table:table-cell table:formula="of:=[.G181]-[.$B$2]" office:value-type="float" office:value="51.5086705684662" calcext:value-type="float">
            <text:p>51.5086705685</text:p>
          </table:table-cell>
          <table:table-cell table:formula="of:=[.C181]/([.H181]-[.H180])" office:value-type="float" office:value="85101.7603015844" calcext:value-type="float">
            <text:p>85101.7603015844</text:p>
          </table:table-cell>
          <table:table-cell table:formula="of:=[.G181]-[.$B181]" office:value-type="float" office:value="0.292123079299927" calcext:value-type="float">
            <text:p>0.292123079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2941.4366" calcext:value-type="float">
            <text:p>1443132941.4366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51.313458442688" calcext:value-type="float">
            <text:p>51.3134584427</text:p>
          </table:table-cell>
          <table:table-cell table:formula="of:=[.C182]/([.D182]-[.D181])" office:value-type="float" office:value="84861.4083459213" calcext:value-type="float">
            <text:p>84861.4083459213</text:p>
          </table:table-cell>
          <table:table-cell/>
          <table:table-cell office:value-type="float" office:value="1443132941.72869" calcext:value-type="float">
            <text:p>1443132941.72869</text:p>
          </table:table-cell>
          <table:table-cell table:formula="of:=[.G182]-[.$B$2]" office:value-type="float" office:value="51.6055393218994" calcext:value-type="float">
            <text:p>51.6055393219</text:p>
          </table:table-cell>
          <table:table-cell table:formula="of:=[.C182]/([.H182]-[.H181])" office:value-type="float" office:value="84898.3775317071" calcext:value-type="float">
            <text:p>84898.3775317071</text:p>
          </table:table-cell>
          <table:table-cell table:formula="of:=[.G182]-[.$B182]" office:value-type="float" office:value="0.292080879211426" calcext:value-type="float">
            <text:p>0.292080879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2941.5335" calcext:value-type="float">
            <text:p>1443132941.5335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51.4103543758392" calcext:value-type="float">
            <text:p>51.4103543758</text:p>
          </table:table-cell>
          <table:table-cell table:formula="of:=[.C183]/([.D183]-[.D182])" office:value-type="float" office:value="84874.5631786541" calcext:value-type="float">
            <text:p>84874.5631786541</text:p>
          </table:table-cell>
          <table:table-cell/>
          <table:table-cell office:value-type="float" office:value="1443132941.82556" calcext:value-type="float">
            <text:p>1443132941.82556</text:p>
          </table:table-cell>
          <table:table-cell table:formula="of:=[.G183]-[.$B$2]" office:value-type="float" office:value="51.7024149894714" calcext:value-type="float">
            <text:p>51.7024149895</text:p>
          </table:table-cell>
          <table:table-cell table:formula="of:=[.C183]/([.H183]-[.H182])" office:value-type="float" office:value="84892.3182272363" calcext:value-type="float">
            <text:p>84892.3182272363</text:p>
          </table:table-cell>
          <table:table-cell table:formula="of:=[.G183]-[.$B183]" office:value-type="float" office:value="0.292060613632202" calcext:value-type="float">
            <text:p>0.292060613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2941.63039" calcext:value-type="float">
            <text:p>1443132941.63039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51.5072467327118" calcext:value-type="float">
            <text:p>51.5072467327</text:p>
          </table:table-cell>
          <table:table-cell table:formula="of:=[.C184]/([.D184]-[.D183])" office:value-type="float" office:value="84877.6958828335" calcext:value-type="float">
            <text:p>84877.6958828335</text:p>
          </table:table-cell>
          <table:table-cell/>
          <table:table-cell office:value-type="float" office:value="1443132941.92253" calcext:value-type="float">
            <text:p>1443132941.92253</text:p>
          </table:table-cell>
          <table:table-cell table:formula="of:=[.G184]-[.$B$2]" office:value-type="float" office:value="51.7993793487549" calcext:value-type="float">
            <text:p>51.7993793488</text:p>
          </table:table-cell>
          <table:table-cell table:formula="of:=[.C184]/([.H184]-[.H183])" office:value-type="float" office:value="84814.6686140576" calcext:value-type="float">
            <text:p>84814.6686140576</text:p>
          </table:table-cell>
          <table:table-cell table:formula="of:=[.G184]-[.$B184]" office:value-type="float" office:value="0.292132616043091" calcext:value-type="float">
            <text:p>0.29213261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2941.72729" calcext:value-type="float">
            <text:p>1443132941.72729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51.6041405200958" calcext:value-type="float">
            <text:p>51.6041405201</text:p>
          </table:table-cell>
          <table:table-cell table:formula="of:=[.C185]/([.D185]-[.D184])" office:value-type="float" office:value="84876.4427734115" calcext:value-type="float">
            <text:p>84876.4427734115</text:p>
          </table:table-cell>
          <table:table-cell/>
          <table:table-cell office:value-type="float" office:value="1443132941.95583" calcext:value-type="float">
            <text:p>1443132941.95583</text:p>
          </table:table-cell>
          <table:table-cell table:formula="of:=[.G185]-[.$B$2]" office:value-type="float" office:value="51.8326795101166" calcext:value-type="float">
            <text:p>51.8326795101</text:p>
          </table:table-cell>
          <table:table-cell table:formula="of:=[.C185]/([.H185]-[.H184])" office:value-type="float" office:value="246965.770245792" calcext:value-type="float">
            <text:p>246965.770245792</text:p>
          </table:table-cell>
          <table:table-cell table:formula="of:=[.G185]-[.$B185]" office:value-type="float" office:value="0.228538990020752" calcext:value-type="float">
            <text:p>0.2285389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2941.82418" calcext:value-type="float">
            <text:p>1443132941.82418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51.7010338306427" calcext:value-type="float">
            <text:p>51.7010338306</text:p>
          </table:table-cell>
          <table:table-cell table:formula="of:=[.C186]/([.D186]-[.D185])" office:value-type="float" office:value="84876.8604724409" calcext:value-type="float">
            <text:p>84876.8604724409</text:p>
          </table:table-cell>
          <table:table-cell/>
          <table:table-cell office:value-type="float" office:value="1443132942.11619" calcext:value-type="float">
            <text:p>1443132942.11619</text:p>
          </table:table-cell>
          <table:table-cell table:formula="of:=[.G186]-[.$B$2]" office:value-type="float" office:value="51.9930446147919" calcext:value-type="float">
            <text:p>51.9930446148</text:p>
          </table:table-cell>
          <table:table-cell table:formula="of:=[.C186]/([.H186]-[.H185])" office:value-type="float" office:value="51282.9771579792" calcext:value-type="float">
            <text:p>51282.9771579792</text:p>
          </table:table-cell>
          <table:table-cell table:formula="of:=[.G186]-[.$B186]" office:value-type="float" office:value="0.29201078414917" calcext:value-type="float">
            <text:p>0.292010784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2941.9211" calcext:value-type="float">
            <text:p>1443132941.9211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51.7979552745819" calcext:value-type="float">
            <text:p>51.7979552746</text:p>
          </table:table-cell>
          <table:table-cell table:formula="of:=[.C187]/([.D187]-[.D186])" office:value-type="float" office:value="84852.2232619466" calcext:value-type="float">
            <text:p>84852.2232619466</text:p>
          </table:table-cell>
          <table:table-cell/>
          <table:table-cell office:value-type="float" office:value="1443132942.21032" calcext:value-type="float">
            <text:p>1443132942.21032</text:p>
          </table:table-cell>
          <table:table-cell table:formula="of:=[.G187]-[.$B$2]" office:value-type="float" office:value="52.0871722698212" calcext:value-type="float">
            <text:p>52.0871722698</text:p>
          </table:table-cell>
          <table:table-cell table:formula="of:=[.C187]/([.H187]-[.H186])" office:value-type="float" office:value="87370.7094630193" calcext:value-type="float">
            <text:p>87370.7094630193</text:p>
          </table:table-cell>
          <table:table-cell table:formula="of:=[.G187]-[.$B187]" office:value-type="float" office:value="0.289216995239258" calcext:value-type="float">
            <text:p>0.289216995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2942.01497" calcext:value-type="float">
            <text:p>1443132942.01497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51.8918249607086" calcext:value-type="float">
            <text:p>51.8918249607</text:p>
          </table:table-cell>
          <table:table-cell table:formula="of:=[.C188]/([.D188]-[.D187])" office:value-type="float" office:value="87610.818138871" calcext:value-type="float">
            <text:p>87610.818138871</text:p>
          </table:table-cell>
          <table:table-cell/>
          <table:table-cell office:value-type="float" office:value="1443132942.29073" calcext:value-type="float">
            <text:p>1443132942.29073</text:p>
          </table:table-cell>
          <table:table-cell table:formula="of:=[.G188]-[.$B$2]" office:value-type="float" office:value="52.1675860881805" calcext:value-type="float">
            <text:p>52.1675860882</text:p>
          </table:table-cell>
          <table:table-cell table:formula="of:=[.C188]/([.H188]-[.H187])" office:value-type="float" office:value="102270.979886148" calcext:value-type="float">
            <text:p>102270.979886148</text:p>
          </table:table-cell>
          <table:table-cell table:formula="of:=[.G188]-[.$B188]" office:value-type="float" office:value="0.275761127471924" calcext:value-type="float">
            <text:p>0.275761127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2942.09544" calcext:value-type="float">
            <text:p>1443132942.09544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51.9722945690155" calcext:value-type="float">
            <text:p>51.972294569</text:p>
          </table:table-cell>
          <table:table-cell table:formula="of:=[.C189]/([.D189]-[.D188])" office:value-type="float" office:value="102200.074948002" calcext:value-type="float">
            <text:p>102200.074948002</text:p>
          </table:table-cell>
          <table:table-cell/>
          <table:table-cell office:value-type="float" office:value="1443132942.37124" calcext:value-type="float">
            <text:p>1443132942.37124</text:p>
          </table:table-cell>
          <table:table-cell table:formula="of:=[.G189]-[.$B$2]" office:value-type="float" office:value="52.2480893135071" calcext:value-type="float">
            <text:p>52.2480893135</text:p>
          </table:table-cell>
          <table:table-cell table:formula="of:=[.C189]/([.H189]-[.H188])" office:value-type="float" office:value="102157.397627756" calcext:value-type="float">
            <text:p>102157.397627756</text:p>
          </table:table-cell>
          <table:table-cell table:formula="of:=[.G189]-[.$B189]" office:value-type="float" office:value="0.275794744491577" calcext:value-type="float">
            <text:p>0.275794744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2942.1759" calcext:value-type="float">
            <text:p>1443132942.1759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52.0527505874634" calcext:value-type="float">
            <text:p>52.0527505875</text:p>
          </table:table-cell>
          <table:table-cell table:formula="of:=[.C190]/([.D190]-[.D189])" office:value-type="float" office:value="102217.337604495" calcext:value-type="float">
            <text:p>102217.337604495</text:p>
          </table:table-cell>
          <table:table-cell/>
          <table:table-cell office:value-type="float" office:value="1443132942.45163" calcext:value-type="float">
            <text:p>1443132942.45163</text:p>
          </table:table-cell>
          <table:table-cell table:formula="of:=[.G190]-[.$B$2]" office:value-type="float" office:value="52.32847905159" calcext:value-type="float">
            <text:p>52.3284790516</text:p>
          </table:table-cell>
          <table:table-cell table:formula="of:=[.C190]/([.H190]-[.H189])" office:value-type="float" office:value="102301.614560812" calcext:value-type="float">
            <text:p>102301.614560812</text:p>
          </table:table-cell>
          <table:table-cell table:formula="of:=[.G190]-[.$B190]" office:value-type="float" office:value="0.275728464126587" calcext:value-type="float">
            <text:p>0.275728464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2942.25635" calcext:value-type="float">
            <text:p>1443132942.25635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52.133202791214" calcext:value-type="float">
            <text:p>52.1332027912</text:p>
          </table:table-cell>
          <table:table-cell table:formula="of:=[.C191]/([.D191]-[.D190])" office:value-type="float" office:value="102222.184310739" calcext:value-type="float">
            <text:p>102222.184310739</text:p>
          </table:table-cell>
          <table:table-cell/>
          <table:table-cell office:value-type="float" office:value="1443132942.5322" calcext:value-type="float">
            <text:p>1443132942.5322</text:p>
          </table:table-cell>
          <table:table-cell table:formula="of:=[.G191]-[.$B$2]" office:value-type="float" office:value="52.4090566635132" calcext:value-type="float">
            <text:p>52.4090566635</text:p>
          </table:table-cell>
          <table:table-cell table:formula="of:=[.C191]/([.H191]-[.H190])" office:value-type="float" office:value="102063.089283865" calcext:value-type="float">
            <text:p>102063.089283865</text:p>
          </table:table-cell>
          <table:table-cell table:formula="of:=[.G191]-[.$B191]" office:value-type="float" office:value="0.275853872299194" calcext:value-type="float">
            <text:p>0.275853872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2942.3368" calcext:value-type="float">
            <text:p>1443132942.3368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52.2136559486389" calcext:value-type="float">
            <text:p>52.2136559486</text:p>
          </table:table-cell>
          <table:table-cell table:formula="of:=[.C192]/([.D192]-[.D191])" office:value-type="float" office:value="102220.972591089" calcext:value-type="float">
            <text:p>102220.972591089</text:p>
          </table:table-cell>
          <table:table-cell/>
          <table:table-cell office:value-type="float" office:value="1443132942.61251" calcext:value-type="float">
            <text:p>1443132942.61251</text:p>
          </table:table-cell>
          <table:table-cell table:formula="of:=[.G192]-[.$B$2]" office:value-type="float" office:value="52.4893627166748" calcext:value-type="float">
            <text:p>52.4893627167</text:p>
          </table:table-cell>
          <table:table-cell table:formula="of:=[.C192]/([.H192]-[.H191])" office:value-type="float" office:value="102408.220504234" calcext:value-type="float">
            <text:p>102408.220504234</text:p>
          </table:table-cell>
          <table:table-cell table:formula="of:=[.G192]-[.$B192]" office:value-type="float" office:value="0.275706768035889" calcext:value-type="float">
            <text:p>0.27570676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2942.41727" calcext:value-type="float">
            <text:p>1443132942.41727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52.2941222190857" calcext:value-type="float">
            <text:p>52.2941222191</text:p>
          </table:table-cell>
          <table:table-cell table:formula="of:=[.C193]/([.D193]-[.D192])" office:value-type="float" office:value="102204.314358519" calcext:value-type="float">
            <text:p>102204.314358519</text:p>
          </table:table-cell>
          <table:table-cell/>
          <table:table-cell office:value-type="float" office:value="1443132942.69298" calcext:value-type="float">
            <text:p>1443132942.69298</text:p>
          </table:table-cell>
          <table:table-cell table:formula="of:=[.G193]-[.$B$2]" office:value-type="float" office:value="52.569833278656" calcext:value-type="float">
            <text:p>52.5698332787</text:p>
          </table:table-cell>
          <table:table-cell table:formula="of:=[.C193]/([.H193]-[.H192])" office:value-type="float" office:value="102198.863752452" calcext:value-type="float">
            <text:p>102198.863752452</text:p>
          </table:table-cell>
          <table:table-cell table:formula="of:=[.G193]-[.$B193]" office:value-type="float" office:value="0.275711059570312" calcext:value-type="float">
            <text:p>0.275711059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2942.49773" calcext:value-type="float">
            <text:p>1443132942.49773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52.3745813369751" calcext:value-type="float">
            <text:p>52.374581337</text:p>
          </table:table-cell>
          <table:table-cell table:formula="of:=[.C194]/([.D194]-[.D193])" office:value-type="float" office:value="102213.399994074" calcext:value-type="float">
            <text:p>102213.399994074</text:p>
          </table:table-cell>
          <table:table-cell/>
          <table:table-cell office:value-type="float" office:value="1443132942.77358" calcext:value-type="float">
            <text:p>1443132942.77358</text:p>
          </table:table-cell>
          <table:table-cell table:formula="of:=[.G194]-[.$B$2]" office:value-type="float" office:value="52.6504340171814" calcext:value-type="float">
            <text:p>52.6504340172</text:p>
          </table:table-cell>
          <table:table-cell table:formula="of:=[.C194]/([.H194]-[.H193])" office:value-type="float" office:value="102033.804534053" calcext:value-type="float">
            <text:p>102033.804534053</text:p>
          </table:table-cell>
          <table:table-cell table:formula="of:=[.G194]-[.$B194]" office:value-type="float" office:value="0.275852680206299" calcext:value-type="float">
            <text:p>0.275852680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2942.57819" calcext:value-type="float">
            <text:p>1443132942.57819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52.4550466537476" calcext:value-type="float">
            <text:p>52.4550466537</text:p>
          </table:table-cell>
          <table:table-cell table:formula="of:=[.C195]/([.D195]-[.D194])" office:value-type="float" office:value="102205.525683267" calcext:value-type="float">
            <text:p>102205.525683267</text:p>
          </table:table-cell>
          <table:table-cell/>
          <table:table-cell office:value-type="float" office:value="1443132942.85402" calcext:value-type="float">
            <text:p>1443132942.85402</text:p>
          </table:table-cell>
          <table:table-cell table:formula="of:=[.G195]-[.$B$2]" office:value-type="float" office:value="52.7308700084686" calcext:value-type="float">
            <text:p>52.7308700085</text:p>
          </table:table-cell>
          <table:table-cell table:formula="of:=[.C195]/([.H195]-[.H194])" office:value-type="float" office:value="102242.787940944" calcext:value-type="float">
            <text:p>102242.787940944</text:p>
          </table:table-cell>
          <table:table-cell table:formula="of:=[.G195]-[.$B195]" office:value-type="float" office:value="0.275823354721069" calcext:value-type="float">
            <text:p>0.275823354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2942.65867" calcext:value-type="float">
            <text:p>1443132942.65867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52.5355198383331" calcext:value-type="float">
            <text:p>52.5355198383</text:p>
          </table:table-cell>
          <table:table-cell table:formula="of:=[.C196]/([.D196]-[.D195])" office:value-type="float" office:value="102195.53311271" calcext:value-type="float">
            <text:p>102195.53311271</text:p>
          </table:table-cell>
          <table:table-cell/>
          <table:table-cell office:value-type="float" office:value="1443132942.93448" calcext:value-type="float">
            <text:p>1443132942.93448</text:p>
          </table:table-cell>
          <table:table-cell table:formula="of:=[.G196]-[.$B$2]" office:value-type="float" office:value="52.811331987381" calcext:value-type="float">
            <text:p>52.8113319874</text:p>
          </table:table-cell>
          <table:table-cell table:formula="of:=[.C196]/([.H196]-[.H195])" office:value-type="float" office:value="102209.765546014" calcext:value-type="float">
            <text:p>102209.765546014</text:p>
          </table:table-cell>
          <table:table-cell table:formula="of:=[.G196]-[.$B196]" office:value-type="float" office:value="0.275812149047852" calcext:value-type="float">
            <text:p>0.27581214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2942.73913" calcext:value-type="float">
            <text:p>1443132942.73913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52.6159865856171" calcext:value-type="float">
            <text:p>52.6159865856</text:p>
          </table:table-cell>
          <table:table-cell table:formula="of:=[.C197]/([.D197]-[.D196])" office:value-type="float" office:value="102203.708706911" calcext:value-type="float">
            <text:p>102203.708706911</text:p>
          </table:table-cell>
          <table:table-cell/>
          <table:table-cell office:value-type="float" office:value="1443132943.015" calcext:value-type="float">
            <text:p>1443132943.015</text:p>
          </table:table-cell>
          <table:table-cell table:formula="of:=[.G197]-[.$B$2]" office:value-type="float" office:value="52.8918514251709" calcext:value-type="float">
            <text:p>52.8918514252</text:p>
          </table:table-cell>
          <table:table-cell table:formula="of:=[.C197]/([.H197]-[.H196])" office:value-type="float" office:value="102136.828394868" calcext:value-type="float">
            <text:p>102136.828394868</text:p>
          </table:table-cell>
          <table:table-cell table:formula="of:=[.G197]-[.$B197]" office:value-type="float" office:value="0.275864839553833" calcext:value-type="float">
            <text:p>0.275864839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2942.81959" calcext:value-type="float">
            <text:p>1443132942.81959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52.6964409351349" calcext:value-type="float">
            <text:p>52.6964409351</text:p>
          </table:table-cell>
          <table:table-cell table:formula="of:=[.C198]/([.D198]-[.D197])" office:value-type="float" office:value="102219.457981923" calcext:value-type="float">
            <text:p>102219.457981923</text:p>
          </table:table-cell>
          <table:table-cell/>
          <table:table-cell office:value-type="float" office:value="1443132943.09532" calcext:value-type="float">
            <text:p>1443132943.09532</text:p>
          </table:table-cell>
          <table:table-cell table:formula="of:=[.G198]-[.$B$2]" office:value-type="float" office:value="52.9721717834473" calcext:value-type="float">
            <text:p>52.9721717834</text:p>
          </table:table-cell>
          <table:table-cell table:formula="of:=[.C198]/([.H198]-[.H197])" office:value-type="float" office:value="102389.981525017" calcext:value-type="float">
            <text:p>102389.981525017</text:p>
          </table:table-cell>
          <table:table-cell table:formula="of:=[.G198]-[.$B198]" office:value-type="float" office:value="0.275730848312378" calcext:value-type="float">
            <text:p>0.275730848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2942.90006" calcext:value-type="float">
            <text:p>1443132942.90006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52.7769093513489" calcext:value-type="float">
            <text:p>52.7769093513</text:p>
          </table:table-cell>
          <table:table-cell table:formula="of:=[.C199]/([.D199]-[.D198])" office:value-type="float" office:value="102201.588982812" calcext:value-type="float">
            <text:p>102201.588982812</text:p>
          </table:table-cell>
          <table:table-cell/>
          <table:table-cell office:value-type="float" office:value="1443132943.1758" calcext:value-type="float">
            <text:p>1443132943.1758</text:p>
          </table:table-cell>
          <table:table-cell table:formula="of:=[.G199]-[.$B$2]" office:value-type="float" office:value="53.0526537895203" calcext:value-type="float">
            <text:p>53.0526537895</text:p>
          </table:table-cell>
          <table:table-cell table:formula="of:=[.C199]/([.H199]-[.H198])" office:value-type="float" office:value="102184.331644775" calcext:value-type="float">
            <text:p>102184.331644775</text:p>
          </table:table-cell>
          <table:table-cell table:formula="of:=[.G199]-[.$B199]" office:value-type="float" office:value="0.275744438171387" calcext:value-type="float">
            <text:p>0.275744438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2942.98051" calcext:value-type="float">
            <text:p>1443132942.98051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52.8573663234711" calcext:value-type="float">
            <text:p>52.8573663235</text:p>
          </table:table-cell>
          <table:table-cell table:formula="of:=[.C200]/([.D200]-[.D199])" office:value-type="float" office:value="102216.125999745" calcext:value-type="float">
            <text:p>102216.125999745</text:p>
          </table:table-cell>
          <table:table-cell/>
          <table:table-cell office:value-type="float" office:value="1443132943.2578" calcext:value-type="float">
            <text:p>1443132943.2578</text:p>
          </table:table-cell>
          <table:table-cell table:formula="of:=[.G200]-[.$B$2]" office:value-type="float" office:value="53.1346580982208" calcext:value-type="float">
            <text:p>53.1346580982</text:p>
          </table:table-cell>
          <table:table-cell table:formula="of:=[.C200]/([.H200]-[.H199])" office:value-type="float" office:value="100287.41331178" calcext:value-type="float">
            <text:p>100287.41331178</text:p>
          </table:table-cell>
          <table:table-cell table:formula="of:=[.G200]-[.$B200]" office:value-type="float" office:value="0.277291774749756" calcext:value-type="float">
            <text:p>0.277291774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2943.0625" calcext:value-type="float">
            <text:p>1443132943.0625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52.9393572807312" calcext:value-type="float">
            <text:p>52.9393572807</text:p>
          </table:table-cell>
          <table:table-cell table:formula="of:=[.C201]/([.D201]-[.D200])" office:value-type="float" office:value="100303.744154466" calcext:value-type="float">
            <text:p>100303.744154466</text:p>
          </table:table-cell>
          <table:table-cell/>
          <table:table-cell office:value-type="float" office:value="1443132943.34023" calcext:value-type="float">
            <text:p>1443132943.34023</text:p>
          </table:table-cell>
          <table:table-cell table:formula="of:=[.G201]-[.$B$2]" office:value-type="float" office:value="53.2170848846436" calcext:value-type="float">
            <text:p>53.2170848846</text:p>
          </table:table-cell>
          <table:table-cell table:formula="of:=[.C201]/([.H201]-[.H200])" office:value-type="float" office:value="99773.3911136951" calcext:value-type="float">
            <text:p>99773.3911136951</text:p>
          </table:table-cell>
          <table:table-cell table:formula="of:=[.G201]-[.$B201]" office:value-type="float" office:value="0.277727603912354" calcext:value-type="float">
            <text:p>0.277727603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2943.1449" calcext:value-type="float">
            <text:p>1443132943.1449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53.0217559337616" calcext:value-type="float">
            <text:p>53.0217559338</text:p>
          </table:table-cell>
          <table:table-cell table:formula="of:=[.C202]/([.D202]-[.D201])" office:value-type="float" office:value="99807.4567671185" calcext:value-type="float">
            <text:p>99807.4567671185</text:p>
          </table:table-cell>
          <table:table-cell/>
          <table:table-cell office:value-type="float" office:value="1443132943.42253" calcext:value-type="float">
            <text:p>1443132943.42253</text:p>
          </table:table-cell>
          <table:table-cell table:formula="of:=[.G202]-[.$B$2]" office:value-type="float" office:value="53.299382686615" calcext:value-type="float">
            <text:p>53.2993826866</text:p>
          </table:table-cell>
          <table:table-cell table:formula="of:=[.C202]/([.H202]-[.H201])" office:value-type="float" office:value="99929.7648660706" calcext:value-type="float">
            <text:p>99929.7648660706</text:p>
          </table:table-cell>
          <table:table-cell table:formula="of:=[.G202]-[.$B202]" office:value-type="float" office:value="0.277626752853394" calcext:value-type="float">
            <text:p>0.277626752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2943.22727" calcext:value-type="float">
            <text:p>1443132943.22727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53.1041259765625" calcext:value-type="float">
            <text:p>53.1041259766</text:p>
          </table:table-cell>
          <table:table-cell table:formula="of:=[.C203]/([.D203]-[.D202])" office:value-type="float" office:value="99842.1236696239" calcext:value-type="float">
            <text:p>99842.1236696239</text:p>
          </table:table-cell>
          <table:table-cell/>
          <table:table-cell office:value-type="float" office:value="1443132943.50494" calcext:value-type="float">
            <text:p>1443132943.50494</text:p>
          </table:table-cell>
          <table:table-cell table:formula="of:=[.G203]-[.$B$2]" office:value-type="float" office:value="53.3817970752716" calcext:value-type="float">
            <text:p>53.3817970753</text:p>
          </table:table-cell>
          <table:table-cell table:formula="of:=[.C203]/([.H203]-[.H202])" office:value-type="float" office:value="99788.4002302768" calcext:value-type="float">
            <text:p>99788.4002302768</text:p>
          </table:table-cell>
          <table:table-cell table:formula="of:=[.G203]-[.$B203]" office:value-type="float" office:value="0.277671098709106" calcext:value-type="float">
            <text:p>0.277671098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2943.30966" calcext:value-type="float">
            <text:p>1443132943.30966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53.1865146160126" calcext:value-type="float">
            <text:p>53.186514616</text:p>
          </table:table-cell>
          <table:table-cell table:formula="of:=[.C204]/([.D204]-[.D203])" office:value-type="float" office:value="99819.5874442576" calcext:value-type="float">
            <text:p>99819.5874442576</text:p>
          </table:table-cell>
          <table:table-cell/>
          <table:table-cell office:value-type="float" office:value="1443132943.58719" calcext:value-type="float">
            <text:p>1443132943.58719</text:p>
          </table:table-cell>
          <table:table-cell table:formula="of:=[.G204]-[.$B$2]" office:value-type="float" office:value="53.4640419483185" calcext:value-type="float">
            <text:p>53.4640419483</text:p>
          </table:table-cell>
          <table:table-cell table:formula="of:=[.C204]/([.H204]-[.H203])" office:value-type="float" office:value="99994.0749536178" calcext:value-type="float">
            <text:p>99994.0749536178</text:p>
          </table:table-cell>
          <table:table-cell table:formula="of:=[.G204]-[.$B204]" office:value-type="float" office:value="0.277527332305908" calcext:value-type="float">
            <text:p>0.277527332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2943.39206" calcext:value-type="float">
            <text:p>1443132943.39206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53.2689099311829" calcext:value-type="float">
            <text:p>53.2689099312</text:p>
          </table:table-cell>
          <table:table-cell table:formula="of:=[.C205]/([.D205]-[.D204])" office:value-type="float" office:value="99811.4999985532" calcext:value-type="float">
            <text:p>99811.4999985532</text:p>
          </table:table-cell>
          <table:table-cell/>
          <table:table-cell office:value-type="float" office:value="1443132943.66948" calcext:value-type="float">
            <text:p>1443132943.66948</text:p>
          </table:table-cell>
          <table:table-cell table:formula="of:=[.G205]-[.$B$2]" office:value-type="float" office:value="53.546338558197" calcext:value-type="float">
            <text:p>53.5463385582</text:p>
          </table:table-cell>
          <table:table-cell table:formula="of:=[.C205]/([.H205]-[.H204])" office:value-type="float" office:value="99931.2123808944" calcext:value-type="float">
            <text:p>99931.2123808944</text:p>
          </table:table-cell>
          <table:table-cell table:formula="of:=[.G205]-[.$B205]" office:value-type="float" office:value="0.27742862701416" calcext:value-type="float">
            <text:p>0.27742862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2943.47445" calcext:value-type="float">
            <text:p>1443132943.47445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53.3512992858887" calcext:value-type="float">
            <text:p>53.3512992859</text:p>
          </table:table-cell>
          <table:table-cell table:formula="of:=[.C206]/([.D206]-[.D205])" office:value-type="float" office:value="99818.72086953" calcext:value-type="float">
            <text:p>99818.72086953</text:p>
          </table:table-cell>
          <table:table-cell/>
          <table:table-cell office:value-type="float" office:value="1443132943.75196" calcext:value-type="float">
            <text:p>1443132943.75196</text:p>
          </table:table-cell>
          <table:table-cell table:formula="of:=[.G206]-[.$B$2]" office:value-type="float" office:value="53.6288137435913" calcext:value-type="float">
            <text:p>53.6288137436</text:p>
          </table:table-cell>
          <table:table-cell table:formula="of:=[.C206]/([.H206]-[.H205])" office:value-type="float" office:value="99714.8410238028" calcext:value-type="float">
            <text:p>99714.8410238028</text:p>
          </table:table-cell>
          <table:table-cell table:formula="of:=[.G206]-[.$B206]" office:value-type="float" office:value="0.277514457702637" calcext:value-type="float">
            <text:p>0.277514457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2943.55684" calcext:value-type="float">
            <text:p>1443132943.55684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53.4336895942688" calcext:value-type="float">
            <text:p>53.4336895943</text:p>
          </table:table-cell>
          <table:table-cell table:formula="of:=[.C207]/([.D207]-[.D206])" office:value-type="float" office:value="99817.5654599647" calcext:value-type="float">
            <text:p>99817.5654599647</text:p>
          </table:table-cell>
          <table:table-cell/>
          <table:table-cell office:value-type="float" office:value="1443132943.83443" calcext:value-type="float">
            <text:p>1443132943.83443</text:p>
          </table:table-cell>
          <table:table-cell table:formula="of:=[.G207]-[.$B$2]" office:value-type="float" office:value="53.7112860679626" calcext:value-type="float">
            <text:p>53.711286068</text:p>
          </table:table-cell>
          <table:table-cell table:formula="of:=[.C207]/([.H207]-[.H206])" office:value-type="float" office:value="99718.3002017843" calcext:value-type="float">
            <text:p>99718.3002017843</text:p>
          </table:table-cell>
          <table:table-cell table:formula="of:=[.G207]-[.$B207]" office:value-type="float" office:value="0.277596473693848" calcext:value-type="float">
            <text:p>0.277596473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2943.63923" calcext:value-type="float">
            <text:p>1443132943.63923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53.5160856246948" calcext:value-type="float">
            <text:p>53.5160856247</text:p>
          </table:table-cell>
          <table:table-cell table:formula="of:=[.C208]/([.D208]-[.D207])" office:value-type="float" office:value="99810.6335642401" calcext:value-type="float">
            <text:p>99810.6335642401</text:p>
          </table:table-cell>
          <table:table-cell/>
          <table:table-cell office:value-type="float" office:value="1443132943.91681" calcext:value-type="float">
            <text:p>1443132943.91681</text:p>
          </table:table-cell>
          <table:table-cell table:formula="of:=[.G208]-[.$B$2]" office:value-type="float" office:value="53.7936637401581" calcext:value-type="float">
            <text:p>53.7936637402</text:p>
          </table:table-cell>
          <table:table-cell table:formula="of:=[.C208]/([.H208]-[.H207])" office:value-type="float" office:value="99832.8768077982" calcext:value-type="float">
            <text:p>99832.8768077982</text:p>
          </table:table-cell>
          <table:table-cell table:formula="of:=[.G208]-[.$B208]" office:value-type="float" office:value="0.277578115463257" calcext:value-type="float">
            <text:p>0.277578115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2943.72162" calcext:value-type="float">
            <text:p>1443132943.72162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53.598477602005" calcext:value-type="float">
            <text:p>53.598477602</text:p>
          </table:table-cell>
          <table:table-cell table:formula="of:=[.C209]/([.D209]-[.D208])" office:value-type="float" office:value="99815.5435575863" calcext:value-type="float">
            <text:p>99815.5435575863</text:p>
          </table:table-cell>
          <table:table-cell/>
          <table:table-cell office:value-type="float" office:value="1443132943.99902" calcext:value-type="float">
            <text:p>1443132943.99902</text:p>
          </table:table-cell>
          <table:table-cell table:formula="of:=[.G209]-[.$B$2]" office:value-type="float" office:value="53.875875711441" calcext:value-type="float">
            <text:p>53.8758757114</text:p>
          </table:table-cell>
          <table:table-cell table:formula="of:=[.C209]/([.H209]-[.H208])" office:value-type="float" office:value="100034.09323071" calcext:value-type="float">
            <text:p>100034.09323071</text:p>
          </table:table-cell>
          <table:table-cell table:formula="of:=[.G209]-[.$B209]" office:value-type="float" office:value="0.277398109436035" calcext:value-type="float">
            <text:p>0.277398109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2943.804" calcext:value-type="float">
            <text:p>1443132943.804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53.6808557510376" calcext:value-type="float">
            <text:p>53.680855751</text:p>
          </table:table-cell>
          <table:table-cell table:formula="of:=[.C210]/([.D210]-[.D209])" office:value-type="float" office:value="99832.2989358038" calcext:value-type="float">
            <text:p>99832.2989358038</text:p>
          </table:table-cell>
          <table:table-cell/>
          <table:table-cell office:value-type="float" office:value="1443132944.02621" calcext:value-type="float">
            <text:p>1443132944.02621</text:p>
          </table:table-cell>
          <table:table-cell table:formula="of:=[.G210]-[.$B$2]" office:value-type="float" office:value="53.9030666351318" calcext:value-type="float">
            <text:p>53.9030666351</text:p>
          </table:table-cell>
          <table:table-cell table:formula="of:=[.C210]/([.H210]-[.H209])" office:value-type="float" office:value="302453.866353346" calcext:value-type="float">
            <text:p>302453.866353346</text:p>
          </table:table-cell>
          <table:table-cell table:formula="of:=[.G210]-[.$B210]" office:value-type="float" office:value="0.222210884094238" calcext:value-type="float">
            <text:p>0.222210884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2943.88639" calcext:value-type="float">
            <text:p>1443132943.88639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53.7632460594177" calcext:value-type="float">
            <text:p>53.7632460594</text:p>
          </table:table-cell>
          <table:table-cell table:formula="of:=[.C211]/([.D211]-[.D210])" office:value-type="float" office:value="99817.5654599647" calcext:value-type="float">
            <text:p>99817.5654599647</text:p>
          </table:table-cell>
          <table:table-cell/>
          <table:table-cell office:value-type="float" office:value="1443132944.1641" calcext:value-type="float">
            <text:p>1443132944.1641</text:p>
          </table:table-cell>
          <table:table-cell table:formula="of:=[.G211]-[.$B$2]" office:value-type="float" office:value="54.0409514904022" calcext:value-type="float">
            <text:p>54.0409514904</text:p>
          </table:table-cell>
          <table:table-cell table:formula="of:=[.C211]/([.H211]-[.H210])" office:value-type="float" office:value="59643.9687583754" calcext:value-type="float">
            <text:p>59643.9687583754</text:p>
          </table:table-cell>
          <table:table-cell table:formula="of:=[.G211]-[.$B211]" office:value-type="float" office:value="0.277705430984497" calcext:value-type="float">
            <text:p>0.27770543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2943.96879" calcext:value-type="float">
            <text:p>1443132943.96879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53.8456454277039" calcext:value-type="float">
            <text:p>53.8456454277</text:p>
          </table:table-cell>
          <table:table-cell table:formula="of:=[.C212]/([.D212]-[.D211])" office:value-type="float" office:value="99806.5904029999" calcext:value-type="float">
            <text:p>99806.5904029999</text:p>
          </table:table-cell>
          <table:table-cell/>
          <table:table-cell office:value-type="float" office:value="1443132944.19129" calcext:value-type="float">
            <text:p>1443132944.19129</text:p>
          </table:table-cell>
          <table:table-cell table:formula="of:=[.G212]-[.$B$2]" office:value-type="float" office:value="54.0681478977203" calcext:value-type="float">
            <text:p>54.0681478977</text:p>
          </table:table-cell>
          <table:table-cell table:formula="of:=[.C212]/([.H212]-[.H211])" office:value-type="float" office:value="302392.88240554" calcext:value-type="float">
            <text:p>302392.88240554</text:p>
          </table:table-cell>
          <table:table-cell table:formula="of:=[.G212]-[.$B212]" office:value-type="float" office:value="0.222502470016479" calcext:value-type="float">
            <text:p>0.2225024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2944.05093" calcext:value-type="float">
            <text:p>1443132944.05093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53.927782535553" calcext:value-type="float">
            <text:p>53.9277825356</text:p>
          </table:table-cell>
          <table:table-cell table:formula="of:=[.C213]/([.D213]-[.D212])" office:value-type="float" office:value="100125.268777503" calcext:value-type="float">
            <text:p>100125.268777503</text:p>
          </table:table-cell>
          <table:table-cell/>
          <table:table-cell office:value-type="float" office:value="1443132944.32819" calcext:value-type="float">
            <text:p>1443132944.32819</text:p>
          </table:table-cell>
          <table:table-cell table:formula="of:=[.G213]-[.$B$2]" office:value-type="float" office:value="54.2050459384918" calcext:value-type="float">
            <text:p>54.2050459385</text:p>
          </table:table-cell>
          <table:table-cell table:formula="of:=[.C213]/([.H213]-[.H212])" office:value-type="float" office:value="60073.9057597459" calcext:value-type="float">
            <text:p>60073.9057597459</text:p>
          </table:table-cell>
          <table:table-cell table:formula="of:=[.G213]-[.$B213]" office:value-type="float" office:value="0.277263402938843" calcext:value-type="float">
            <text:p>0.277263402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2944.1329" calcext:value-type="float">
            <text:p>1443132944.1329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54.0097546577454" calcext:value-type="float">
            <text:p>54.0097546577</text:p>
          </table:table-cell>
          <table:table-cell table:formula="of:=[.C214]/([.D214]-[.D213])" office:value-type="float" office:value="100326.791353515" calcext:value-type="float">
            <text:p>100326.791353515</text:p>
          </table:table-cell>
          <table:table-cell/>
          <table:table-cell office:value-type="float" office:value="1443132944.41014" calcext:value-type="float">
            <text:p>1443132944.41014</text:p>
          </table:table-cell>
          <table:table-cell table:formula="of:=[.G214]-[.$B$2]" office:value-type="float" office:value="54.2869954109192" calcext:value-type="float">
            <text:p>54.2869954109</text:p>
          </table:table-cell>
          <table:table-cell table:formula="of:=[.C214]/([.H214]-[.H213])" office:value-type="float" office:value="100354.520369718" calcext:value-type="float">
            <text:p>100354.520369718</text:p>
          </table:table-cell>
          <table:table-cell table:formula="of:=[.G214]-[.$B214]" office:value-type="float" office:value="0.277240753173828" calcext:value-type="float">
            <text:p>0.277240753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2944.21487" calcext:value-type="float">
            <text:p>1443132944.21487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54.0917239189148" calcext:value-type="float">
            <text:p>54.0917239189</text:p>
          </table:table-cell>
          <table:table-cell table:formula="of:=[.C215]/([.D215]-[.D214])" office:value-type="float" office:value="100330.293120499" calcext:value-type="float">
            <text:p>100330.293120499</text:p>
          </table:table-cell>
          <table:table-cell/>
          <table:table-cell office:value-type="float" office:value="1443132944.49205" calcext:value-type="float">
            <text:p>1443132944.49205</text:p>
          </table:table-cell>
          <table:table-cell table:formula="of:=[.G215]-[.$B$2]" office:value-type="float" office:value="54.3689041137695" calcext:value-type="float">
            <text:p>54.3689041138</text:p>
          </table:table-cell>
          <table:table-cell table:formula="of:=[.C215]/([.H215]-[.H214])" office:value-type="float" office:value="100404.47124436" calcext:value-type="float">
            <text:p>100404.47124436</text:p>
          </table:table-cell>
          <table:table-cell table:formula="of:=[.G215]-[.$B215]" office:value-type="float" office:value="0.277180194854736" calcext:value-type="float">
            <text:p>0.277180194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2944.29684" calcext:value-type="float">
            <text:p>1443132944.29684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54.1736979484558" calcext:value-type="float">
            <text:p>54.1736979485</text:p>
          </table:table-cell>
          <table:table-cell table:formula="of:=[.C216]/([.D216]-[.D215])" office:value-type="float" office:value="100324.456977989" calcext:value-type="float">
            <text:p>100324.456977989</text:p>
          </table:table-cell>
          <table:table-cell/>
          <table:table-cell office:value-type="float" office:value="1443132944.57406" calcext:value-type="float">
            <text:p>1443132944.57406</text:p>
          </table:table-cell>
          <table:table-cell table:formula="of:=[.G216]-[.$B$2]" office:value-type="float" office:value="54.450909614563" calcext:value-type="float">
            <text:p>54.4509096146</text:p>
          </table:table-cell>
          <table:table-cell table:formula="of:=[.C216]/([.H216]-[.H215])" office:value-type="float" office:value="100285.955459419" calcext:value-type="float">
            <text:p>100285.955459419</text:p>
          </table:table-cell>
          <table:table-cell table:formula="of:=[.G216]-[.$B216]" office:value-type="float" office:value="0.277211666107178" calcext:value-type="float">
            <text:p>0.277211666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2944.37883" calcext:value-type="float">
            <text:p>1443132944.37883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54.2556800842285" calcext:value-type="float">
            <text:p>54.2556800842</text:p>
          </table:table-cell>
          <table:table-cell table:formula="of:=[.C217]/([.D217]-[.D216])" office:value-type="float" office:value="100314.5370938" calcext:value-type="float">
            <text:p>100314.5370938</text:p>
          </table:table-cell>
          <table:table-cell/>
          <table:table-cell office:value-type="float" office:value="1443132944.656" calcext:value-type="float">
            <text:p>1443132944.656</text:p>
          </table:table-cell>
          <table:table-cell table:formula="of:=[.G217]-[.$B$2]" office:value-type="float" office:value="54.5328543186188" calcext:value-type="float">
            <text:p>54.5328543186</text:p>
          </table:table-cell>
          <table:table-cell table:formula="of:=[.C217]/([.H217]-[.H216])" office:value-type="float" office:value="100360.360010591" calcext:value-type="float">
            <text:p>100360.360010591</text:p>
          </table:table-cell>
          <table:table-cell table:formula="of:=[.G217]-[.$B217]" office:value-type="float" office:value="0.277174234390259" calcext:value-type="float">
            <text:p>0.277174234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2944.46082" calcext:value-type="float">
            <text:p>1443132944.46082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54.3376700878143" calcext:value-type="float">
            <text:p>54.3376700878</text:p>
          </table:table-cell>
          <table:table-cell table:formula="of:=[.C218]/([.D218]-[.D217])" office:value-type="float" office:value="100304.910846751" calcext:value-type="float">
            <text:p>100304.910846751</text:p>
          </table:table-cell>
          <table:table-cell/>
          <table:table-cell office:value-type="float" office:value="1443132944.738" calcext:value-type="float">
            <text:p>1443132944.738</text:p>
          </table:table-cell>
          <table:table-cell table:formula="of:=[.G218]-[.$B$2]" office:value-type="float" office:value="54.6148569583893" calcext:value-type="float">
            <text:p>54.6148569584</text:p>
          </table:table-cell>
          <table:table-cell table:formula="of:=[.C218]/([.H218]-[.H217])" office:value-type="float" office:value="100289.454376294" calcext:value-type="float">
            <text:p>100289.454376294</text:p>
          </table:table-cell>
          <table:table-cell table:formula="of:=[.G218]-[.$B218]" office:value-type="float" office:value="0.277186870574951" calcext:value-type="float">
            <text:p>0.277186870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2944.54279" calcext:value-type="float">
            <text:p>1443132944.54279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54.4196441173554" calcext:value-type="float">
            <text:p>54.4196441174</text:p>
          </table:table-cell>
          <table:table-cell table:formula="of:=[.C219]/([.D219]-[.D218])" office:value-type="float" office:value="100324.456977989" calcext:value-type="float">
            <text:p>100324.456977989</text:p>
          </table:table-cell>
          <table:table-cell/>
          <table:table-cell office:value-type="float" office:value="1443132944.81998" calcext:value-type="float">
            <text:p>1443132944.81998</text:p>
          </table:table-cell>
          <table:table-cell table:formula="of:=[.G219]-[.$B$2]" office:value-type="float" office:value="54.6968321800232" calcext:value-type="float">
            <text:p>54.69683218</text:p>
          </table:table-cell>
          <table:table-cell table:formula="of:=[.C219]/([.H219]-[.H218])" office:value-type="float" office:value="100322.998048449" calcext:value-type="float">
            <text:p>100322.998048449</text:p>
          </table:table-cell>
          <table:table-cell table:formula="of:=[.G219]-[.$B219]" office:value-type="float" office:value="0.277188062667847" calcext:value-type="float">
            <text:p>0.277188062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2944.62477" calcext:value-type="float">
            <text:p>1443132944.62477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54.5016226768494" calcext:value-type="float">
            <text:p>54.5016226768</text:p>
          </table:table-cell>
          <table:table-cell table:formula="of:=[.C220]/([.D220]-[.D219])" office:value-type="float" office:value="100318.913271464" calcext:value-type="float">
            <text:p>100318.913271464</text:p>
          </table:table-cell>
          <table:table-cell/>
          <table:table-cell office:value-type="float" office:value="1443132944.90193" calcext:value-type="float">
            <text:p>1443132944.90193</text:p>
          </table:table-cell>
          <table:table-cell table:formula="of:=[.G220]-[.$B$2]" office:value-type="float" office:value="54.7787799835205" calcext:value-type="float">
            <text:p>54.7787799835</text:p>
          </table:table-cell>
          <table:table-cell table:formula="of:=[.C220]/([.H220]-[.H219])" office:value-type="float" office:value="100356.56416672" calcext:value-type="float">
            <text:p>100356.56416672</text:p>
          </table:table-cell>
          <table:table-cell table:formula="of:=[.G220]-[.$B220]" office:value-type="float" office:value="0.277157306671143" calcext:value-type="float">
            <text:p>0.277157306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2944.70674" calcext:value-type="float">
            <text:p>1443132944.70674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54.5835964679718" calcext:value-type="float">
            <text:p>54.583596468</text:p>
          </table:table-cell>
          <table:table-cell table:formula="of:=[.C221]/([.D221]-[.D220])" office:value-type="float" office:value="100324.748768989" calcext:value-type="float">
            <text:p>100324.748768989</text:p>
          </table:table-cell>
          <table:table-cell/>
          <table:table-cell office:value-type="float" office:value="1443132944.98393" calcext:value-type="float">
            <text:p>1443132944.98393</text:p>
          </table:table-cell>
          <table:table-cell table:formula="of:=[.G221]-[.$B$2]" office:value-type="float" office:value="54.8607847690582" calcext:value-type="float">
            <text:p>54.8607847691</text:p>
          </table:table-cell>
          <table:table-cell table:formula="of:=[.C221]/([.H221]-[.H220])" office:value-type="float" office:value="100286.830165749" calcext:value-type="float">
            <text:p>100286.830165749</text:p>
          </table:table-cell>
          <table:table-cell table:formula="of:=[.G221]-[.$B221]" office:value-type="float" office:value="0.277188301086426" calcext:value-type="float">
            <text:p>0.277188301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2944.78871" calcext:value-type="float">
            <text:p>1443132944.78871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54.665568113327" calcext:value-type="float">
            <text:p>54.6655681133</text:p>
          </table:table-cell>
          <table:table-cell table:formula="of:=[.C222]/([.D222]-[.D221])" office:value-type="float" office:value="100327.37496437" calcext:value-type="float">
            <text:p>100327.37496437</text:p>
          </table:table-cell>
          <table:table-cell/>
          <table:table-cell office:value-type="float" office:value="1443132945.06598" calcext:value-type="float">
            <text:p>1443132945.06598</text:p>
          </table:table-cell>
          <table:table-cell table:formula="of:=[.G222]-[.$B$2]" office:value-type="float" office:value="54.9428324699402" calcext:value-type="float">
            <text:p>54.9428324699</text:p>
          </table:table-cell>
          <table:table-cell table:formula="of:=[.C222]/([.H222]-[.H221])" office:value-type="float" office:value="100234.374779518" calcext:value-type="float">
            <text:p>100234.374779518</text:p>
          </table:table-cell>
          <table:table-cell table:formula="of:=[.G222]-[.$B222]" office:value-type="float" office:value="0.277264356613159" calcext:value-type="float">
            <text:p>0.277264356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2944.87069" calcext:value-type="float">
            <text:p>1443132944.87069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54.7475409507751" calcext:value-type="float">
            <text:p>54.7475409508</text:p>
          </table:table-cell>
          <table:table-cell table:formula="of:=[.C223]/([.D223]-[.D222])" office:value-type="float" office:value="100325.915949962" calcext:value-type="float">
            <text:p>100325.915949962</text:p>
          </table:table-cell>
          <table:table-cell/>
          <table:table-cell office:value-type="float" office:value="1443132945.14791" calcext:value-type="float">
            <text:p>1443132945.14791</text:p>
          </table:table-cell>
          <table:table-cell table:formula="of:=[.G223]-[.$B$2]" office:value-type="float" office:value="55.0247621536255" calcext:value-type="float">
            <text:p>55.0247621536</text:p>
          </table:table-cell>
          <table:table-cell table:formula="of:=[.C223]/([.H223]-[.H222])" office:value-type="float" office:value="100378.75932231" calcext:value-type="float">
            <text:p>100378.75932231</text:p>
          </table:table-cell>
          <table:table-cell table:formula="of:=[.G223]-[.$B223]" office:value-type="float" office:value="0.277221202850342" calcext:value-type="float">
            <text:p>0.277221202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2944.9527" calcext:value-type="float">
            <text:p>1443132944.9527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54.8295567035675" calcext:value-type="float">
            <text:p>54.8295567036</text:p>
          </table:table-cell>
          <table:table-cell table:formula="of:=[.C224]/([.D224]-[.D223])" office:value-type="float" office:value="100273.419678546" calcext:value-type="float">
            <text:p>100273.419678546</text:p>
          </table:table-cell>
          <table:table-cell/>
          <table:table-cell office:value-type="float" office:value="1443132945.22844" calcext:value-type="float">
            <text:p>1443132945.22844</text:p>
          </table:table-cell>
          <table:table-cell table:formula="of:=[.G224]-[.$B$2]" office:value-type="float" office:value="55.105295419693" calcext:value-type="float">
            <text:p>55.1052954197</text:p>
          </table:table-cell>
          <table:table-cell table:formula="of:=[.C224]/([.H224]-[.H223])" office:value-type="float" office:value="102119.290593609" calcext:value-type="float">
            <text:p>102119.290593609</text:p>
          </table:table-cell>
          <table:table-cell table:formula="of:=[.G224]-[.$B224]" office:value-type="float" office:value="0.275738716125488" calcext:value-type="float">
            <text:p>0.275738716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2945.03319" calcext:value-type="float">
            <text:p>1443132945.03319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54.9100480079651" calcext:value-type="float">
            <text:p>54.910048008</text:p>
          </table:table-cell>
          <table:table-cell table:formula="of:=[.C225]/([.D225]-[.D224])" office:value-type="float" office:value="102172.52735001" calcext:value-type="float">
            <text:p>102172.52735001</text:p>
          </table:table-cell>
          <table:table-cell/>
          <table:table-cell office:value-type="float" office:value="1443132945.30691" calcext:value-type="float">
            <text:p>1443132945.30691</text:p>
          </table:table-cell>
          <table:table-cell table:formula="of:=[.G225]-[.$B$2]" office:value-type="float" office:value="55.1837615966797" calcext:value-type="float">
            <text:p>55.1837615967</text:p>
          </table:table-cell>
          <table:table-cell table:formula="of:=[.C225]/([.H225]-[.H224])" office:value-type="float" office:value="104809.490099085" calcext:value-type="float">
            <text:p>104809.490099085</text:p>
          </table:table-cell>
          <table:table-cell table:formula="of:=[.G225]-[.$B225]" office:value-type="float" office:value="0.2737135887146" calcext:value-type="float">
            <text:p>0.273713588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2945.11166" calcext:value-type="float">
            <text:p>1443132945.11166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54.9885182380676" calcext:value-type="float">
            <text:p>54.9885182381</text:p>
          </table:table-cell>
          <table:table-cell table:formula="of:=[.C226]/([.D226]-[.D225])" office:value-type="float" office:value="104804.076517343" calcext:value-type="float">
            <text:p>104804.076517343</text:p>
          </table:table-cell>
          <table:table-cell/>
          <table:table-cell office:value-type="float" office:value="1443132945.38541" calcext:value-type="float">
            <text:p>1443132945.38541</text:p>
          </table:table-cell>
          <table:table-cell table:formula="of:=[.G226]-[.$B$2]" office:value-type="float" office:value="55.2622594833374" calcext:value-type="float">
            <text:p>55.2622594833</text:p>
          </table:table-cell>
          <table:table-cell table:formula="of:=[.C226]/([.H226]-[.H225])" office:value-type="float" office:value="104767.151705118" calcext:value-type="float">
            <text:p>104767.151705118</text:p>
          </table:table-cell>
          <table:table-cell table:formula="of:=[.G226]-[.$B226]" office:value-type="float" office:value="0.273741245269775" calcext:value-type="float">
            <text:p>0.273741245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2945.19014" calcext:value-type="float">
            <text:p>1443132945.19014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55.0669891834259" calcext:value-type="float">
            <text:p>55.0669891834</text:p>
          </table:table-cell>
          <table:table-cell table:formula="of:=[.C227]/([.D227]-[.D226])" office:value-type="float" office:value="104803.12123744" calcext:value-type="float">
            <text:p>104803.12123744</text:p>
          </table:table-cell>
          <table:table-cell/>
          <table:table-cell office:value-type="float" office:value="1443132945.46384" calcext:value-type="float">
            <text:p>1443132945.46384</text:p>
          </table:table-cell>
          <table:table-cell table:formula="of:=[.G227]-[.$B$2]" office:value-type="float" office:value="55.3406932353973" calcext:value-type="float">
            <text:p>55.3406932354</text:p>
          </table:table-cell>
          <table:table-cell table:formula="of:=[.C227]/([.H227]-[.H226])" office:value-type="float" office:value="104852.818895053" calcext:value-type="float">
            <text:p>104852.818895053</text:p>
          </table:table-cell>
          <table:table-cell table:formula="of:=[.G227]-[.$B227]" office:value-type="float" office:value="0.273704051971436" calcext:value-type="float">
            <text:p>0.27370405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2945.2686" calcext:value-type="float">
            <text:p>1443132945.2686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55.1454539299011" calcext:value-type="float">
            <text:p>55.1454539299</text:p>
          </table:table-cell>
          <table:table-cell table:formula="of:=[.C228]/([.D228]-[.D227])" office:value-type="float" office:value="104811.400908525" calcext:value-type="float">
            <text:p>104811.400908525</text:p>
          </table:table-cell>
          <table:table-cell/>
          <table:table-cell office:value-type="float" office:value="1443132945.5422" calcext:value-type="float">
            <text:p>1443132945.5422</text:p>
          </table:table-cell>
          <table:table-cell table:formula="of:=[.G228]-[.$B$2]" office:value-type="float" office:value="55.4190521240234" calcext:value-type="float">
            <text:p>55.419052124</text:p>
          </table:table-cell>
          <table:table-cell table:formula="of:=[.C228]/([.H228]-[.H227])" office:value-type="float" office:value="104952.994410654" calcext:value-type="float">
            <text:p>104952.994410654</text:p>
          </table:table-cell>
          <table:table-cell table:formula="of:=[.G228]-[.$B228]" office:value-type="float" office:value="0.273598194122314" calcext:value-type="float">
            <text:p>0.273598194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2945.34707" calcext:value-type="float">
            <text:p>1443132945.34707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55.2239277362824" calcext:value-type="float">
            <text:p>55.2239277363</text:p>
          </table:table-cell>
          <table:table-cell table:formula="of:=[.C229]/([.D229]-[.D228])" office:value-type="float" office:value="104799.30029197" calcext:value-type="float">
            <text:p>104799.30029197</text:p>
          </table:table-cell>
          <table:table-cell/>
          <table:table-cell office:value-type="float" office:value="1443132945.62077" calcext:value-type="float">
            <text:p>1443132945.62077</text:p>
          </table:table-cell>
          <table:table-cell table:formula="of:=[.G229]-[.$B$2]" office:value-type="float" office:value="55.4976234436035" calcext:value-type="float">
            <text:p>55.4976234436</text:p>
          </table:table-cell>
          <table:table-cell table:formula="of:=[.C229]/([.H229]-[.H228])" office:value-type="float" office:value="104669.236102345" calcext:value-type="float">
            <text:p>104669.236102345</text:p>
          </table:table-cell>
          <table:table-cell table:formula="of:=[.G229]-[.$B229]" office:value-type="float" office:value="0.273695707321167" calcext:value-type="float">
            <text:p>0.273695707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2945.42558" calcext:value-type="float">
            <text:p>1443132945.42558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55.3024327754974" calcext:value-type="float">
            <text:p>55.3024327755</text:p>
          </table:table-cell>
          <table:table-cell table:formula="of:=[.C230]/([.D230]-[.D229])" office:value-type="float" office:value="104757.60641897" calcext:value-type="float">
            <text:p>104757.60641897</text:p>
          </table:table-cell>
          <table:table-cell/>
          <table:table-cell office:value-type="float" office:value="1443132945.69932" calcext:value-type="float">
            <text:p>1443132945.69932</text:p>
          </table:table-cell>
          <table:table-cell table:formula="of:=[.G230]-[.$B$2]" office:value-type="float" office:value="55.5761725902557" calcext:value-type="float">
            <text:p>55.5761725903</text:p>
          </table:table-cell>
          <table:table-cell table:formula="of:=[.C230]/([.H230]-[.H229])" office:value-type="float" office:value="104698.782233905" calcext:value-type="float">
            <text:p>104698.782233905</text:p>
          </table:table-cell>
          <table:table-cell table:formula="of:=[.G230]-[.$B230]" office:value-type="float" office:value="0.273739814758301" calcext:value-type="float">
            <text:p>0.273739814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2945.50404" calcext:value-type="float">
            <text:p>1443132945.50404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55.3808982372284" calcext:value-type="float">
            <text:p>55.3808982372</text:p>
          </table:table-cell>
          <table:table-cell table:formula="of:=[.C231]/([.D231]-[.D230])" office:value-type="float" office:value="104810.445495096" calcext:value-type="float">
            <text:p>104810.445495096</text:p>
          </table:table-cell>
          <table:table-cell/>
          <table:table-cell office:value-type="float" office:value="1443132945.77779" calcext:value-type="float">
            <text:p>1443132945.77779</text:p>
          </table:table-cell>
          <table:table-cell table:formula="of:=[.G231]-[.$B$2]" office:value-type="float" office:value="55.6546404361725" calcext:value-type="float">
            <text:p>55.6546404362</text:p>
          </table:table-cell>
          <table:table-cell table:formula="of:=[.C231]/([.H231]-[.H230])" office:value-type="float" office:value="104807.260909461" calcext:value-type="float">
            <text:p>104807.260909461</text:p>
          </table:table-cell>
          <table:table-cell table:formula="of:=[.G231]-[.$B231]" office:value-type="float" office:value="0.273742198944092" calcext:value-type="float">
            <text:p>0.273742198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2945.58252" calcext:value-type="float">
            <text:p>1443132945.58252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55.459371805191" calcext:value-type="float">
            <text:p>55.4593718052</text:p>
          </table:table-cell>
          <table:table-cell table:formula="of:=[.C232]/([.D232]-[.D231])" office:value-type="float" office:value="104799.618693451" calcext:value-type="float">
            <text:p>104799.618693451</text:p>
          </table:table-cell>
          <table:table-cell/>
          <table:table-cell office:value-type="float" office:value="1443132945.85617" calcext:value-type="float">
            <text:p>1443132945.85617</text:p>
          </table:table-cell>
          <table:table-cell table:formula="of:=[.G232]-[.$B$2]" office:value-type="float" office:value="55.733026266098" calcext:value-type="float">
            <text:p>55.7330262661</text:p>
          </table:table-cell>
          <table:table-cell table:formula="of:=[.C232]/([.H232]-[.H231])" office:value-type="float" office:value="104916.921946383" calcext:value-type="float">
            <text:p>104916.921946383</text:p>
          </table:table-cell>
          <table:table-cell table:formula="of:=[.G232]-[.$B232]" office:value-type="float" office:value="0.273654460906982" calcext:value-type="float">
            <text:p>0.273654460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2945.66098" calcext:value-type="float">
            <text:p>1443132945.66098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55.5378365516663" calcext:value-type="float">
            <text:p>55.5378365517</text:p>
          </table:table-cell>
          <table:table-cell table:formula="of:=[.C233]/([.D233]-[.D232])" office:value-type="float" office:value="104811.400908525" calcext:value-type="float">
            <text:p>104811.400908525</text:p>
          </table:table-cell>
          <table:table-cell/>
          <table:table-cell office:value-type="float" office:value="1443132945.93472" calcext:value-type="float">
            <text:p>1443132945.93472</text:p>
          </table:table-cell>
          <table:table-cell table:formula="of:=[.G233]-[.$B$2]" office:value-type="float" office:value="55.8115742206573" calcext:value-type="float">
            <text:p>55.8115742207</text:p>
          </table:table-cell>
          <table:table-cell table:formula="of:=[.C233]/([.H233]-[.H232])" office:value-type="float" office:value="104700.37120812" calcext:value-type="float">
            <text:p>104700.37120812</text:p>
          </table:table-cell>
          <table:table-cell table:formula="of:=[.G233]-[.$B233]" office:value-type="float" office:value="0.273737668991089" calcext:value-type="float">
            <text:p>0.27373766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2945.73944" calcext:value-type="float">
            <text:p>1443132945.73944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55.6162972450256" calcext:value-type="float">
            <text:p>55.616297245</text:p>
          </table:table-cell>
          <table:table-cell table:formula="of:=[.C234]/([.D234]-[.D233])" office:value-type="float" office:value="104816.815246986" calcext:value-type="float">
            <text:p>104816.815246986</text:p>
          </table:table-cell>
          <table:table-cell/>
          <table:table-cell office:value-type="float" office:value="1443132946.01332" calcext:value-type="float">
            <text:p>1443132946.01332</text:p>
          </table:table-cell>
          <table:table-cell table:formula="of:=[.G234]-[.$B$2]" office:value-type="float" office:value="55.8901696205139" calcext:value-type="float">
            <text:p>55.8901696205</text:p>
          </table:table-cell>
          <table:table-cell table:formula="of:=[.C234]/([.H234]-[.H233])" office:value-type="float" office:value="104637.167251625" calcext:value-type="float">
            <text:p>104637.167251625</text:p>
          </table:table-cell>
          <table:table-cell table:formula="of:=[.G234]-[.$B234]" office:value-type="float" office:value="0.273872375488281" calcext:value-type="float">
            <text:p>0.27387237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2945.81793" calcext:value-type="float">
            <text:p>1443132945.81793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55.69478058815" calcext:value-type="float">
            <text:p>55.6947805882</text:p>
          </table:table-cell>
          <table:table-cell table:formula="of:=[.C235]/([.D235]-[.D234])" office:value-type="float" office:value="104786.565819013" calcext:value-type="float">
            <text:p>104786.565819013</text:p>
          </table:table-cell>
          <table:table-cell/>
          <table:table-cell office:value-type="float" office:value="1443132946.09164" calcext:value-type="float">
            <text:p>1443132946.09164</text:p>
          </table:table-cell>
          <table:table-cell table:formula="of:=[.G235]-[.$B$2]" office:value-type="float" office:value="55.9684896469116" calcext:value-type="float">
            <text:p>55.9684896469</text:p>
          </table:table-cell>
          <table:table-cell table:formula="of:=[.C235]/([.H235]-[.H234])" office:value-type="float" office:value="105005.071860407" calcext:value-type="float">
            <text:p>105005.071860407</text:p>
          </table:table-cell>
          <table:table-cell table:formula="of:=[.G235]-[.$B235]" office:value-type="float" office:value="0.273709058761597" calcext:value-type="float">
            <text:p>0.273709058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2945.89642" calcext:value-type="float">
            <text:p>1443132945.89642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55.7732756137848" calcext:value-type="float">
            <text:p>55.7732756138</text:p>
          </table:table-cell>
          <table:table-cell table:formula="of:=[.C236]/([.D236]-[.D235])" office:value-type="float" office:value="104770.970306653" calcext:value-type="float">
            <text:p>104770.970306653</text:p>
          </table:table-cell>
          <table:table-cell/>
          <table:table-cell office:value-type="float" office:value="1443132946.17012" calcext:value-type="float">
            <text:p>1443132946.17012</text:p>
          </table:table-cell>
          <table:table-cell table:formula="of:=[.G236]-[.$B$2]" office:value-type="float" office:value="56.0469694137573" calcext:value-type="float">
            <text:p>56.0469694138</text:p>
          </table:table-cell>
          <table:table-cell table:formula="of:=[.C236]/([.H236]-[.H235])" office:value-type="float" office:value="104791.340883683" calcext:value-type="float">
            <text:p>104791.340883683</text:p>
          </table:table-cell>
          <table:table-cell table:formula="of:=[.G236]-[.$B236]" office:value-type="float" office:value="0.273693799972534" calcext:value-type="float">
            <text:p>0.27369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2945.9749" calcext:value-type="float">
            <text:p>1443132945.9749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55.8517529964447" calcext:value-type="float">
            <text:p>55.8517529964</text:p>
          </table:table-cell>
          <table:table-cell table:formula="of:=[.C237]/([.D237]-[.D236])" office:value-type="float" office:value="104794.524501911" calcext:value-type="float">
            <text:p>104794.524501911</text:p>
          </table:table-cell>
          <table:table-cell/>
          <table:table-cell office:value-type="float" office:value="1443132946.24626" calcext:value-type="float">
            <text:p>1443132946.24626</text:p>
          </table:table-cell>
          <table:table-cell table:formula="of:=[.G237]-[.$B$2]" office:value-type="float" office:value="56.1231119632721" calcext:value-type="float">
            <text:p>56.1231119633</text:p>
          </table:table-cell>
          <table:table-cell table:formula="of:=[.C237]/([.H237]-[.H236])" office:value-type="float" office:value="108007.941058037" calcext:value-type="float">
            <text:p>108007.941058037</text:p>
          </table:table-cell>
          <table:table-cell table:formula="of:=[.G237]-[.$B237]" office:value-type="float" office:value="0.271358966827393" calcext:value-type="float">
            <text:p>0.27135896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2946.05099" calcext:value-type="float">
            <text:p>1443132946.05099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55.9278450012207" calcext:value-type="float">
            <text:p>55.9278450012</text:p>
          </table:table-cell>
          <table:table-cell table:formula="of:=[.C238]/([.D238]-[.D237])" office:value-type="float" office:value="108079.686219462" calcext:value-type="float">
            <text:p>108079.686219462</text:p>
          </table:table-cell>
          <table:table-cell/>
          <table:table-cell office:value-type="float" office:value="1443132946.32117" calcext:value-type="float">
            <text:p>1443132946.32117</text:p>
          </table:table-cell>
          <table:table-cell table:formula="of:=[.G238]-[.$B$2]" office:value-type="float" office:value="56.1980273723602" calcext:value-type="float">
            <text:p>56.1980273724</text:p>
          </table:table-cell>
          <table:table-cell table:formula="of:=[.C238]/([.H238]-[.H237])" office:value-type="float" office:value="109777.148654756" calcext:value-type="float">
            <text:p>109777.148654756</text:p>
          </table:table-cell>
          <table:table-cell table:formula="of:=[.G238]-[.$B238]" office:value-type="float" office:value="0.270182371139526" calcext:value-type="float">
            <text:p>0.270182371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2946.1259" calcext:value-type="float">
            <text:p>1443132946.1259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56.0027508735657" calcext:value-type="float">
            <text:p>56.0027508736</text:p>
          </table:table-cell>
          <table:table-cell table:formula="of:=[.C239]/([.D239]-[.D238])" office:value-type="float" office:value="109791.12508196" calcext:value-type="float">
            <text:p>109791.12508196</text:p>
          </table:table-cell>
          <table:table-cell/>
          <table:table-cell office:value-type="float" office:value="1443132946.39594" calcext:value-type="float">
            <text:p>1443132946.39594</text:p>
          </table:table-cell>
          <table:table-cell table:formula="of:=[.G239]-[.$B$2]" office:value-type="float" office:value="56.2727963924408" calcext:value-type="float">
            <text:p>56.2727963924</text:p>
          </table:table-cell>
          <table:table-cell table:formula="of:=[.C239]/([.H239]-[.H238])" office:value-type="float" office:value="109992.079488782" calcext:value-type="float">
            <text:p>109992.079488782</text:p>
          </table:table-cell>
          <table:table-cell table:formula="of:=[.G239]-[.$B239]" office:value-type="float" office:value="0.270045518875122" calcext:value-type="float">
            <text:p>0.270045518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2946.20081" calcext:value-type="float">
            <text:p>1443132946.20081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56.0776624679565" calcext:value-type="float">
            <text:p>56.077662468</text:p>
          </table:table-cell>
          <table:table-cell table:formula="of:=[.C240]/([.D240]-[.D239])" office:value-type="float" office:value="109782.738798607" calcext:value-type="float">
            <text:p>109782.738798607</text:p>
          </table:table-cell>
          <table:table-cell/>
          <table:table-cell office:value-type="float" office:value="1443132946.47102" calcext:value-type="float">
            <text:p>1443132946.47102</text:p>
          </table:table-cell>
          <table:table-cell table:formula="of:=[.G240]-[.$B$2]" office:value-type="float" office:value="56.3478691577911" calcext:value-type="float">
            <text:p>56.3478691578</text:p>
          </table:table-cell>
          <table:table-cell table:formula="of:=[.C240]/([.H240]-[.H239])" office:value-type="float" office:value="109547.050273439" calcext:value-type="float">
            <text:p>109547.050273439</text:p>
          </table:table-cell>
          <table:table-cell table:formula="of:=[.G240]-[.$B240]" office:value-type="float" office:value="0.270206689834595" calcext:value-type="float">
            <text:p>0.270206689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2946.27572" calcext:value-type="float">
            <text:p>1443132946.27572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56.1525757312775" calcext:value-type="float">
            <text:p>56.1525757313</text:p>
          </table:table-cell>
          <table:table-cell table:formula="of:=[.C241]/([.D241]-[.D240])" office:value-type="float" office:value="109780.293040619" calcext:value-type="float">
            <text:p>109780.293040619</text:p>
          </table:table-cell>
          <table:table-cell/>
          <table:table-cell office:value-type="float" office:value="1443132946.54582" calcext:value-type="float">
            <text:p>1443132946.54582</text:p>
          </table:table-cell>
          <table:table-cell table:formula="of:=[.G241]-[.$B$2]" office:value-type="float" office:value="56.4226787090302" calcext:value-type="float">
            <text:p>56.422678709</text:p>
          </table:table-cell>
          <table:table-cell table:formula="of:=[.C241]/([.H241]-[.H240])" office:value-type="float" office:value="109932.486745237" calcext:value-type="float">
            <text:p>109932.486745237</text:p>
          </table:table-cell>
          <table:table-cell table:formula="of:=[.G241]-[.$B241]" office:value-type="float" office:value="0.270102977752686" calcext:value-type="float">
            <text:p>0.270102977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2946.35066" calcext:value-type="float">
            <text:p>1443132946.35066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56.2275130748749" calcext:value-type="float">
            <text:p>56.2275130749</text:p>
          </table:table-cell>
          <table:table-cell table:formula="of:=[.C242]/([.D242]-[.D241])" office:value-type="float" office:value="109745.016372371" calcext:value-type="float">
            <text:p>109745.016372371</text:p>
          </table:table-cell>
          <table:table-cell/>
          <table:table-cell office:value-type="float" office:value="1443132946.6209" calcext:value-type="float">
            <text:p>1443132946.6209</text:p>
          </table:table-cell>
          <table:table-cell table:formula="of:=[.G242]-[.$B$2]" office:value-type="float" office:value="56.4977493286133" calcext:value-type="float">
            <text:p>56.4977493286</text:p>
          </table:table-cell>
          <table:table-cell table:formula="of:=[.C242]/([.H242]-[.H241])" office:value-type="float" office:value="109550.18149135" calcext:value-type="float">
            <text:p>109550.18149135</text:p>
          </table:table-cell>
          <table:table-cell table:formula="of:=[.G242]-[.$B242]" office:value-type="float" office:value="0.270236253738403" calcext:value-type="float">
            <text:p>0.270236253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2946.42557" calcext:value-type="float">
            <text:p>1443132946.42557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56.3024241924286" calcext:value-type="float">
            <text:p>56.3024241924</text:p>
          </table:table-cell>
          <table:table-cell table:formula="of:=[.C243]/([.D243]-[.D242])" office:value-type="float" office:value="109783.43760662" calcext:value-type="float">
            <text:p>109783.43760662</text:p>
          </table:table-cell>
          <table:table-cell/>
          <table:table-cell office:value-type="float" office:value="1443132946.69573" calcext:value-type="float">
            <text:p>1443132946.69573</text:p>
          </table:table-cell>
          <table:table-cell table:formula="of:=[.G243]-[.$B$2]" office:value-type="float" office:value="56.5725860595703" calcext:value-type="float">
            <text:p>56.5725860596</text:p>
          </table:table-cell>
          <table:table-cell table:formula="of:=[.C243]/([.H243]-[.H242])" office:value-type="float" office:value="109892.560709552" calcext:value-type="float">
            <text:p>109892.560709552</text:p>
          </table:table-cell>
          <table:table-cell table:formula="of:=[.G243]-[.$B243]" office:value-type="float" office:value="0.270161867141724" calcext:value-type="float">
            <text:p>0.270161867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2946.50048" calcext:value-type="float">
            <text:p>1443132946.50048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56.3773384094238" calcext:value-type="float">
            <text:p>56.3773384094</text:p>
          </table:table-cell>
          <table:table-cell table:formula="of:=[.C244]/([.D244]-[.D243])" office:value-type="float" office:value="109778.895513553" calcext:value-type="float">
            <text:p>109778.895513553</text:p>
          </table:table-cell>
          <table:table-cell/>
          <table:table-cell office:value-type="float" office:value="1443132946.77064" calcext:value-type="float">
            <text:p>1443132946.77064</text:p>
          </table:table-cell>
          <table:table-cell table:formula="of:=[.G244]-[.$B$2]" office:value-type="float" office:value="56.647492647171" calcext:value-type="float">
            <text:p>56.6474926472</text:p>
          </table:table-cell>
          <table:table-cell table:formula="of:=[.C244]/([.H244]-[.H243])" office:value-type="float" office:value="109790.076726473" calcext:value-type="float">
            <text:p>109790.076726473</text:p>
          </table:table-cell>
          <table:table-cell table:formula="of:=[.G244]-[.$B244]" office:value-type="float" office:value="0.270154237747192" calcext:value-type="float">
            <text:p>0.270154237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2946.57538" calcext:value-type="float">
            <text:p>1443132946.57538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56.4522368907929" calcext:value-type="float">
            <text:p>56.4522368908</text:p>
          </table:table-cell>
          <table:table-cell table:formula="of:=[.C245]/([.D245]-[.D244])" office:value-type="float" office:value="109801.95926111" calcext:value-type="float">
            <text:p>109801.95926111</text:p>
          </table:table-cell>
          <table:table-cell/>
          <table:table-cell office:value-type="float" office:value="1443132946.84551" calcext:value-type="float">
            <text:p>1443132946.84551</text:p>
          </table:table-cell>
          <table:table-cell table:formula="of:=[.G245]-[.$B$2]" office:value-type="float" office:value="56.7223658561707" calcext:value-type="float">
            <text:p>56.7223658562</text:p>
          </table:table-cell>
          <table:table-cell table:formula="of:=[.C245]/([.H245]-[.H244])" office:value-type="float" office:value="109839.021325241" calcext:value-type="float">
            <text:p>109839.021325241</text:p>
          </table:table-cell>
          <table:table-cell table:formula="of:=[.G245]-[.$B245]" office:value-type="float" office:value="0.270128965377808" calcext:value-type="float">
            <text:p>0.270128965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2946.65029" calcext:value-type="float">
            <text:p>1443132946.65029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56.5271458625793" calcext:value-type="float">
            <text:p>56.5271458626</text:p>
          </table:table-cell>
          <table:table-cell table:formula="of:=[.C246]/([.D246]-[.D245])" office:value-type="float" office:value="109786.582352773" calcext:value-type="float">
            <text:p>109786.582352773</text:p>
          </table:table-cell>
          <table:table-cell/>
          <table:table-cell office:value-type="float" office:value="1443132946.92042" calcext:value-type="float">
            <text:p>1443132946.92042</text:p>
          </table:table-cell>
          <table:table-cell table:formula="of:=[.G246]-[.$B$2]" office:value-type="float" office:value="56.7972757816315" calcext:value-type="float">
            <text:p>56.7972757816</text:p>
          </table:table-cell>
          <table:table-cell table:formula="of:=[.C246]/([.H246]-[.H245])" office:value-type="float" office:value="109785.184665574" calcext:value-type="float">
            <text:p>109785.184665574</text:p>
          </table:table-cell>
          <table:table-cell table:formula="of:=[.G246]-[.$B246]" office:value-type="float" office:value="0.270129919052124" calcext:value-type="float">
            <text:p>0.270129919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2946.72531" calcext:value-type="float">
            <text:p>1443132946.72531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56.6021647453308" calcext:value-type="float">
            <text:p>56.6021647453</text:p>
          </table:table-cell>
          <table:table-cell table:formula="of:=[.C247]/([.D247]-[.D246])" office:value-type="float" office:value="109625.73286043" calcext:value-type="float">
            <text:p>109625.73286043</text:p>
          </table:table-cell>
          <table:table-cell/>
          <table:table-cell office:value-type="float" office:value="1443132946.9434" calcext:value-type="float">
            <text:p>1443132946.9434</text:p>
          </table:table-cell>
          <table:table-cell table:formula="of:=[.G247]-[.$B$2]" office:value-type="float" office:value="56.8202583789825" calcext:value-type="float">
            <text:p>56.820258379</text:p>
          </table:table-cell>
          <table:table-cell table:formula="of:=[.C247]/([.H247]-[.H246])" office:value-type="float" office:value="357835.969293332" calcext:value-type="float">
            <text:p>357835.969293332</text:p>
          </table:table-cell>
          <table:table-cell table:formula="of:=[.G247]-[.$B247]" office:value-type="float" office:value="0.218093633651733" calcext:value-type="float">
            <text:p>0.218093633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2946.80021" calcext:value-type="float">
            <text:p>1443132946.80021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56.6770670413971" calcext:value-type="float">
            <text:p>56.6770670414</text:p>
          </table:table-cell>
          <table:table-cell table:formula="of:=[.C248]/([.D248]-[.D247])" office:value-type="float" office:value="109796.367159723" calcext:value-type="float">
            <text:p>109796.367159723</text:p>
          </table:table-cell>
          <table:table-cell/>
          <table:table-cell office:value-type="float" office:value="1443132946.99956" calcext:value-type="float">
            <text:p>1443132946.99956</text:p>
          </table:table-cell>
          <table:table-cell table:formula="of:=[.G248]-[.$B$2]" office:value-type="float" office:value="56.8764152526856" calcext:value-type="float">
            <text:p>56.8764152527</text:p>
          </table:table-cell>
          <table:table-cell table:formula="of:=[.C248]/([.H248]-[.H247])" office:value-type="float" office:value="146446.898798076" calcext:value-type="float">
            <text:p>146446.898798076</text:p>
          </table:table-cell>
          <table:table-cell table:formula="of:=[.G248]-[.$B248]" office:value-type="float" office:value="0.199348211288452" calcext:value-type="float">
            <text:p>0.19934821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2946.87512" calcext:value-type="float">
            <text:p>1443132946.87512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56.7519745826721" calcext:value-type="float">
            <text:p>56.7519745827</text:p>
          </table:table-cell>
          <table:table-cell table:formula="of:=[.C249]/([.D249]-[.D248])" office:value-type="float" office:value="109788.6789503" calcext:value-type="float">
            <text:p>109788.6789503</text:p>
          </table:table-cell>
          <table:table-cell/>
          <table:table-cell office:value-type="float" office:value="1443132950.03378" calcext:value-type="float">
            <text:p>1443132950.03378</text:p>
          </table:table-cell>
          <table:table-cell table:formula="of:=[.G249]-[.$B$2]" office:value-type="float" office:value="59.9106385707855" calcext:value-type="float">
            <text:p>59.9106385708</text:p>
          </table:table-cell>
          <table:table-cell table:formula="of:=[.C249]/([.H249]-[.H248])" office:value-type="float" office:value="2710.41355161355" calcext:value-type="float">
            <text:p>2710.4135516136</text:p>
          </table:table-cell>
          <table:table-cell table:formula="of:=[.G249]-[.$B249]" office:value-type="float" office:value="3.1586639881134" calcext:value-type="float">
            <text:p>3.158663988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2946.95009" calcext:value-type="float">
            <text:p>1443132946.95009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56.8269457817078" calcext:value-type="float">
            <text:p>56.8269457817</text:p>
          </table:table-cell>
          <table:table-cell table:formula="of:=[.C250]/([.D250]-[.D249])" office:value-type="float" office:value="109695.457799601" calcext:value-type="float">
            <text:p>109695.457799601</text:p>
          </table:table-cell>
          <table:table-cell/>
          <table:table-cell office:value-type="float" office:value="1443132950.0682" calcext:value-type="float">
            <text:p>1443132950.0682</text:p>
          </table:table-cell>
          <table:table-cell table:formula="of:=[.G250]-[.$B$2]" office:value-type="float" office:value="59.9450559616089" calcext:value-type="float">
            <text:p>59.9450559616</text:p>
          </table:table-cell>
          <table:table-cell table:formula="of:=[.C250]/([.H250]-[.H249])" office:value-type="float" office:value="238948.96746261" calcext:value-type="float">
            <text:p>238948.96746261</text:p>
          </table:table-cell>
          <table:table-cell table:formula="of:=[.G250]-[.$B250]" office:value-type="float" office:value="3.11811017990112" calcext:value-type="float">
            <text:p>3.118110179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2960.03435" calcext:value-type="float">
            <text:p>1443132960.03435</text:p>
          </table:table-cell>
          <table:table-cell office:value-type="float" office:value="8000" calcext:value-type="float">
            <text:p>8000</text:p>
          </table:table-cell>
          <table:table-cell table:formula="of:=[.B251]-[.$B$2]" office:value-type="float" office:value="69.9112048149109" calcext:value-type="float">
            <text:p>69.9112048149</text:p>
          </table:table-cell>
          <table:table-cell table:formula="of:=[.C251]/([.D251]-[.D250])" office:value-type="float" office:value="611.421707541779" calcext:value-type="float">
            <text:p>611.4217075418</text:p>
          </table:table-cell>
          <table:table-cell/>
          <table:table-cell office:value-type="float" office:value="1443132960.23383" calcext:value-type="float">
            <text:p>1443132960.23383</text:p>
          </table:table-cell>
          <table:table-cell table:formula="of:=[.G251]-[.$B$2]" office:value-type="float" office:value="70.1106839179993" calcext:value-type="float">
            <text:p>70.110683918</text:p>
          </table:table-cell>
          <table:table-cell table:formula="of:=[.C251]/([.H251]-[.H250])" office:value-type="float" office:value="786.965648784244" calcext:value-type="float">
            <text:p>786.9656487842</text:p>
          </table:table-cell>
          <table:table-cell table:formula="of:=[.G251]-[.$B251]" office:value-type="float" office:value="0.199479103088379" calcext:value-type="float">
            <text:p>0.19947910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7:20:04.940902734</dc:date>
    <meta:editing-duration>PT3M23S</meta:editing-duration>
    <meta:editing-cycles>2</meta:editing-cycles>
    <meta:generator>LibreOffice/4.4.2.2$Linux_X86_64 LibreOffice_project/40m0$Build-2</meta:generator>
    <meta:document-statistic meta:table-count="1" meta:cell-count="22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D1:source_1.E251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E2:source_1.E251" chart:label-cell-address="source_1.E1:source_1.E1" chart:class="chart:scatter">
            <chart:domain table:cell-range-address="source_1.D2:source_1.D251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1.E1:source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2:source_1.D251</svg:desc>
                </draw:g>
              </table:table-cell>
              <table:table-cell office:value-type="float" office:value="0">
                <text:p>0</text:p>
                <draw:g>
                  <svg:desc>source_1.E2:source_1.E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7985649108887">
                <text:p>9.97985649108887</text:p>
              </table:table-cell>
              <table:table-cell office:value-type="float" office:value="824.059945886327">
                <text:p>824.059945886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828039646149">
                <text:p>10.0828039646149</text:p>
              </table:table-cell>
              <table:table-cell office:value-type="float" office:value="79885.399012953">
                <text:p>79885.399012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857440471649">
                <text:p>10.1857440471649</text:p>
              </table:table-cell>
              <table:table-cell office:value-type="float" office:value="79891.1346899449">
                <text:p>79891.1346899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2887001037598">
                <text:p>10.2887001037598</text:p>
              </table:table-cell>
              <table:table-cell office:value-type="float" office:value="79878.7392602164">
                <text:p>79878.7392602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916420936584">
                <text:p>10.3916420936584</text:p>
              </table:table-cell>
              <table:table-cell office:value-type="float" office:value="79889.6544363897">
                <text:p>79889.6544363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4945902824402">
                <text:p>10.4945902824402</text:p>
              </table:table-cell>
              <table:table-cell office:value-type="float" office:value="79884.843991144">
                <text:p>79884.843991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975453853607">
                <text:p>10.5975453853607</text:p>
              </table:table-cell>
              <table:table-cell office:value-type="float" office:value="79879.4791779077">
                <text:p>79879.4791779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004868984222">
                <text:p>10.7004868984222</text:p>
              </table:table-cell>
              <table:table-cell office:value-type="float" office:value="79890.024494636">
                <text:p>79890.024494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034336566925">
                <text:p>10.8034336566925</text:p>
              </table:table-cell>
              <table:table-cell office:value-type="float" office:value="79885.9540424744">
                <text:p>79885.9540424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9046583175659">
                <text:p>10.9046583175659</text:p>
              </table:table-cell>
              <table:table-cell office:value-type="float" office:value="81245.0239797252">
                <text:p>81245.0239797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015630722046">
                <text:p>11.0015630722046</text:p>
              </table:table-cell>
              <table:table-cell office:value-type="float" office:value="84866.8368302956">
                <text:p>84866.8368302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0984601974487">
                <text:p>11.0984601974487</text:p>
              </table:table-cell>
              <table:table-cell office:value-type="float" office:value="84873.5189953151">
                <text:p>84873.5189953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1953611373901">
                <text:p>11.1953611373901</text:p>
              </table:table-cell>
              <table:table-cell office:value-type="float" office:value="84870.1777812771">
                <text:p>84870.1777812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922668457031">
                <text:p>11.2922668457031</text:p>
              </table:table-cell>
              <table:table-cell office:value-type="float" office:value="84866.0016336492">
                <text:p>84866.0016336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891494274139">
                <text:p>11.3891494274139</text:p>
              </table:table-cell>
              <table:table-cell office:value-type="float" office:value="84886.2597876241">
                <text:p>84886.2597876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4860637187958">
                <text:p>11.4860637187958</text:p>
              </table:table-cell>
              <table:table-cell office:value-type="float" office:value="84858.4856035111">
                <text:p>84858.4856035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829594135284">
                <text:p>11.5829594135284</text:p>
              </table:table-cell>
              <table:table-cell office:value-type="float" office:value="84874.7720184051">
                <text:p>84874.7720184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6798560619354">
                <text:p>11.6798560619354</text:p>
              </table:table-cell>
              <table:table-cell office:value-type="float" office:value="84873.9366655676">
                <text:p>84873.9366655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767767906189">
                <text:p>11.7767767906189</text:p>
              </table:table-cell>
              <table:table-cell office:value-type="float" office:value="84852.8494545097">
                <text:p>84852.8494545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8736867904663">
                <text:p>11.8736867904663</text:p>
              </table:table-cell>
              <table:table-cell office:value-type="float" office:value="84862.2434521613">
                <text:p>84862.2434521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954690694809">
                <text:p>11.954690694809</text:p>
              </table:table-cell>
              <table:table-cell office:value-type="float" office:value="101525.970466954">
                <text:p>101525.970466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0351483821869">
                <text:p>12.0351483821869</text:p>
              </table:table-cell>
              <table:table-cell office:value-type="float" office:value="102215.217315032">
                <text:p>102215.217315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156046390533">
                <text:p>12.1156046390533</text:p>
              </table:table-cell>
              <table:table-cell office:value-type="float" office:value="102217.034700615">
                <text:p>102217.034700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1960740089417">
                <text:p>12.1960740089417</text:p>
              </table:table-cell>
              <table:table-cell office:value-type="float" office:value="102200.377751376">
                <text:p>102200.377751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765312194824">
                <text:p>12.2765312194824</text:p>
              </table:table-cell>
              <table:table-cell office:value-type="float" office:value="102215.823103046">
                <text:p>102215.823103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569893836975">
                <text:p>12.3569893836975</text:p>
              </table:table-cell>
              <table:table-cell office:value-type="float" office:value="102214.611534199">
                <text:p>102214.611534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4374406337738">
                <text:p>12.4374406337738</text:p>
              </table:table-cell>
              <table:table-cell office:value-type="float" office:value="102223.396059116">
                <text:p>102223.396059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5178918838501">
                <text:p>12.5178918838501</text:p>
              </table:table-cell>
              <table:table-cell office:value-type="float" office:value="102223.396059116">
                <text:p>102223.396059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5983622074127">
                <text:p>12.5983622074127</text:p>
              </table:table-cell>
              <table:table-cell office:value-type="float" office:value="102199.166548648">
                <text:p>102199.166548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6787941455841">
                <text:p>12.6787941455841</text:p>
              </table:table-cell>
              <table:table-cell office:value-type="float" office:value="102247.940146314">
                <text:p>102247.940146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7592585086823">
                <text:p>12.7592585086823</text:p>
              </table:table-cell>
              <table:table-cell office:value-type="float" office:value="102206.73703673">
                <text:p>102206.737036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8397259712219">
                <text:p>12.8397259712219</text:p>
              </table:table-cell>
              <table:table-cell office:value-type="float" office:value="102202.800242959">
                <text:p>102202.800242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9212207794189">
                <text:p>12.9212207794189</text:p>
              </table:table-cell>
              <table:table-cell office:value-type="float" office:value="100914.4040209">
                <text:p>100914.4040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0036020278931">
                <text:p>13.0036020278931</text:p>
              </table:table-cell>
              <table:table-cell office:value-type="float" office:value="99828.5429309008">
                <text:p>99828.5429309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0859785079956">
                <text:p>13.0859785079956</text:p>
              </table:table-cell>
              <table:table-cell office:value-type="float" office:value="99834.321517053">
                <text:p>99834.321517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1683537960053">
                <text:p>13.1683537960053</text:p>
              </table:table-cell>
              <table:table-cell office:value-type="float" office:value="99835.7662681219">
                <text:p>99835.7662681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2507338523865">
                <text:p>13.2507338523865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3331165313721">
                <text:p>13.3331165313721</text:p>
              </table:table-cell>
              <table:table-cell office:value-type="float" office:value="99826.809485498">
                <text:p>99826.809485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154987335205">
                <text:p>13.4154987335205</text:p>
              </table:table-cell>
              <table:table-cell office:value-type="float" office:value="99827.3872939433">
                <text:p>99827.3872939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497882604599">
                <text:p>13.497882604599</text:p>
              </table:table-cell>
              <table:table-cell office:value-type="float" office:value="99825.3649936477">
                <text:p>99825.36499364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5802772045135">
                <text:p>13.5802772045135</text:p>
              </table:table-cell>
              <table:table-cell office:value-type="float" office:value="99812.3664479091">
                <text:p>99812.3664479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6626508235931">
                <text:p>13.6626508235931</text:p>
              </table:table-cell>
              <table:table-cell office:value-type="float" office:value="99837.7889898698">
                <text:p>99837.7889898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7450265884399">
                <text:p>13.7450265884399</text:p>
              </table:table-cell>
              <table:table-cell office:value-type="float" office:value="99835.1883626765">
                <text:p>99835.1883626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8274230957031">
                <text:p>13.8274230957031</text:p>
              </table:table-cell>
              <table:table-cell office:value-type="float" office:value="99810.0559497216">
                <text:p>99810.05594972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9096510410309">
                <text:p>13.9096510410309</text:p>
              </table:table-cell>
              <table:table-cell office:value-type="float" office:value="100014.660067442">
                <text:p>100014.660067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9916343688965">
                <text:p>13.9916343688965</text:p>
              </table:table-cell>
              <table:table-cell office:value-type="float" office:value="100313.078452756">
                <text:p>100313.078452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0736157894135">
                <text:p>14.0736157894135</text:p>
              </table:table-cell>
              <table:table-cell office:value-type="float" office:value="100315.412298789">
                <text:p>100315.4122987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1555833816528">
                <text:p>14.1555833816528</text:p>
              </table:table-cell>
              <table:table-cell office:value-type="float" office:value="100332.335930796">
                <text:p>100332.335930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2375619411469">
                <text:p>14.2375619411469</text:p>
              </table:table-cell>
              <table:table-cell office:value-type="float" office:value="100318.913271464">
                <text:p>100318.913271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3195416927338">
                <text:p>14.3195416927338</text:p>
              </table:table-cell>
              <table:table-cell office:value-type="float" office:value="100317.454503153">
                <text:p>100317.454503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4015185832977">
                <text:p>14.4015185832977</text:p>
              </table:table-cell>
              <table:table-cell office:value-type="float" office:value="100320.955618376">
                <text:p>100320.955618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483499288559">
                <text:p>14.483499288559</text:p>
              </table:table-cell>
              <table:table-cell office:value-type="float" office:value="100316.287519049">
                <text:p>100316.2875190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5654702186584">
                <text:p>14.5654702186584</text:p>
              </table:table-cell>
              <table:table-cell office:value-type="float" office:value="100328.250393385">
                <text:p>100328.2503933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6474463939667">
                <text:p>14.6474463939667</text:p>
              </table:table-cell>
              <table:table-cell office:value-type="float" office:value="100321.830935367">
                <text:p>100321.830935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7294163703918">
                <text:p>14.7294163703918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8114047050476">
                <text:p>14.8114047050476</text:p>
              </table:table-cell>
              <table:table-cell office:value-type="float" office:value="100306.952623559">
                <text:p>100306.9526235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8926751613617">
                <text:p>14.8926751613617</text:p>
              </table:table-cell>
              <table:table-cell office:value-type="float" office:value="101192.984178858">
                <text:p>101192.9841788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97114777565">
                <text:p>14.97114777565</text:p>
              </table:table-cell>
              <table:table-cell office:value-type="float" office:value="104800.892318723">
                <text:p>104800.892318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0496108531952">
                <text:p>15.0496108531952</text:p>
              </table:table-cell>
              <table:table-cell office:value-type="float" office:value="104813.630274265">
                <text:p>104813.6302742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1281099319458">
                <text:p>15.1281099319458</text:p>
              </table:table-cell>
              <table:table-cell office:value-type="float" office:value="104765.560703298">
                <text:p>104765.560703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065753936768">
                <text:p>15.2065753936768</text:p>
              </table:table-cell>
              <table:table-cell office:value-type="float" office:value="104810.445495096">
                <text:p>104810.445495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2850499153137">
                <text:p>15.2850499153137</text:p>
              </table:table-cell>
              <table:table-cell office:value-type="float" office:value="104798.345099135">
                <text:p>104798.345099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3635215759277">
                <text:p>15.3635215759277</text:p>
              </table:table-cell>
              <table:table-cell office:value-type="float" office:value="104802.165974952">
                <text:p>104802.165974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4419860839844">
                <text:p>15.4419860839844</text:p>
              </table:table-cell>
              <table:table-cell office:value-type="float" office:value="104811.719383538">
                <text:p>104811.719383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520495891571">
                <text:p>15.520495891571</text:p>
              </table:table-cell>
              <table:table-cell office:value-type="float" office:value="104751.243861109">
                <text:p>104751.2438611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5989692211151">
                <text:p>15.5989692211151</text:p>
              </table:table-cell>
              <table:table-cell office:value-type="float" office:value="104799.937096867">
                <text:p>104799.9370968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6774370670319">
                <text:p>15.6774370670319</text:p>
              </table:table-cell>
              <table:table-cell office:value-type="float" office:value="104807.260909461">
                <text:p>104807.260909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7559111118317">
                <text:p>15.7559111118317</text:p>
              </table:table-cell>
              <table:table-cell office:value-type="float" office:value="104798.981892424">
                <text:p>104798.981892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8344235420227">
                <text:p>15.8344235420227</text:p>
              </table:table-cell>
              <table:table-cell office:value-type="float" office:value="104747.744783711">
                <text:p>104747.744783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9112522602081">
                <text:p>15.9112522602081</text:p>
              </table:table-cell>
              <table:table-cell office:value-type="float" office:value="107043.306126122">
                <text:p>107043.3061261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9861612319946">
                <text:p>15.9861612319946</text:p>
              </table:table-cell>
              <table:table-cell office:value-type="float" office:value="109786.582352773">
                <text:p>109786.5823527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0611176490784">
                <text:p>16.0611176490784</text:p>
              </table:table-cell>
              <table:table-cell office:value-type="float" office:value="109717.090543592">
                <text:p>109717.0905435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1360216140747">
                <text:p>16.1360216140747</text:p>
              </table:table-cell>
              <table:table-cell office:value-type="float" office:value="109793.920794474">
                <text:p>109793.9207944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109293937683">
                <text:p>16.2109293937683</text:p>
              </table:table-cell>
              <table:table-cell office:value-type="float" office:value="109788.329511818">
                <text:p>109788.329511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2858355045319">
                <text:p>16.2858355045319</text:p>
              </table:table-cell>
              <table:table-cell office:value-type="float" office:value="109790.775627906">
                <text:p>109790.7756279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3607413768768">
                <text:p>16.3607413768768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4356491565704">
                <text:p>16.4356491565704</text:p>
              </table:table-cell>
              <table:table-cell office:value-type="float" office:value="109788.329511818">
                <text:p>109788.3295118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5105717182159">
                <text:p>16.5105717182159</text:p>
              </table:table-cell>
              <table:table-cell office:value-type="float" office:value="109766.668669331">
                <text:p>109766.6686693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5854823589325">
                <text:p>16.5854823589325</text:p>
              </table:table-cell>
              <table:table-cell office:value-type="float" office:value="109784.136423529">
                <text:p>109784.1364235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6603677272797">
                <text:p>16.6603677272797</text:p>
              </table:table-cell>
              <table:table-cell office:value-type="float" office:value="109821.186454924">
                <text:p>109821.1864549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7352783679962">
                <text:p>16.7352783679962</text:p>
              </table:table-cell>
              <table:table-cell office:value-type="float" office:value="109784.136423529">
                <text:p>109784.1364235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8102042675018">
                <text:p>16.8102042675018</text:p>
              </table:table-cell>
              <table:table-cell office:value-type="float" office:value="109761.778694211">
                <text:p>109761.7786942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8881554603577">
                <text:p>29.8881554603577</text:p>
              </table:table-cell>
              <table:table-cell office:value-type="float" office:value="628.844677482247">
                <text:p>628.844677482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.9911060333252">
                <text:p>29.9911060333252</text:p>
              </table:table-cell>
              <table:table-cell office:value-type="float" office:value="79882.9939741458">
                <text:p>79882.99397414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0940504074097">
                <text:p>30.0940504074097</text:p>
              </table:table-cell>
              <table:table-cell office:value-type="float" office:value="79887.8041965816">
                <text:p>79887.8041965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1969909667969">
                <text:p>30.1969909667969</text:p>
              </table:table-cell>
              <table:table-cell office:value-type="float" office:value="79890.7646214135">
                <text:p>79890.7646214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.2999346256256">
                <text:p>30.2999346256256</text:p>
              </table:table-cell>
              <table:table-cell office:value-type="float" office:value="79888.3592595252">
                <text:p>79888.3592595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.4028730392456">
                <text:p>30.4028730392456</text:p>
              </table:table-cell>
              <table:table-cell office:value-type="float" office:value="79892.4299568042">
                <text:p>79892.4299568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505811214447">
                <text:p>30.505811214447</text:p>
              </table:table-cell>
              <table:table-cell office:value-type="float" office:value="79892.6149983556">
                <text:p>79892.61499835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6087517738342">
                <text:p>30.6087517738342</text:p>
              </table:table-cell>
              <table:table-cell office:value-type="float" office:value="79890.7646214135">
                <text:p>79890.7646214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7117221355438">
                <text:p>30.7117221355438</text:p>
              </table:table-cell>
              <table:table-cell office:value-type="float" office:value="79867.6421395312">
                <text:p>79867.6421395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8146708011627">
                <text:p>30.8146708011627</text:p>
              </table:table-cell>
              <table:table-cell office:value-type="float" office:value="79884.4739808892">
                <text:p>79884.47398088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.9152002334595">
                <text:p>30.9152002334595</text:p>
              </table:table-cell>
              <table:table-cell office:value-type="float" office:value="81806.8879144126">
                <text:p>81806.8879144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.0120871067047">
                <text:p>31.0120871067047</text:p>
              </table:table-cell>
              <table:table-cell office:value-type="float" office:value="84882.4998117493">
                <text:p>84882.4998117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.1089794635773">
                <text:p>31.1089794635773</text:p>
              </table:table-cell>
              <table:table-cell office:value-type="float" office:value="84877.6958828335">
                <text:p>84877.69588283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.2058720588684">
                <text:p>31.2058720588684</text:p>
              </table:table-cell>
              <table:table-cell office:value-type="float" office:value="84877.4870286936">
                <text:p>84877.4870286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3027677536011">
                <text:p>31.3027677536011</text:p>
              </table:table-cell>
              <table:table-cell office:value-type="float" office:value="84874.7720184051">
                <text:p>84874.7720184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3996577262878">
                <text:p>31.3996577262878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4965524673462">
                <text:p>31.4965524673462</text:p>
              </table:table-cell>
              <table:table-cell office:value-type="float" office:value="84875.6073876862">
                <text:p>84875.6073876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5934631824493">
                <text:p>31.5934631824493</text:p>
              </table:table-cell>
              <table:table-cell office:value-type="float" office:value="84861.6171209404">
                <text:p>84861.61712094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6903545856476">
                <text:p>31.6903545856476</text:p>
              </table:table-cell>
              <table:table-cell office:value-type="float" office:value="84878.5313096715">
                <text:p>84878.53130967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.7872650623322">
                <text:p>31.7872650623322</text:p>
              </table:table-cell>
              <table:table-cell office:value-type="float" office:value="84861.8258969868">
                <text:p>84861.82589698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8829028606415">
                <text:p>31.8829028606415</text:p>
              </table:table-cell>
              <table:table-cell office:value-type="float" office:value="85991.1054560322">
                <text:p>85991.10545603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9633691310883">
                <text:p>31.9633691310883</text:p>
              </table:table-cell>
              <table:table-cell office:value-type="float" office:value="102204.314358519">
                <text:p>102204.3143585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.0438272953033">
                <text:p>32.0438272953033</text:p>
              </table:table-cell>
              <table:table-cell office:value-type="float" office:value="102214.611534199">
                <text:p>102214.611534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.1242814064026">
                <text:p>32.1242814064026</text:p>
              </table:table-cell>
              <table:table-cell office:value-type="float" office:value="102219.760900166">
                <text:p>102219.7609001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2047345638275">
                <text:p>32.2047345638275</text:p>
              </table:table-cell>
              <table:table-cell office:value-type="float" office:value="102220.972591089">
                <text:p>102220.9725910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2852008342743">
                <text:p>32.2852008342743</text:p>
              </table:table-cell>
              <table:table-cell office:value-type="float" office:value="102204.314358519">
                <text:p>102204.3143585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.3657083511353">
                <text:p>32.3657083511353</text:p>
              </table:table-cell>
              <table:table-cell office:value-type="float" office:value="102151.952024592">
                <text:p>102151.9520245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4461669921875">
                <text:p>32.4461669921875</text:p>
              </table:table-cell>
              <table:table-cell office:value-type="float" office:value="102214.005760546">
                <text:p>102214.0057605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.5266513824463">
                <text:p>32.5266513824463</text:p>
              </table:table-cell>
              <table:table-cell office:value-type="float" office:value="102181.30464251">
                <text:p>102181.304642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.6071112155914">
                <text:p>32.6071112155914</text:p>
              </table:table-cell>
              <table:table-cell office:value-type="float" office:value="102212.491357827">
                <text:p>102212.4913578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.6875693798065">
                <text:p>32.6875693798065</text:p>
              </table:table-cell>
              <table:table-cell office:value-type="float" office:value="102214.611534199">
                <text:p>102214.6115341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7680368423462">
                <text:p>32.7680368423462</text:p>
              </table:table-cell>
              <table:table-cell office:value-type="float" office:value="102202.800242959">
                <text:p>102202.8002429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8485071659088">
                <text:p>32.8485071659088</text:p>
              </table:table-cell>
              <table:table-cell office:value-type="float" office:value="102199.166548648">
                <text:p>102199.1665486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9302179813385">
                <text:p>32.9302179813385</text:p>
              </table:table-cell>
              <table:table-cell office:value-type="float" office:value="100647.630999066">
                <text:p>100647.630999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0125987529755">
                <text:p>33.0125987529755</text:p>
              </table:table-cell>
              <table:table-cell office:value-type="float" office:value="99829.1207594131">
                <text:p>99829.12075941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0949778556824">
                <text:p>33.0949778556824</text:p>
              </table:table-cell>
              <table:table-cell office:value-type="float" office:value="99831.1432118846">
                <text:p>99831.14321188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1773607730865">
                <text:p>33.1773607730865</text:p>
              </table:table-cell>
              <table:table-cell office:value-type="float" office:value="99826.5205837836">
                <text:p>99826.5205837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2597436904907">
                <text:p>33.2597436904907</text:p>
              </table:table-cell>
              <table:table-cell office:value-type="float" office:value="99826.5205837836">
                <text:p>99826.52058378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3421292304993">
                <text:p>33.3421292304993</text:p>
              </table:table-cell>
              <table:table-cell office:value-type="float" office:value="99823.3427752858">
                <text:p>99823.3427752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4245076179504">
                <text:p>33.4245076179504</text:p>
              </table:table-cell>
              <table:table-cell office:value-type="float" office:value="99832.0100023154">
                <text:p>99832.01000231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.5068943500519">
                <text:p>33.5068943500519</text:p>
              </table:table-cell>
              <table:table-cell office:value-type="float" office:value="99821.8983837595">
                <text:p>99821.8983837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.5892839431763">
                <text:p>33.5892839431763</text:p>
              </table:table-cell>
              <table:table-cell office:value-type="float" office:value="99818.432014631">
                <text:p>99818.4320146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.6716606616974">
                <text:p>33.6716606616974</text:p>
              </table:table-cell>
              <table:table-cell office:value-type="float" office:value="99834.0325718569">
                <text:p>99834.03257185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.7540409564972">
                <text:p>33.7540409564972</text:p>
              </table:table-cell>
              <table:table-cell office:value-type="float" office:value="99829.6985946146">
                <text:p>99829.69859461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.8364486694336">
                <text:p>33.8364486694336</text:p>
              </table:table-cell>
              <table:table-cell office:value-type="float" office:value="99796.483932844">
                <text:p>99796.483932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.9186866283417">
                <text:p>33.9186866283417</text:p>
              </table:table-cell>
              <table:table-cell office:value-type="float" office:value="100002.481934068">
                <text:p>100002.4819340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0006625652313">
                <text:p>34.0006625652313</text:p>
              </table:table-cell>
              <table:table-cell office:value-type="float" office:value="100322.122711091">
                <text:p>100322.1227110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.0826525688171">
                <text:p>34.0826525688171</text:p>
              </table:table-cell>
              <table:table-cell office:value-type="float" office:value="100304.910846751">
                <text:p>100304.9108467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.1646208763123">
                <text:p>34.1646208763123</text:p>
              </table:table-cell>
              <table:table-cell office:value-type="float" office:value="100331.460430483">
                <text:p>100331.4604304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.2466413974762">
                <text:p>34.2466413974762</text:p>
              </table:table-cell>
              <table:table-cell office:value-type="float" office:value="100267.590150544">
                <text:p>100267.5901505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.3286576271057">
                <text:p>34.3286576271057</text:p>
              </table:table-cell>
              <table:table-cell office:value-type="float" office:value="100272.836695242">
                <text:p>100272.8366952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.4106397628784">
                <text:p>34.4106397628784</text:p>
              </table:table-cell>
              <table:table-cell office:value-type="float" office:value="100314.5370938">
                <text:p>100314.53709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4926116466522">
                <text:p>34.4926116466522</text:p>
              </table:table-cell>
              <table:table-cell office:value-type="float" office:value="100327.083158094">
                <text:p>100327.083158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5746250152588">
                <text:p>34.5746250152588</text:p>
              </table:table-cell>
              <table:table-cell office:value-type="float" office:value="100276.334696749">
                <text:p>100276.3346967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6565918922424">
                <text:p>34.6565918922424</text:p>
              </table:table-cell>
              <table:table-cell office:value-type="float" office:value="100333.211446389">
                <text:p>100333.2114463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7385685443878">
                <text:p>34.7385685443878</text:p>
              </table:table-cell>
              <table:table-cell office:value-type="float" office:value="100321.247389009">
                <text:p>100321.2473890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8205628395081">
                <text:p>34.8205628395081</text:p>
              </table:table-cell>
              <table:table-cell office:value-type="float" office:value="100299.660945192">
                <text:p>100299.6609451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.9014475345612">
                <text:p>34.9014475345612</text:p>
              </table:table-cell>
              <table:table-cell office:value-type="float" office:value="101675.601232112">
                <text:p>101675.6012321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.9799282550812">
                <text:p>34.9799282550812</text:p>
              </table:table-cell>
              <table:table-cell office:value-type="float" office:value="104790.067490552">
                <text:p>104790.0674905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0583999156952">
                <text:p>35.0583999156952</text:p>
              </table:table-cell>
              <table:table-cell office:value-type="float" office:value="104802.165974952">
                <text:p>104802.165974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1368706226349">
                <text:p>35.1368706226349</text:p>
              </table:table-cell>
              <table:table-cell office:value-type="float" office:value="104803.43966214">
                <text:p>104803.439662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2153267860413">
                <text:p>35.2153267860413</text:p>
              </table:table-cell>
              <table:table-cell office:value-type="float" office:value="104822.867228454">
                <text:p>104822.8672284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.2937967777252">
                <text:p>35.2937967777252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.3722701072693">
                <text:p>35.3722701072693</text:p>
              </table:table-cell>
              <table:table-cell office:value-type="float" office:value="104799.937096867">
                <text:p>104799.9370968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.4507400989532">
                <text:p>35.4507400989532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.5292158126831">
                <text:p>35.5292158126831</text:p>
              </table:table-cell>
              <table:table-cell office:value-type="float" office:value="104796.75314977">
                <text:p>104796.753149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.6077024936676">
                <text:p>35.6077024936676</text:p>
              </table:table-cell>
              <table:table-cell office:value-type="float" office:value="104782.109484594">
                <text:p>104782.1094845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.686164855957">
                <text:p>35.686164855957</text:p>
              </table:table-cell>
              <table:table-cell office:value-type="float" office:value="104814.585745757">
                <text:p>104814.5857457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.7646358013153">
                <text:p>35.7646358013153</text:p>
              </table:table-cell>
              <table:table-cell office:value-type="float" office:value="104803.12123744">
                <text:p>104803.121237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.843094587326">
                <text:p>35.843094587326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.9195504188538">
                <text:p>35.9195504188538</text:p>
              </table:table-cell>
              <table:table-cell office:value-type="float" office:value="107565.372525173">
                <text:p>107565.3725251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.9944610595703">
                <text:p>35.9944610595703</text:p>
              </table:table-cell>
              <table:table-cell office:value-type="float" office:value="109784.136423529">
                <text:p>109784.1364235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0693702697754">
                <text:p>36.0693702697754</text:p>
              </table:table-cell>
              <table:table-cell office:value-type="float" office:value="109786.232927637">
                <text:p>109786.2329276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1442718505859">
                <text:p>36.1442718505859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2191767692566">
                <text:p>36.2191767692566</text:p>
              </table:table-cell>
              <table:table-cell office:value-type="float" office:value="109792.52292042">
                <text:p>109792.52292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2940800189972">
                <text:p>36.2940800189972</text:p>
              </table:table-cell>
              <table:table-cell office:value-type="float" office:value="109794.969223375">
                <text:p>109794.969223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3689906597137">
                <text:p>36.3689906597137</text:p>
              </table:table-cell>
              <table:table-cell office:value-type="float" office:value="109784.136423529">
                <text:p>109784.1364235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4438905715942">
                <text:p>36.4438905715942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.5188019275665">
                <text:p>36.5188019275665</text:p>
              </table:table-cell>
              <table:table-cell office:value-type="float" office:value="109783.088201502">
                <text:p>109783.0882015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.5937170982361">
                <text:p>36.5937170982361</text:p>
              </table:table-cell>
              <table:table-cell office:value-type="float" office:value="109777.498022068">
                <text:p>109777.498022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.6686265468597">
                <text:p>36.6686265468597</text:p>
              </table:table-cell>
              <table:table-cell office:value-type="float" office:value="109785.883504725">
                <text:p>109785.8835047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.7435357570648">
                <text:p>36.7435357570648</text:p>
              </table:table-cell>
              <table:table-cell office:value-type="float" office:value="109786.232927637">
                <text:p>109786.2329276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.8184514045715">
                <text:p>36.8184514045715</text:p>
              </table:table-cell>
              <table:table-cell office:value-type="float" office:value="109776.799289667">
                <text:p>109776.799289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.8995258808136">
                <text:p>49.8995258808136</text:p>
              </table:table-cell>
              <table:table-cell office:value-type="float" office:value="628.694532313571">
                <text:p>628.6945323135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.0024755001068">
                <text:p>50.0024755001068</text:p>
              </table:table-cell>
              <table:table-cell office:value-type="float" office:value="79883.7339706625">
                <text:p>79883.7339706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.1054193973541">
                <text:p>50.1054193973541</text:p>
              </table:table-cell>
              <table:table-cell office:value-type="float" office:value="79888.174237687">
                <text:p>79888.1742376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.208381652832">
                <text:p>50.208381652832</text:p>
              </table:table-cell>
              <table:table-cell office:value-type="float" office:value="79873.9301293258">
                <text:p>79873.9301293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3113842010498">
                <text:p>50.3113842010498</text:p>
              </table:table-cell>
              <table:table-cell office:value-type="float" office:value="79842.6848878766">
                <text:p>79842.68488787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.414306640625">
                <text:p>50.414306640625</text:p>
              </table:table-cell>
              <table:table-cell office:value-type="float" office:value="79904.8296362188">
                <text:p>79904.82963621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.5172193050385">
                <text:p>50.5172193050385</text:p>
              </table:table-cell>
              <table:table-cell office:value-type="float" office:value="79912.4193982583">
                <text:p>79912.41939825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.6201250553131">
                <text:p>50.6201250553131</text:p>
              </table:table-cell>
              <table:table-cell office:value-type="float" office:value="79917.7886371745">
                <text:p>79917.78863717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.7230460643768">
                <text:p>50.7230460643768</text:p>
              </table:table-cell>
              <table:table-cell office:value-type="float" office:value="79905.9402430493">
                <text:p>79905.94024304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825975894928">
                <text:p>50.825975894928</text:p>
              </table:table-cell>
              <table:table-cell office:value-type="float" office:value="79899.0919927082">
                <text:p>79899.09199270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.9258644580841">
                <text:p>50.9258644580841</text:p>
              </table:table-cell>
              <table:table-cell office:value-type="float" office:value="82331.747901366">
                <text:p>82331.7479013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.0227558612823">
                <text:p>51.0227558612823</text:p>
              </table:table-cell>
              <table:table-cell office:value-type="float" office:value="84878.5313096715">
                <text:p>84878.53130967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.1196558475494">
                <text:p>51.1196558475494</text:p>
              </table:table-cell>
              <table:table-cell office:value-type="float" office:value="84871.0130601238">
                <text:p>84871.01306012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.2165474891663">
                <text:p>51.2165474891663</text:p>
              </table:table-cell>
              <table:table-cell office:value-type="float" office:value="84878.3224514202">
                <text:p>84878.32245142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.313458442688">
                <text:p>51.313458442688</text:p>
              </table:table-cell>
              <table:table-cell office:value-type="float" office:value="84861.4083459213">
                <text:p>84861.4083459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.4103543758392">
                <text:p>51.4103543758392</text:p>
              </table:table-cell>
              <table:table-cell office:value-type="float" office:value="84874.5631786541">
                <text:p>84874.56317865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.5072467327118">
                <text:p>51.5072467327118</text:p>
              </table:table-cell>
              <table:table-cell office:value-type="float" office:value="84877.6958828335">
                <text:p>84877.69588283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6041405200958">
                <text:p>51.6041405200958</text:p>
              </table:table-cell>
              <table:table-cell office:value-type="float" office:value="84876.4427734115">
                <text:p>84876.4427734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.7010338306427">
                <text:p>51.7010338306427</text:p>
              </table:table-cell>
              <table:table-cell office:value-type="float" office:value="84876.8604724409">
                <text:p>84876.86047244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.7979552745819">
                <text:p>51.7979552745819</text:p>
              </table:table-cell>
              <table:table-cell office:value-type="float" office:value="84852.2232619466">
                <text:p>84852.22326194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.8918249607086">
                <text:p>51.8918249607086</text:p>
              </table:table-cell>
              <table:table-cell office:value-type="float" office:value="87610.818138871">
                <text:p>87610.8181388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.9722945690155">
                <text:p>51.9722945690155</text:p>
              </table:table-cell>
              <table:table-cell office:value-type="float" office:value="102200.074948002">
                <text:p>102200.0749480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0527505874634">
                <text:p>52.0527505874634</text:p>
              </table:table-cell>
              <table:table-cell office:value-type="float" office:value="102217.337604495">
                <text:p>102217.3376044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133202791214">
                <text:p>52.133202791214</text:p>
              </table:table-cell>
              <table:table-cell office:value-type="float" office:value="102222.184310739">
                <text:p>102222.1843107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2136559486389">
                <text:p>52.2136559486389</text:p>
              </table:table-cell>
              <table:table-cell office:value-type="float" office:value="102220.972591089">
                <text:p>102220.9725910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2941222190857">
                <text:p>52.2941222190857</text:p>
              </table:table-cell>
              <table:table-cell office:value-type="float" office:value="102204.314358519">
                <text:p>102204.3143585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.3745813369751">
                <text:p>52.3745813369751</text:p>
              </table:table-cell>
              <table:table-cell office:value-type="float" office:value="102213.399994074">
                <text:p>102213.3999940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4550466537476">
                <text:p>52.4550466537476</text:p>
              </table:table-cell>
              <table:table-cell office:value-type="float" office:value="102205.525683267">
                <text:p>102205.5256832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.5355198383331">
                <text:p>52.5355198383331</text:p>
              </table:table-cell>
              <table:table-cell office:value-type="float" office:value="102195.53311271">
                <text:p>102195.533112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.6159865856171">
                <text:p>52.6159865856171</text:p>
              </table:table-cell>
              <table:table-cell office:value-type="float" office:value="102203.708706911">
                <text:p>102203.7087069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.6964409351349">
                <text:p>52.6964409351349</text:p>
              </table:table-cell>
              <table:table-cell office:value-type="float" office:value="102219.457981923">
                <text:p>102219.4579819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.7769093513489">
                <text:p>52.7769093513489</text:p>
              </table:table-cell>
              <table:table-cell office:value-type="float" office:value="102201.588982812">
                <text:p>102201.5889828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.8573663234711">
                <text:p>52.8573663234711</text:p>
              </table:table-cell>
              <table:table-cell office:value-type="float" office:value="102216.125999745">
                <text:p>102216.1259997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.9393572807312">
                <text:p>52.9393572807312</text:p>
              </table:table-cell>
              <table:table-cell office:value-type="float" office:value="100303.744154466">
                <text:p>100303.7441544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.0217559337616">
                <text:p>53.0217559337616</text:p>
              </table:table-cell>
              <table:table-cell office:value-type="float" office:value="99807.4567671185">
                <text:p>99807.45676711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.1041259765625">
                <text:p>53.1041259765625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.1865146160126">
                <text:p>53.1865146160126</text:p>
              </table:table-cell>
              <table:table-cell office:value-type="float" office:value="99819.5874442576">
                <text:p>99819.58744425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.2689099311829">
                <text:p>53.2689099311829</text:p>
              </table:table-cell>
              <table:table-cell office:value-type="float" office:value="99811.4999985532">
                <text:p>99811.49999855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.3512992858887">
                <text:p>53.3512992858887</text:p>
              </table:table-cell>
              <table:table-cell office:value-type="float" office:value="99818.72086953">
                <text:p>99818.720869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.4336895942688">
                <text:p>53.4336895942688</text:p>
              </table:table-cell>
              <table:table-cell office:value-type="float" office:value="99817.5654599647">
                <text:p>99817.56545996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.5160856246948">
                <text:p>53.5160856246948</text:p>
              </table:table-cell>
              <table:table-cell office:value-type="float" office:value="99810.6335642401">
                <text:p>99810.63356424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.598477602005">
                <text:p>53.598477602005</text:p>
              </table:table-cell>
              <table:table-cell office:value-type="float" office:value="99815.5435575863">
                <text:p>99815.54355758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.6808557510376">
                <text:p>53.6808557510376</text:p>
              </table:table-cell>
              <table:table-cell office:value-type="float" office:value="99832.2989358038">
                <text:p>99832.29893580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.7632460594177">
                <text:p>53.7632460594177</text:p>
              </table:table-cell>
              <table:table-cell office:value-type="float" office:value="99817.5654599647">
                <text:p>99817.56545996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.8456454277039">
                <text:p>53.8456454277039</text:p>
              </table:table-cell>
              <table:table-cell office:value-type="float" office:value="99806.5904029999">
                <text:p>99806.5904029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927782535553">
                <text:p>53.927782535553</text:p>
              </table:table-cell>
              <table:table-cell office:value-type="float" office:value="100125.268777503">
                <text:p>100125.2687775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0097546577454">
                <text:p>54.0097546577454</text:p>
              </table:table-cell>
              <table:table-cell office:value-type="float" office:value="100326.791353515">
                <text:p>100326.7913535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.0917239189148">
                <text:p>54.0917239189148</text:p>
              </table:table-cell>
              <table:table-cell office:value-type="float" office:value="100330.293120499">
                <text:p>100330.2931204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.1736979484558">
                <text:p>54.1736979484558</text:p>
              </table:table-cell>
              <table:table-cell office:value-type="float" office:value="100324.456977989">
                <text:p>100324.4569779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2556800842285">
                <text:p>54.2556800842285</text:p>
              </table:table-cell>
              <table:table-cell office:value-type="float" office:value="100314.5370938">
                <text:p>100314.53709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3376700878143">
                <text:p>54.3376700878143</text:p>
              </table:table-cell>
              <table:table-cell office:value-type="float" office:value="100304.910846751">
                <text:p>100304.9108467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4196441173554">
                <text:p>54.4196441173554</text:p>
              </table:table-cell>
              <table:table-cell office:value-type="float" office:value="100324.456977989">
                <text:p>100324.4569779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.5016226768494">
                <text:p>54.5016226768494</text:p>
              </table:table-cell>
              <table:table-cell office:value-type="float" office:value="100318.913271464">
                <text:p>100318.913271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.5835964679718">
                <text:p>54.5835964679718</text:p>
              </table:table-cell>
              <table:table-cell office:value-type="float" office:value="100324.748768989">
                <text:p>100324.7487689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.665568113327">
                <text:p>54.665568113327</text:p>
              </table:table-cell>
              <table:table-cell office:value-type="float" office:value="100327.37496437">
                <text:p>100327.374964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4.7475409507751">
                <text:p>54.7475409507751</text:p>
              </table:table-cell>
              <table:table-cell office:value-type="float" office:value="100325.915949962">
                <text:p>100325.9159499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.8295567035675">
                <text:p>54.8295567035675</text:p>
              </table:table-cell>
              <table:table-cell office:value-type="float" office:value="100273.419678546">
                <text:p>100273.4196785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4.9100480079651">
                <text:p>54.9100480079651</text:p>
              </table:table-cell>
              <table:table-cell office:value-type="float" office:value="102172.52735001">
                <text:p>102172.527350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.9885182380676">
                <text:p>54.9885182380676</text:p>
              </table:table-cell>
              <table:table-cell office:value-type="float" office:value="104804.076517343">
                <text:p>104804.0765173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.0669891834259">
                <text:p>55.0669891834259</text:p>
              </table:table-cell>
              <table:table-cell office:value-type="float" office:value="104803.12123744">
                <text:p>104803.121237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.1454539299011">
                <text:p>55.1454539299011</text:p>
              </table:table-cell>
              <table:table-cell office:value-type="float" office:value="104811.400908525">
                <text:p>104811.4009085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.2239277362824">
                <text:p>55.2239277362824</text:p>
              </table:table-cell>
              <table:table-cell office:value-type="float" office:value="104799.30029197">
                <text:p>104799.300291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5.3024327754974">
                <text:p>55.3024327754974</text:p>
              </table:table-cell>
              <table:table-cell office:value-type="float" office:value="104757.60641897">
                <text:p>104757.606418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5.3808982372284">
                <text:p>55.3808982372284</text:p>
              </table:table-cell>
              <table:table-cell office:value-type="float" office:value="104810.445495096">
                <text:p>104810.4454950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5.459371805191">
                <text:p>55.459371805191</text:p>
              </table:table-cell>
              <table:table-cell office:value-type="float" office:value="104799.618693451">
                <text:p>104799.6186934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5.5378365516663">
                <text:p>55.5378365516663</text:p>
              </table:table-cell>
              <table:table-cell office:value-type="float" office:value="104811.400908525">
                <text:p>104811.4009085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5.6162972450256">
                <text:p>55.6162972450256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.69478058815">
                <text:p>55.69478058815</text:p>
              </table:table-cell>
              <table:table-cell office:value-type="float" office:value="104786.565819013">
                <text:p>104786.5658190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5.7732756137848">
                <text:p>55.7732756137848</text:p>
              </table:table-cell>
              <table:table-cell office:value-type="float" office:value="104770.970306653">
                <text:p>104770.9703066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.8517529964447">
                <text:p>55.8517529964447</text:p>
              </table:table-cell>
              <table:table-cell office:value-type="float" office:value="104794.524501911">
                <text:p>104794.5245019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5.9278450012207">
                <text:p>55.9278450012207</text:p>
              </table:table-cell>
              <table:table-cell office:value-type="float" office:value="108079.686219462">
                <text:p>108079.6862194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.0027508735657">
                <text:p>56.0027508735657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6.0776624679565">
                <text:p>56.0776624679565</text:p>
              </table:table-cell>
              <table:table-cell office:value-type="float" office:value="109782.738798607">
                <text:p>109782.7387986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.1525757312775">
                <text:p>56.1525757312775</text:p>
              </table:table-cell>
              <table:table-cell office:value-type="float" office:value="109780.293040619">
                <text:p>109780.2930406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6.2275130748749">
                <text:p>56.2275130748749</text:p>
              </table:table-cell>
              <table:table-cell office:value-type="float" office:value="109745.016372371">
                <text:p>109745.0163723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.3024241924286">
                <text:p>56.3024241924286</text:p>
              </table:table-cell>
              <table:table-cell office:value-type="float" office:value="109783.43760662">
                <text:p>109783.437606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6.3773384094238">
                <text:p>56.3773384094238</text:p>
              </table:table-cell>
              <table:table-cell office:value-type="float" office:value="109778.895513553">
                <text:p>109778.8955135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6.4522368907929">
                <text:p>56.4522368907929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6.5271458625793">
                <text:p>56.5271458625793</text:p>
              </table:table-cell>
              <table:table-cell office:value-type="float" office:value="109786.582352773">
                <text:p>109786.5823527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6.6021647453308">
                <text:p>56.6021647453308</text:p>
              </table:table-cell>
              <table:table-cell office:value-type="float" office:value="109625.73286043">
                <text:p>109625.732860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6.6770670413971">
                <text:p>56.6770670413971</text:p>
              </table:table-cell>
              <table:table-cell office:value-type="float" office:value="109796.367159723">
                <text:p>109796.3671597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.7519745826721">
                <text:p>56.7519745826721</text:p>
              </table:table-cell>
              <table:table-cell office:value-type="float" office:value="109788.6789503">
                <text:p>109788.67895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.8269457817078">
                <text:p>56.8269457817078</text:p>
              </table:table-cell>
              <table:table-cell office:value-type="float" office:value="109695.457799601">
                <text:p>109695.4577996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.9112048149109">
                <text:p>69.9112048149109</text:p>
              </table:table-cell>
              <table:table-cell office:value-type="float" office:value="611.421707541779">
                <text:p>611.4217075417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H1:source_1.I251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I2:source_1.I251" chart:label-cell-address="source_1.I1:source_1.I1" chart:class="chart:scatter">
            <chart:domain table:cell-range-address="source_1.H2:source_1.H251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1.I1:source_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9472904205322">
                <text:p>0.199472904205322</text:p>
                <draw:g>
                  <svg:desc>source_1.H2:source_1.H251</svg:desc>
                </draw:g>
              </table:table-cell>
              <table:table-cell office:value-type="float" office:value="0">
                <text:p>0</text:p>
                <draw:g>
                  <svg:desc>source_1.I2:source_1.I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788488864899">
                <text:p>10.2788488864899</text:p>
              </table:table-cell>
              <table:table-cell office:value-type="float" office:value="815.923526858652">
                <text:p>815.923526858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817818164825">
                <text:p>10.3817818164825</text:p>
              </table:table-cell>
              <table:table-cell office:value-type="float" office:value="79896.686129358">
                <text:p>79896.686129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847936630249">
                <text:p>10.4847936630249</text:p>
              </table:table-cell>
              <table:table-cell office:value-type="float" office:value="79835.4779187295">
                <text:p>79835.477918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877118110657">
                <text:p>10.5877118110657</text:p>
              </table:table-cell>
              <table:table-cell office:value-type="float" office:value="79908.1615493317">
                <text:p>79908.1615493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6907458305359">
                <text:p>10.6907458305359</text:p>
              </table:table-cell>
              <table:table-cell office:value-type="float" office:value="79818.2973185609">
                <text:p>79818.2973185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7935993671417">
                <text:p>10.7935993671417</text:p>
              </table:table-cell>
              <table:table-cell office:value-type="float" office:value="79958.3589577166">
                <text:p>79958.3589577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964695930481">
                <text:p>10.8964695930481</text:p>
              </table:table-cell>
              <table:table-cell office:value-type="float" office:value="79945.3867971975">
                <text:p>79945.3867971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9995446205139">
                <text:p>10.9995446205139</text:p>
              </table:table-cell>
              <table:table-cell office:value-type="float" office:value="79786.5419218741">
                <text:p>79786.5419218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1007132530212">
                <text:p>11.1007132530212</text:p>
              </table:table-cell>
              <table:table-cell office:value-type="float" office:value="81290.0184195394">
                <text:p>81290.0184195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97557926178">
                <text:p>11.197557926178</text:p>
              </table:table-cell>
              <table:table-cell office:value-type="float" office:value="84919.4873804764">
                <text:p>84919.4873804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944095134735">
                <text:p>11.2944095134735</text:p>
              </table:table-cell>
              <table:table-cell office:value-type="float" office:value="84913.4250624654">
                <text:p>84913.4250624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912754058838">
                <text:p>11.3912754058838</text:p>
              </table:table-cell>
              <table:table-cell office:value-type="float" office:value="84900.8850831313">
                <text:p>84900.8850831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4883162975311">
                <text:p>11.4883162975311</text:p>
              </table:table-cell>
              <table:table-cell office:value-type="float" office:value="84747.7785951024">
                <text:p>84747.7785951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5852890014648">
                <text:p>11.5852890014648</text:p>
              </table:table-cell>
              <table:table-cell office:value-type="float" office:value="84807.3701814212">
                <text:p>84807.3701814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6821320056915">
                <text:p>11.6821320056915</text:p>
              </table:table-cell>
              <table:table-cell office:value-type="float" office:value="84920.950828309">
                <text:p>84920.950828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7790749073029">
                <text:p>11.7790749073029</text:p>
              </table:table-cell>
              <table:table-cell office:value-type="float" office:value="84833.4417817653">
                <text:p>84833.4417817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75892162323">
                <text:p>11.875892162323</text:p>
              </table:table-cell>
              <table:table-cell office:value-type="float" office:value="84943.536131954">
                <text:p>84943.536131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059431552887">
                <text:p>11.9059431552887</text:p>
              </table:table-cell>
              <table:table-cell office:value-type="float" office:value="273668.161627381">
                <text:p>273668.161627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0698573589325">
                <text:p>12.0698573589325</text:p>
              </table:table-cell>
              <table:table-cell office:value-type="float" office:value="50172.5891788581">
                <text:p>50172.5891788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508297920227">
                <text:p>12.1508297920227</text:p>
              </table:table-cell>
              <table:table-cell office:value-type="float" office:value="101565.430185824">
                <text:p>101565.430185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2312259674072">
                <text:p>12.2312259674072</text:p>
              </table:table-cell>
              <table:table-cell office:value-type="float" office:value="102293.423296145">
                <text:p>102293.423296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117213249207">
                <text:p>12.3117213249207</text:p>
              </table:table-cell>
              <table:table-cell office:value-type="float" office:value="102167.382741646">
                <text:p>102167.382741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921220302582">
                <text:p>12.3921220302582</text:p>
              </table:table-cell>
              <table:table-cell office:value-type="float" office:value="102287.659859145">
                <text:p>102287.659859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726622104645">
                <text:p>12.4726622104645</text:p>
              </table:table-cell>
              <table:table-cell office:value-type="float" office:value="102110.523951334">
                <text:p>102110.523951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530526638031">
                <text:p>12.5530526638031</text:p>
              </table:table-cell>
              <table:table-cell office:value-type="float" office:value="102300.704355511">
                <text:p>102300.704355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335561275482">
                <text:p>12.6335561275482</text:p>
              </table:table-cell>
              <table:table-cell office:value-type="float" office:value="102157.095079015">
                <text:p>102157.095079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140583992004">
                <text:p>12.7140583992004</text:p>
              </table:table-cell>
              <table:table-cell office:value-type="float" office:value="102158.60784064">
                <text:p>102158.60784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7944600582123">
                <text:p>12.7944600582123</text:p>
              </table:table-cell>
              <table:table-cell office:value-type="float" office:value="102286.446586741">
                <text:p>102286.446586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8751006126404">
                <text:p>12.8751006126404</text:p>
              </table:table-cell>
              <table:table-cell office:value-type="float" office:value="101983.425812536">
                <text:p>101983.425812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9553918838501">
                <text:p>12.9553918838501</text:p>
              </table:table-cell>
              <table:table-cell office:value-type="float" office:value="102427.074277094">
                <text:p>102427.074277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0358281135559">
                <text:p>13.0358281135559</text:p>
              </table:table-cell>
              <table:table-cell office:value-type="float" office:value="102242.484886209">
                <text:p>102242.484886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1173043251038">
                <text:p>13.1173043251038</text:p>
              </table:table-cell>
              <table:table-cell office:value-type="float" office:value="100937.437366856">
                <text:p>100937.4373668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1996836662292">
                <text:p>13.1996836662292</text:p>
              </table:table-cell>
              <table:table-cell office:value-type="float" office:value="99830.8542850858">
                <text:p>99830.85428508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2820298671722">
                <text:p>13.2820298671722</text:p>
              </table:table-cell>
              <table:table-cell office:value-type="float" office:value="99871.0311565355">
                <text:p>99871.0311565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3644328117371">
                <text:p>13.3644328117371</text:p>
              </table:table-cell>
              <table:table-cell office:value-type="float" office:value="99802.2588080076">
                <text:p>99802.2588080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4468281269073">
                <text:p>13.4468281269073</text:p>
              </table:table-cell>
              <table:table-cell office:value-type="float" office:value="99811.4999985532">
                <text:p>99811.49999855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5291781425476">
                <text:p>13.5291781425476</text:p>
              </table:table-cell>
              <table:table-cell office:value-type="float" office:value="99866.4048338019">
                <text:p>99866.40483380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6115753650665">
                <text:p>13.6115753650665</text:p>
              </table:table-cell>
              <table:table-cell office:value-type="float" office:value="99809.189540479">
                <text:p>99809.1895404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6939194202423">
                <text:p>13.6939194202423</text:p>
              </table:table-cell>
              <table:table-cell office:value-type="float" office:value="99873.6336514408">
                <text:p>99873.6336514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763359546661">
                <text:p>13.7763359546661</text:p>
              </table:table-cell>
              <table:table-cell office:value-type="float" office:value="99785.8021754224">
                <text:p>99785.8021754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8586733341217">
                <text:p>13.8586733341217</text:p>
              </table:table-cell>
              <table:table-cell office:value-type="float" office:value="99881.7311697187">
                <text:p>99881.7311697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9410445690155">
                <text:p>13.9410445690155</text:p>
              </table:table-cell>
              <table:table-cell office:value-type="float" office:value="99840.6787345509">
                <text:p>99840.6787345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0234804153442">
                <text:p>14.0234804153442</text:p>
              </table:table-cell>
              <table:table-cell office:value-type="float" office:value="99762.4257680884">
                <text:p>99762.4257680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1056933403015">
                <text:p>14.1056933403015</text:p>
              </table:table-cell>
              <table:table-cell office:value-type="float" office:value="100032.932829891">
                <text:p>100032.9328298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1875910758972">
                <text:p>14.1875910758972</text:p>
              </table:table-cell>
              <table:table-cell office:value-type="float" office:value="100417.916810285">
                <text:p>100417.916810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695844173431">
                <text:p>14.2695844173431</text:p>
              </table:table-cell>
              <table:table-cell office:value-type="float" office:value="100300.82754249">
                <text:p>100300.82754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3516268730164">
                <text:p>14.3516268730164</text:p>
              </table:table-cell>
              <table:table-cell office:value-type="float" office:value="100240.783049656">
                <text:p>100240.783049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433501958847">
                <text:p>14.433501958847</text:p>
              </table:table-cell>
              <table:table-cell office:value-type="float" office:value="100445.696228113">
                <text:p>100445.696228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5154731273651">
                <text:p>14.5154731273651</text:p>
              </table:table-cell>
              <table:table-cell office:value-type="float" office:value="100327.958582016">
                <text:p>100327.958582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5974671840668">
                <text:p>14.5974671840668</text:p>
              </table:table-cell>
              <table:table-cell office:value-type="float" office:value="100299.952591972">
                <text:p>100299.9525919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6795923709869">
                <text:p>14.6795923709869</text:p>
              </table:table-cell>
              <table:table-cell office:value-type="float" office:value="100139.80251874">
                <text:p>100139.80251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7614297866821">
                <text:p>14.7614297866821</text:p>
              </table:table-cell>
              <table:table-cell office:value-type="float" office:value="100491.931839966">
                <text:p>100491.931839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8433408737183">
                <text:p>14.8433408737183</text:p>
              </table:table-cell>
              <table:table-cell office:value-type="float" office:value="100401.548771685">
                <text:p>100401.5487716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925488948822">
                <text:p>14.925488948822</text:p>
              </table:table-cell>
              <table:table-cell office:value-type="float" office:value="100111.901461019">
                <text:p>100111.901461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0073292255402">
                <text:p>15.0073292255402</text:p>
              </table:table-cell>
              <table:table-cell office:value-type="float" office:value="100488.418780935">
                <text:p>100488.418780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0885682106018">
                <text:p>15.0885682106018</text:p>
              </table:table-cell>
              <table:table-cell office:value-type="float" office:value="101232.185431163">
                <text:p>101232.1854311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1670806407928">
                <text:p>15.1670806407928</text:p>
              </table:table-cell>
              <table:table-cell office:value-type="float" office:value="104747.744783711">
                <text:p>104747.7447837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245596408844">
                <text:p>15.245596408844</text:p>
              </table:table-cell>
              <table:table-cell office:value-type="float" office:value="104743.291750552">
                <text:p>104743.2917505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3240382671356">
                <text:p>15.3240382671356</text:p>
              </table:table-cell>
              <table:table-cell office:value-type="float" office:value="104841.983337842">
                <text:p>104841.983337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4025201797485">
                <text:p>15.4025201797485</text:p>
              </table:table-cell>
              <table:table-cell office:value-type="float" office:value="104788.475792659">
                <text:p>104788.475792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4811482429504">
                <text:p>15.4811482429504</text:p>
              </table:table-cell>
              <table:table-cell office:value-type="float" office:value="104593.699311683">
                <text:p>104593.699311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5594680309296">
                <text:p>15.5594680309296</text:p>
              </table:table-cell>
              <table:table-cell office:value-type="float" office:value="105005.391513469">
                <text:p>105005.391513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6379072666168">
                <text:p>15.6379072666168</text:p>
              </table:table-cell>
              <table:table-cell office:value-type="float" office:value="104845.488714217">
                <text:p>104845.488714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164566516876">
                <text:p>15.7164566516876</text:p>
              </table:table-cell>
              <table:table-cell office:value-type="float" office:value="104698.464444849">
                <text:p>104698.4644448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7948846817017">
                <text:p>15.7948846817017</text:p>
              </table:table-cell>
              <table:table-cell office:value-type="float" office:value="104860.468872264">
                <text:p>104860.4688722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8734142780304">
                <text:p>15.8734142780304</text:p>
              </table:table-cell>
              <table:table-cell office:value-type="float" office:value="104724.847503013">
                <text:p>104724.8475030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9518873691559">
                <text:p>15.9518873691559</text:p>
              </table:table-cell>
              <table:table-cell office:value-type="float" office:value="104800.255502218">
                <text:p>104800.255502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0303826332092">
                <text:p>16.0303826332092</text:p>
              </table:table-cell>
              <table:table-cell office:value-type="float" office:value="104770.652079227">
                <text:p>104770.6520792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1071736812592">
                <text:p>16.1071736812592</text:p>
              </table:table-cell>
              <table:table-cell office:value-type="float" office:value="107095.816619836">
                <text:p>107095.8166198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1821091175079">
                <text:p>16.1821091175079</text:p>
              </table:table-cell>
              <table:table-cell office:value-type="float" office:value="109747.809737132">
                <text:p>109747.8097371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2569901943207">
                <text:p>16.2569901943207</text:p>
              </table:table-cell>
              <table:table-cell office:value-type="float" office:value="109827.480453651">
                <text:p>109827.480453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318507671356">
                <text:p>16.3318507671356</text:p>
              </table:table-cell>
              <table:table-cell office:value-type="float" office:value="109857.561741213">
                <text:p>109857.561741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4067711830139">
                <text:p>16.4067711830139</text:p>
              </table:table-cell>
              <table:table-cell office:value-type="float" office:value="109769.812454851">
                <text:p>109769.8124548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4816708564758">
                <text:p>16.4816708564758</text:p>
              </table:table-cell>
              <table:table-cell office:value-type="float" office:value="109800.211668237">
                <text:p>109800.2116682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5566067695618">
                <text:p>16.5566067695618</text:p>
              </table:table-cell>
              <table:table-cell office:value-type="float" office:value="109747.11138261">
                <text:p>109747.111382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6315181255341">
                <text:p>16.6315181255341</text:p>
              </table:table-cell>
              <table:table-cell office:value-type="float" office:value="109783.088201502">
                <text:p>109783.0882015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7064311504364">
                <text:p>16.7064311504364</text:p>
              </table:table-cell>
              <table:table-cell office:value-type="float" office:value="109780.642427946">
                <text:p>109780.6424279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7812459468842">
                <text:p>16.7812459468842</text:p>
              </table:table-cell>
              <table:table-cell office:value-type="float" office:value="109924.779461816">
                <text:p>109924.7794618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8562347888947">
                <text:p>16.8562347888947</text:p>
              </table:table-cell>
              <table:table-cell office:value-type="float" office:value="109669.649237265">
                <text:p>109669.649237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8803677558899">
                <text:p>19.8803677558899</text:p>
              </table:table-cell>
              <table:table-cell office:value-type="float" office:value="2719.45714350362">
                <text:p>2719.457143503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9147741794586">
                <text:p>19.9147741794586</text:p>
              </table:table-cell>
              <table:table-cell office:value-type="float" office:value="239025.133884458">
                <text:p>239025.133884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9492144584656">
                <text:p>19.9492144584656</text:p>
              </table:table-cell>
              <table:table-cell office:value-type="float" office:value="238790.167708528">
                <text:p>238790.1677085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1868667602539">
                <text:p>30.1868667602539</text:p>
              </table:table-cell>
              <table:table-cell office:value-type="float" office:value="803.309172608198">
                <text:p>803.3091726081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2897756099701">
                <text:p>30.2897756099701</text:p>
              </table:table-cell>
              <table:table-cell office:value-type="float" office:value="79915.3816477501">
                <text:p>79915.38164775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3926999568939">
                <text:p>30.3926999568939</text:p>
              </table:table-cell>
              <table:table-cell office:value-type="float" office:value="79903.3488751344">
                <text:p>79903.34887513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495635509491">
                <text:p>30.495635509491</text:p>
              </table:table-cell>
              <table:table-cell office:value-type="float" office:value="79894.6505119944">
                <text:p>79894.65051199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.5985641479492">
                <text:p>30.5985641479492</text:p>
              </table:table-cell>
              <table:table-cell office:value-type="float" office:value="79900.017363347">
                <text:p>79900.0173633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.7015497684479">
                <text:p>30.7015497684479</text:p>
              </table:table-cell>
              <table:table-cell office:value-type="float" office:value="79855.808608807">
                <text:p>79855.808608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8045489788055">
                <text:p>30.8045489788055</text:p>
              </table:table-cell>
              <table:table-cell office:value-type="float" office:value="79845.2723224">
                <text:p>79845.2723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907457113266">
                <text:p>30.907457113266</text:p>
              </table:table-cell>
              <table:table-cell office:value-type="float" office:value="79915.9370939791">
                <text:p>79915.9370939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.0103957653046">
                <text:p>31.0103957653046</text:p>
              </table:table-cell>
              <table:table-cell office:value-type="float" office:value="79892.24491611">
                <text:p>79892.244916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.1108729839325">
                <text:p>31.1108729839325</text:p>
              </table:table-cell>
              <table:table-cell office:value-type="float" office:value="81849.3994191234">
                <text:p>81849.3994191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.2078063488007">
                <text:p>31.2078063488007</text:p>
              </table:table-cell>
              <table:table-cell office:value-type="float" office:value="84841.7880797308">
                <text:p>84841.7880797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.3046224117279">
                <text:p>31.3046224117279</text:p>
              </table:table-cell>
              <table:table-cell office:value-type="float" office:value="84944.5820388302">
                <text:p>84944.5820388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.4015605449676">
                <text:p>31.4015605449676</text:p>
              </table:table-cell>
              <table:table-cell office:value-type="float" office:value="84837.6147254715">
                <text:p>84837.61472547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.4984793663025">
                <text:p>31.4984793663025</text:p>
              </table:table-cell>
              <table:table-cell office:value-type="float" office:value="84854.5193465303">
                <text:p>84854.51934653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5954048633575">
                <text:p>31.5954048633575</text:p>
              </table:table-cell>
              <table:table-cell office:value-type="float" office:value="84848.6750119916">
                <text:p>84848.67501199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6922438144684">
                <text:p>31.6922438144684</text:p>
              </table:table-cell>
              <table:table-cell office:value-type="float" office:value="84924.5051259073">
                <text:p>84924.50512590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7892205715179">
                <text:p>31.7892205715179</text:p>
              </table:table-cell>
              <table:table-cell office:value-type="float" office:value="84803.8256816226">
                <text:p>84803.82568162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8861901760101">
                <text:p>31.8861901760101</text:p>
              </table:table-cell>
              <table:table-cell office:value-type="float" office:value="84810.0808811959">
                <text:p>84810.08088119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9831895828247">
                <text:p>31.9831895828247</text:p>
              </table:table-cell>
              <table:table-cell office:value-type="float" office:value="84784.0236355369">
                <text:p>84784.02363553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.0787568092346">
                <text:p>32.0787568092346</text:p>
              </table:table-cell>
              <table:table-cell office:value-type="float" office:value="86054.6058407636">
                <text:p>86054.60584076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.1591811180115">
                <text:p>32.1591811180115</text:p>
              </table:table-cell>
              <table:table-cell office:value-type="float" office:value="102257.639824027">
                <text:p>102257.6398240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2396509647369">
                <text:p>32.2396509647369</text:p>
              </table:table-cell>
              <table:table-cell office:value-type="float" office:value="102199.772146423">
                <text:p>102199.7721464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.3200881481171">
                <text:p>32.3200881481171</text:p>
              </table:table-cell>
              <table:table-cell office:value-type="float" office:value="102241.272685237">
                <text:p>102241.2726852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.4005215167999">
                <text:p>32.4005215167999</text:p>
              </table:table-cell>
              <table:table-cell office:value-type="float" office:value="102246.121661598">
                <text:p>102246.1216615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4809918403625">
                <text:p>32.4809918403625</text:p>
              </table:table-cell>
              <table:table-cell office:value-type="float" office:value="102199.166548648">
                <text:p>102199.1665486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5614354610443">
                <text:p>32.5614354610443</text:p>
              </table:table-cell>
              <table:table-cell office:value-type="float" office:value="102233.091080452">
                <text:p>102233.0910804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.6421267986298">
                <text:p>32.6421267986298</text:p>
              </table:table-cell>
              <table:table-cell office:value-type="float" office:value="101919.242462564">
                <text:p>101919.242462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722359418869">
                <text:p>32.722359418869</text:p>
              </table:table-cell>
              <table:table-cell office:value-type="float" office:value="102501.949649352">
                <text:p>102501.9496493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.8028671741486">
                <text:p>32.8028671741486</text:p>
              </table:table-cell>
              <table:table-cell office:value-type="float" office:value="102151.649508105">
                <text:p>102151.649508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.8833496570587">
                <text:p>32.8833496570587</text:p>
              </table:table-cell>
              <table:table-cell office:value-type="float" office:value="102183.726229974">
                <text:p>102183.7262299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.9637835025787">
                <text:p>32.9637835025787</text:p>
              </table:table-cell>
              <table:table-cell office:value-type="float" office:value="102245.5155144">
                <text:p>102245.51551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0442147254944">
                <text:p>33.0442147254944</text:p>
              </table:table-cell>
              <table:table-cell office:value-type="float" office:value="102248.849412929">
                <text:p>102248.8494129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.1259703636169">
                <text:p>33.1259703636169</text:p>
              </table:table-cell>
              <table:table-cell office:value-type="float" office:value="100592.450733141">
                <text:p>100592.450733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2082767486572">
                <text:p>33.2082767486572</text:p>
              </table:table-cell>
              <table:table-cell office:value-type="float" office:value="99919.3439971265">
                <text:p>99919.34399712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290694475174">
                <text:p>33.290694475174</text:p>
              </table:table-cell>
              <table:table-cell office:value-type="float" office:value="99784.3588700696">
                <text:p>99784.35887006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3730280399322">
                <text:p>33.3730280399322</text:p>
              </table:table-cell>
              <table:table-cell office:value-type="float" office:value="99886.3589125827">
                <text:p>99886.3589125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4554226398468">
                <text:p>33.4554226398468</text:p>
              </table:table-cell>
              <table:table-cell office:value-type="float" office:value="99812.3664479091">
                <text:p>99812.36644790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5377647876739">
                <text:p>33.5377647876739</text:p>
              </table:table-cell>
              <table:table-cell office:value-type="float" office:value="99875.9470941141">
                <text:p>99875.94709411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6202163696289">
                <text:p>33.6202163696289</text:p>
              </table:table-cell>
              <table:table-cell office:value-type="float" office:value="99743.3864215345">
                <text:p>99743.38642153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7025809288025">
                <text:p>33.7025809288025</text:p>
              </table:table-cell>
              <table:table-cell office:value-type="float" office:value="99848.7709096804">
                <text:p>99848.77090968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.7848968505859">
                <text:p>33.7848968505859</text:p>
              </table:table-cell>
              <table:table-cell office:value-type="float" office:value="99907.7678026288">
                <text:p>99907.76780262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.8672165870666">
                <text:p>33.8672165870666</text:p>
              </table:table-cell>
              <table:table-cell office:value-type="float" office:value="99903.138075847">
                <text:p>99903.1380758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.9497010707855">
                <text:p>33.9497010707855</text:p>
              </table:table-cell>
              <table:table-cell office:value-type="float" office:value="99703.6003526368">
                <text:p>99703.6003526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0320446491241">
                <text:p>34.0320446491241</text:p>
              </table:table-cell>
              <table:table-cell office:value-type="float" office:value="99874.2120020615">
                <text:p>99874.21200206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1142053604126">
                <text:p>34.1142053604126</text:p>
              </table:table-cell>
              <table:table-cell office:value-type="float" office:value="100096.504412273">
                <text:p>100096.5044122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.1964843273163">
                <text:p>34.1964843273163</text:p>
              </table:table-cell>
              <table:table-cell office:value-type="float" office:value="99952.6405044291">
                <text:p>99952.6405044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2782754898071">
                <text:p>34.2782754898071</text:p>
              </table:table-cell>
              <table:table-cell office:value-type="float" office:value="100548.760398418">
                <text:p>100548.7603984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.360321521759">
                <text:p>34.360321521759</text:p>
              </table:table-cell>
              <table:table-cell office:value-type="float" office:value="100236.413685685">
                <text:p>100236.4136856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.4423060417175">
                <text:p>34.4423060417175</text:p>
              </table:table-cell>
              <table:table-cell office:value-type="float" office:value="100311.61985413">
                <text:p>100311.619854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.5242037773132">
                <text:p>34.5242037773132</text:p>
              </table:table-cell>
              <table:table-cell office:value-type="float" office:value="100417.916810285">
                <text:p>100417.9168102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.6062231063843">
                <text:p>34.6062231063843</text:p>
              </table:table-cell>
              <table:table-cell office:value-type="float" office:value="100269.047468998">
                <text:p>100269.0474689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.6881332397461">
                <text:p>34.6881332397461</text:p>
              </table:table-cell>
              <table:table-cell office:value-type="float" office:value="100402.717740339">
                <text:p>100402.717740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7701799869537">
                <text:p>34.7701799869537</text:p>
              </table:table-cell>
              <table:table-cell office:value-type="float" office:value="100235.5398586">
                <text:p>100235.53985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8520927429199">
                <text:p>34.8520927429199</text:p>
              </table:table-cell>
              <table:table-cell office:value-type="float" office:value="100399.503142036">
                <text:p>100399.5031420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9340555667877">
                <text:p>34.9340555667877</text:p>
              </table:table-cell>
              <table:table-cell office:value-type="float" office:value="100338.172990049">
                <text:p>100338.1729900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0162210464478">
                <text:p>35.0162210464478</text:p>
              </table:table-cell>
              <table:table-cell office:value-type="float" office:value="100090.695435935">
                <text:p>100090.6954359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0971310138702">
                <text:p>35.0971310138702</text:p>
              </table:table-cell>
              <table:table-cell office:value-type="float" office:value="101643.842680803">
                <text:p>101643.8426808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1755063533783">
                <text:p>35.1755063533783</text:p>
              </table:table-cell>
              <table:table-cell office:value-type="float" office:value="104930.964913455">
                <text:p>104930.964913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2539088726044">
                <text:p>35.2539088726044</text:p>
              </table:table-cell>
              <table:table-cell office:value-type="float" office:value="104894.588607364">
                <text:p>104894.5886073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3323421478271">
                <text:p>35.3323421478271</text:p>
              </table:table-cell>
              <table:table-cell office:value-type="float" office:value="104853.456350521">
                <text:p>104853.456350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4108216762543">
                <text:p>35.4108216762543</text:p>
              </table:table-cell>
              <table:table-cell office:value-type="float" office:value="104791.659236801">
                <text:p>104791.6592368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4892430305481">
                <text:p>35.4892430305481</text:p>
              </table:table-cell>
              <table:table-cell office:value-type="float" office:value="104869.395256641">
                <text:p>104869.3952566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.5678372383118">
                <text:p>35.5678372383118</text:p>
              </table:table-cell>
              <table:table-cell office:value-type="float" office:value="104638.754356162">
                <text:p>104638.7543561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.6463363170624">
                <text:p>35.6463363170624</text:p>
              </table:table-cell>
              <table:table-cell office:value-type="float" office:value="104765.560703298">
                <text:p>104765.5607032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.7247529029846">
                <text:p>35.7247529029846</text:p>
              </table:table-cell>
              <table:table-cell office:value-type="float" office:value="104875.772175991">
                <text:p>104875.772175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.8032579421997">
                <text:p>35.8032579421997</text:p>
              </table:table-cell>
              <table:table-cell office:value-type="float" office:value="104757.60641897">
                <text:p>104757.606418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.8818428516388">
                <text:p>35.8818428516388</text:p>
              </table:table-cell>
              <table:table-cell office:value-type="float" office:value="104651.135424093">
                <text:p>104651.1354240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.9601922035217">
                <text:p>35.9601922035217</text:p>
              </table:table-cell>
              <table:table-cell office:value-type="float" office:value="104965.769369578">
                <text:p>104965.769369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0387015342712">
                <text:p>36.0387015342712</text:p>
              </table:table-cell>
              <table:table-cell office:value-type="float" office:value="104751.880082116">
                <text:p>104751.880082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1151189804077">
                <text:p>36.1151189804077</text:p>
              </table:table-cell>
              <table:table-cell office:value-type="float" office:value="107619.403889953">
                <text:p>107619.4038899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189991235733">
                <text:p>36.189991235733</text:p>
              </table:table-cell>
              <table:table-cell office:value-type="float" office:value="109840.420383585">
                <text:p>109840.4203835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2648768424988">
                <text:p>36.2648768424988</text:p>
              </table:table-cell>
              <table:table-cell office:value-type="float" office:value="109820.83680948">
                <text:p>109820.836809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3397483825684">
                <text:p>36.3397483825684</text:p>
              </table:table-cell>
              <table:table-cell office:value-type="float" office:value="109841.469700733">
                <text:p>109841.4697007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4146554470062">
                <text:p>36.4146554470062</text:p>
              </table:table-cell>
              <table:table-cell office:value-type="float" office:value="109789.377833938">
                <text:p>109789.3778339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4895784854889">
                <text:p>36.4895784854889</text:p>
              </table:table-cell>
              <table:table-cell office:value-type="float" office:value="109765.970074781">
                <text:p>109765.9700747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5644643306732">
                <text:p>36.5644643306732</text:p>
              </table:table-cell>
              <table:table-cell office:value-type="float" office:value="109820.487166262">
                <text:p>109820.4871662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6393520832062">
                <text:p>36.6393520832062</text:p>
              </table:table-cell>
              <table:table-cell office:value-type="float" office:value="109817.690100668">
                <text:p>109817.690100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7143063545227">
                <text:p>36.7143063545227</text:p>
              </table:table-cell>
              <table:table-cell office:value-type="float" office:value="109720.231489816">
                <text:p>109720.2314898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.789234161377">
                <text:p>36.789234161377</text:p>
              </table:table-cell>
              <table:table-cell office:value-type="float" office:value="109758.984618322">
                <text:p>109758.9846183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.864040851593">
                <text:p>36.864040851593</text:p>
              </table:table-cell>
              <table:table-cell office:value-type="float" office:value="109936.691173565">
                <text:p>109936.6911735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8920681476593">
                <text:p>39.8920681476593</text:p>
              </table:table-cell>
              <table:table-cell office:value-type="float" office:value="2715.95966479028">
                <text:p>2715.959664790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9264833927155">
                <text:p>39.9264833927155</text:p>
              </table:table-cell>
              <table:table-cell office:value-type="float" office:value="238963.865768836">
                <text:p>238963.8657688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9608860015869">
                <text:p>39.9608860015869</text:p>
              </table:table-cell>
              <table:table-cell office:value-type="float" office:value="239051.637936172">
                <text:p>239051.6379361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1977527141571">
                <text:p>50.1977527141571</text:p>
              </table:table-cell>
              <table:table-cell office:value-type="float" office:value="803.370819500998">
                <text:p>803.370819500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.3005554676056">
                <text:p>50.3005554676056</text:p>
              </table:table-cell>
              <table:table-cell office:value-type="float" office:value="79997.8572959233">
                <text:p>79997.85729592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.4035456180573">
                <text:p>50.4035456180573</text:p>
              </table:table-cell>
              <table:table-cell office:value-type="float" office:value="79852.2962043836">
                <text:p>79852.29620438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.4379518032074">
                <text:p>50.4379518032074</text:p>
              </table:table-cell>
              <table:table-cell office:value-type="float" office:value="239026.790215508">
                <text:p>239026.790215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6092841625214">
                <text:p>50.6092841625214</text:p>
              </table:table-cell>
              <table:table-cell office:value-type="float" office:value="48000.2728785728">
                <text:p>48000.27287857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.7122352123261">
                <text:p>50.7122352123261</text:p>
              </table:table-cell>
              <table:table-cell office:value-type="float" office:value="79882.6239810286">
                <text:p>79882.62398102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.8152089118958">
                <text:p>50.8152089118958</text:p>
              </table:table-cell>
              <table:table-cell office:value-type="float" office:value="79865.0532550133">
                <text:p>79865.05325501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.918265581131">
                <text:p>50.918265581131</text:p>
              </table:table-cell>
              <table:table-cell office:value-type="float" office:value="79800.7548762177">
                <text:p>79800.75487621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.0211088657379">
                <text:p>51.0211088657379</text:p>
              </table:table-cell>
              <table:table-cell office:value-type="float" office:value="79966.3296581014">
                <text:p>79966.32965810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.1211380958557">
                <text:p>51.1211380958557</text:p>
              </table:table-cell>
              <table:table-cell office:value-type="float" office:value="82215.9681756536">
                <text:p>82215.96817565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.2179746627808">
                <text:p>51.2179746627808</text:p>
              </table:table-cell>
              <table:table-cell office:value-type="float" office:value="84926.5960281858">
                <text:p>84926.5960281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.3148872852325">
                <text:p>51.3148872852325</text:p>
              </table:table-cell>
              <table:table-cell office:value-type="float" office:value="84859.9469495499">
                <text:p>84859.94694954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.4120333194733">
                <text:p>51.4120333194733</text:p>
              </table:table-cell>
              <table:table-cell office:value-type="float" office:value="84656.0548176508">
                <text:p>84656.05481765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.5086705684662">
                <text:p>51.5086705684662</text:p>
              </table:table-cell>
              <table:table-cell office:value-type="float" office:value="85101.7603015844">
                <text:p>85101.7603015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.6055393218994">
                <text:p>51.6055393218994</text:p>
              </table:table-cell>
              <table:table-cell office:value-type="float" office:value="84898.3775317071">
                <text:p>84898.37753170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.7024149894714">
                <text:p>51.7024149894714</text:p>
              </table:table-cell>
              <table:table-cell office:value-type="float" office:value="84892.3182272363">
                <text:p>84892.31822723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.7993793487549">
                <text:p>51.7993793487549</text:p>
              </table:table-cell>
              <table:table-cell office:value-type="float" office:value="84814.6686140576">
                <text:p>84814.66861405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8326795101166">
                <text:p>51.8326795101166</text:p>
              </table:table-cell>
              <table:table-cell office:value-type="float" office:value="246965.770245792">
                <text:p>246965.7702457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.9930446147919">
                <text:p>51.9930446147919</text:p>
              </table:table-cell>
              <table:table-cell office:value-type="float" office:value="51282.9771579792">
                <text:p>51282.97715797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.0871722698212">
                <text:p>52.0871722698212</text:p>
              </table:table-cell>
              <table:table-cell office:value-type="float" office:value="87370.7094630193">
                <text:p>87370.70946301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1675860881805">
                <text:p>52.1675860881805</text:p>
              </table:table-cell>
              <table:table-cell office:value-type="float" office:value="102270.979886148">
                <text:p>102270.9798861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2480893135071">
                <text:p>52.2480893135071</text:p>
              </table:table-cell>
              <table:table-cell office:value-type="float" office:value="102157.397627756">
                <text:p>102157.3976277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32847905159">
                <text:p>52.32847905159</text:p>
              </table:table-cell>
              <table:table-cell office:value-type="float" office:value="102301.614560812">
                <text:p>102301.6145608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4090566635132">
                <text:p>52.4090566635132</text:p>
              </table:table-cell>
              <table:table-cell office:value-type="float" office:value="102063.089283865">
                <text:p>102063.0892838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4893627166748">
                <text:p>52.4893627166748</text:p>
              </table:table-cell>
              <table:table-cell office:value-type="float" office:value="102408.220504234">
                <text:p>102408.2205042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569833278656">
                <text:p>52.569833278656</text:p>
              </table:table-cell>
              <table:table-cell office:value-type="float" office:value="102198.863752452">
                <text:p>102198.8637524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.6504340171814">
                <text:p>52.6504340171814</text:p>
              </table:table-cell>
              <table:table-cell office:value-type="float" office:value="102033.804534053">
                <text:p>102033.8045340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7308700084686">
                <text:p>52.7308700084686</text:p>
              </table:table-cell>
              <table:table-cell office:value-type="float" office:value="102242.787940944">
                <text:p>102242.787940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.811331987381">
                <text:p>52.811331987381</text:p>
              </table:table-cell>
              <table:table-cell office:value-type="float" office:value="102209.765546014">
                <text:p>102209.7655460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.8918514251709">
                <text:p>52.8918514251709</text:p>
              </table:table-cell>
              <table:table-cell office:value-type="float" office:value="102136.828394868">
                <text:p>102136.8283948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.9721717834473">
                <text:p>52.9721717834473</text:p>
              </table:table-cell>
              <table:table-cell office:value-type="float" office:value="102389.981525017">
                <text:p>102389.9815250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.0526537895203">
                <text:p>53.0526537895203</text:p>
              </table:table-cell>
              <table:table-cell office:value-type="float" office:value="102184.331644775">
                <text:p>102184.3316447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.1346580982208">
                <text:p>53.1346580982208</text:p>
              </table:table-cell>
              <table:table-cell office:value-type="float" office:value="100287.41331178">
                <text:p>100287.413311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2170848846436">
                <text:p>53.2170848846436</text:p>
              </table:table-cell>
              <table:table-cell office:value-type="float" office:value="99773.3911136951">
                <text:p>99773.39111369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.299382686615">
                <text:p>53.299382686615</text:p>
              </table:table-cell>
              <table:table-cell office:value-type="float" office:value="99929.7648660706">
                <text:p>99929.76486607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.3817970752716">
                <text:p>53.3817970752716</text:p>
              </table:table-cell>
              <table:table-cell office:value-type="float" office:value="99788.4002302768">
                <text:p>99788.40023027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.4640419483185">
                <text:p>53.4640419483185</text:p>
              </table:table-cell>
              <table:table-cell office:value-type="float" office:value="99994.0749536178">
                <text:p>99994.07495361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.546338558197">
                <text:p>53.546338558197</text:p>
              </table:table-cell>
              <table:table-cell office:value-type="float" office:value="99931.2123808944">
                <text:p>99931.21238089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.6288137435913">
                <text:p>53.6288137435913</text:p>
              </table:table-cell>
              <table:table-cell office:value-type="float" office:value="99714.8410238028">
                <text:p>99714.84102380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.7112860679626">
                <text:p>53.7112860679626</text:p>
              </table:table-cell>
              <table:table-cell office:value-type="float" office:value="99718.3002017843">
                <text:p>99718.30020178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.7936637401581">
                <text:p>53.7936637401581</text:p>
              </table:table-cell>
              <table:table-cell office:value-type="float" office:value="99832.8768077982">
                <text:p>99832.87680779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.875875711441">
                <text:p>53.875875711441</text:p>
              </table:table-cell>
              <table:table-cell office:value-type="float" office:value="100034.09323071">
                <text:p>100034.093230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.9030666351318">
                <text:p>53.9030666351318</text:p>
              </table:table-cell>
              <table:table-cell office:value-type="float" office:value="302453.866353346">
                <text:p>302453.8663533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.0409514904022">
                <text:p>54.0409514904022</text:p>
              </table:table-cell>
              <table:table-cell office:value-type="float" office:value="59643.9687583754">
                <text:p>59643.96875837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.0681478977203">
                <text:p>54.0681478977203</text:p>
              </table:table-cell>
              <table:table-cell office:value-type="float" office:value="302392.88240554">
                <text:p>302392.882405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.2050459384918">
                <text:p>54.2050459384918</text:p>
              </table:table-cell>
              <table:table-cell office:value-type="float" office:value="60073.9057597459">
                <text:p>60073.90575974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2869954109192">
                <text:p>54.2869954109192</text:p>
              </table:table-cell>
              <table:table-cell office:value-type="float" office:value="100354.520369718">
                <text:p>100354.5203697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.3689041137695">
                <text:p>54.3689041137695</text:p>
              </table:table-cell>
              <table:table-cell office:value-type="float" office:value="100404.47124436">
                <text:p>100404.471244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.450909614563">
                <text:p>54.450909614563</text:p>
              </table:table-cell>
              <table:table-cell office:value-type="float" office:value="100285.955459419">
                <text:p>100285.9554594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5328543186188">
                <text:p>54.5328543186188</text:p>
              </table:table-cell>
              <table:table-cell office:value-type="float" office:value="100360.360010591">
                <text:p>100360.3600105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6148569583893">
                <text:p>54.6148569583893</text:p>
              </table:table-cell>
              <table:table-cell office:value-type="float" office:value="100289.454376294">
                <text:p>100289.4543762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6968321800232">
                <text:p>54.6968321800232</text:p>
              </table:table-cell>
              <table:table-cell office:value-type="float" office:value="100322.998048449">
                <text:p>100322.9980484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.7787799835205">
                <text:p>54.7787799835205</text:p>
              </table:table-cell>
              <table:table-cell office:value-type="float" office:value="100356.56416672">
                <text:p>100356.564166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.8607847690582">
                <text:p>54.8607847690582</text:p>
              </table:table-cell>
              <table:table-cell office:value-type="float" office:value="100286.830165749">
                <text:p>100286.8301657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.9428324699402">
                <text:p>54.9428324699402</text:p>
              </table:table-cell>
              <table:table-cell office:value-type="float" office:value="100234.374779518">
                <text:p>100234.3747795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0247621536255">
                <text:p>55.0247621536255</text:p>
              </table:table-cell>
              <table:table-cell office:value-type="float" office:value="100378.75932231">
                <text:p>100378.759322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.105295419693">
                <text:p>55.105295419693</text:p>
              </table:table-cell>
              <table:table-cell office:value-type="float" office:value="102119.290593609">
                <text:p>102119.2905936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1837615966797">
                <text:p>55.1837615966797</text:p>
              </table:table-cell>
              <table:table-cell office:value-type="float" office:value="104809.490099085">
                <text:p>104809.4900990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5.2622594833374">
                <text:p>55.2622594833374</text:p>
              </table:table-cell>
              <table:table-cell office:value-type="float" office:value="104767.151705118">
                <text:p>104767.1517051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.3406932353973">
                <text:p>55.3406932353973</text:p>
              </table:table-cell>
              <table:table-cell office:value-type="float" office:value="104852.818895053">
                <text:p>104852.8188950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.4190521240234">
                <text:p>55.4190521240234</text:p>
              </table:table-cell>
              <table:table-cell office:value-type="float" office:value="104952.994410654">
                <text:p>104952.9944106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.4976234436035">
                <text:p>55.4976234436035</text:p>
              </table:table-cell>
              <table:table-cell office:value-type="float" office:value="104669.236102345">
                <text:p>104669.2361023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5.5761725902557">
                <text:p>55.5761725902557</text:p>
              </table:table-cell>
              <table:table-cell office:value-type="float" office:value="104698.782233905">
                <text:p>104698.7822339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5.6546404361725">
                <text:p>55.6546404361725</text:p>
              </table:table-cell>
              <table:table-cell office:value-type="float" office:value="104807.260909461">
                <text:p>104807.2609094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5.733026266098">
                <text:p>55.733026266098</text:p>
              </table:table-cell>
              <table:table-cell office:value-type="float" office:value="104916.921946383">
                <text:p>104916.9219463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5.8115742206573">
                <text:p>55.8115742206573</text:p>
              </table:table-cell>
              <table:table-cell office:value-type="float" office:value="104700.37120812">
                <text:p>104700.371208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5.8901696205139">
                <text:p>55.8901696205139</text:p>
              </table:table-cell>
              <table:table-cell office:value-type="float" office:value="104637.167251625">
                <text:p>104637.167251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.9684896469116">
                <text:p>55.9684896469116</text:p>
              </table:table-cell>
              <table:table-cell office:value-type="float" office:value="105005.071860407">
                <text:p>105005.0718604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.0469694137573">
                <text:p>56.0469694137573</text:p>
              </table:table-cell>
              <table:table-cell office:value-type="float" office:value="104791.340883683">
                <text:p>104791.3408836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.1231119632721">
                <text:p>56.1231119632721</text:p>
              </table:table-cell>
              <table:table-cell office:value-type="float" office:value="108007.941058037">
                <text:p>108007.9410580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.1980273723602">
                <text:p>56.1980273723602</text:p>
              </table:table-cell>
              <table:table-cell office:value-type="float" office:value="109777.148654756">
                <text:p>109777.1486547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.2727963924408">
                <text:p>56.2727963924408</text:p>
              </table:table-cell>
              <table:table-cell office:value-type="float" office:value="109992.079488782">
                <text:p>109992.0794887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6.3478691577911">
                <text:p>56.3478691577911</text:p>
              </table:table-cell>
              <table:table-cell office:value-type="float" office:value="109547.050273439">
                <text:p>109547.0502734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.4226787090302">
                <text:p>56.4226787090302</text:p>
              </table:table-cell>
              <table:table-cell office:value-type="float" office:value="109932.486745237">
                <text:p>109932.4867452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6.4977493286133">
                <text:p>56.4977493286133</text:p>
              </table:table-cell>
              <table:table-cell office:value-type="float" office:value="109550.18149135">
                <text:p>109550.181491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.5725860595703">
                <text:p>56.5725860595703</text:p>
              </table:table-cell>
              <table:table-cell office:value-type="float" office:value="109892.560709552">
                <text:p>109892.5607095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6.647492647171">
                <text:p>56.647492647171</text:p>
              </table:table-cell>
              <table:table-cell office:value-type="float" office:value="109790.076726473">
                <text:p>109790.0767264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6.7223658561707">
                <text:p>56.7223658561707</text:p>
              </table:table-cell>
              <table:table-cell office:value-type="float" office:value="109839.021325241">
                <text:p>109839.0213252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6.7972757816315">
                <text:p>56.7972757816315</text:p>
              </table:table-cell>
              <table:table-cell office:value-type="float" office:value="109785.184665574">
                <text:p>109785.1846655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6.8202583789825">
                <text:p>56.8202583789825</text:p>
              </table:table-cell>
              <table:table-cell office:value-type="float" office:value="357835.969293332">
                <text:p>357835.9692933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6.8764152526856">
                <text:p>56.8764152526856</text:p>
              </table:table-cell>
              <table:table-cell office:value-type="float" office:value="146446.898798076">
                <text:p>146446.8987980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.9106385707855">
                <text:p>59.9106385707855</text:p>
              </table:table-cell>
              <table:table-cell office:value-type="float" office:value="2710.41355161355">
                <text:p>2710.41355161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.9450559616089">
                <text:p>59.9450559616089</text:p>
              </table:table-cell>
              <table:table-cell office:value-type="float" office:value="238948.96746261">
                <text:p>238948.967462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.1106839179993">
                <text:p>70.1106839179993</text:p>
              </table:table-cell>
              <table:table-cell office:value-type="float" office:value="786.965648784244">
                <text:p>786.9656487842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